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88b715"/>
    </style:style>
    <style:style style:name="P2" style:family="paragraph" style:parent-style-name="Text_20_body">
      <style:text-properties officeooo:rsid="007f0f7b" officeooo:paragraph-rsid="0088b715"/>
    </style:style>
    <style:style style:name="P3" style:family="paragraph" style:parent-style-name="Text_20_body">
      <style:paragraph-properties fo:text-align="justify" style:justify-single-word="false" fo:hyphenation-ladder-count="no-limit"/>
      <style:text-properties officeooo:paragraph-rsid="0088b715" fo:hyphenate="true" fo:hyphenation-remain-char-count="2" fo:hyphenation-push-char-count="2" loext:hyphenation-no-caps="false"/>
    </style:style>
    <style:style style:name="P4" style:family="paragraph" style:parent-style-name="Text_20_body">
      <style:text-properties officeooo:rsid="008acbb7" officeooo:paragraph-rsid="008acbb7"/>
    </style:style>
    <style:style style:name="P5" style:family="paragraph" style:parent-style-name="Text_20_body">
      <style:text-properties officeooo:rsid="00a221e2" officeooo:paragraph-rsid="00a221e2"/>
    </style:style>
    <style:style style:name="P6" style:family="paragraph" style:parent-style-name="Text_20_body">
      <style:text-properties officeooo:rsid="00a4df78" officeooo:paragraph-rsid="00a4df78"/>
    </style:style>
    <style:style style:name="P7" style:family="paragraph" style:parent-style-name="Text_20_body">
      <style:text-properties officeooo:rsid="00c3fb13" officeooo:paragraph-rsid="00c3fb13"/>
    </style:style>
    <style:style style:name="P8" style:family="paragraph" style:parent-style-name="Text_20_body">
      <style:text-properties officeooo:rsid="00c570cc" officeooo:paragraph-rsid="00c570cc"/>
    </style:style>
    <style:style style:name="P9" style:family="paragraph" style:parent-style-name="Text_20_body">
      <style:text-properties officeooo:rsid="00b91c97" officeooo:paragraph-rsid="00d460f1"/>
    </style:style>
    <style:style style:name="P10" style:family="paragraph" style:parent-style-name="Text_20_body">
      <style:text-properties fo:color="#666666" officeooo:paragraph-rsid="0088b715"/>
    </style:style>
    <style:style style:name="P11" style:family="paragraph" style:parent-style-name="Text_20_body">
      <style:text-properties fo:color="#666666" officeooo:rsid="008acbb7" officeooo:paragraph-rsid="008acbb7"/>
    </style:style>
    <style:style style:name="P12" style:family="paragraph" style:parent-style-name="Text_20_body">
      <style:text-properties fo:color="#666666" officeooo:rsid="008acbb7" officeooo:paragraph-rsid="008ed185"/>
    </style:style>
    <style:style style:name="P13" style:family="paragraph" style:parent-style-name="Text_20_body">
      <style:text-properties fo:color="#666666" officeooo:rsid="0090af33" officeooo:paragraph-rsid="0090af33"/>
    </style:style>
    <style:style style:name="P14" style:family="paragraph" style:parent-style-name="Text_20_body">
      <style:text-properties fo:color="#666666" officeooo:rsid="0090af33" officeooo:paragraph-rsid="009a0a22"/>
    </style:style>
    <style:style style:name="P15" style:family="paragraph" style:parent-style-name="Text_20_body">
      <style:text-properties fo:color="#666666" officeooo:rsid="00900780" officeooo:paragraph-rsid="009a0a22"/>
    </style:style>
    <style:style style:name="P16" style:family="paragraph" style:parent-style-name="Text_20_body">
      <style:text-properties fo:color="#666666" officeooo:rsid="00900780" officeooo:paragraph-rsid="00900780"/>
    </style:style>
    <style:style style:name="P17" style:family="paragraph" style:parent-style-name="Text_20_body">
      <style:text-properties fo:color="#666666" officeooo:paragraph-rsid="009a0a22"/>
    </style:style>
    <style:style style:name="P18" style:family="paragraph" style:parent-style-name="Text_20_body">
      <style:text-properties fo:color="#666666" officeooo:rsid="009b85ef" officeooo:paragraph-rsid="009b85ef"/>
    </style:style>
    <style:style style:name="P19" style:family="paragraph" style:parent-style-name="Text_20_body">
      <style:text-properties fo:color="#666666" officeooo:rsid="009b85ef" officeooo:paragraph-rsid="009f7d51"/>
    </style:style>
    <style:style style:name="P20" style:family="paragraph" style:parent-style-name="Text_20_body">
      <style:text-properties fo:color="#666666" officeooo:paragraph-rsid="00a4df78"/>
    </style:style>
    <style:style style:name="P21" style:family="paragraph" style:parent-style-name="Text_20_body">
      <style:text-properties fo:color="#666666" officeooo:rsid="00a4df78" officeooo:paragraph-rsid="00a4df78"/>
    </style:style>
    <style:style style:name="P22" style:family="paragraph" style:parent-style-name="Text_20_body">
      <style:text-properties fo:color="#666666" officeooo:rsid="00a4df78" officeooo:paragraph-rsid="00a9db40"/>
    </style:style>
    <style:style style:name="P23" style:family="paragraph" style:parent-style-name="Text_20_body">
      <style:text-properties fo:color="#666666" officeooo:rsid="00b5228e" officeooo:paragraph-rsid="00b5228e"/>
    </style:style>
    <style:style style:name="P24" style:family="paragraph" style:parent-style-name="Text_20_body">
      <style:text-properties fo:color="#666666" officeooo:rsid="00960037" officeooo:paragraph-rsid="00960037"/>
    </style:style>
    <style:style style:name="P25" style:family="paragraph" style:parent-style-name="Text_20_body">
      <style:text-properties fo:color="#666666" officeooo:rsid="00a9db40" officeooo:paragraph-rsid="00a9db40"/>
    </style:style>
    <style:style style:name="P26" style:family="paragraph" style:parent-style-name="Text_20_body">
      <style:text-properties fo:color="#666666" officeooo:rsid="00ad099f" officeooo:paragraph-rsid="00ad099f"/>
    </style:style>
    <style:style style:name="P27" style:family="paragraph" style:parent-style-name="Text_20_body">
      <style:text-properties fo:color="#666666" officeooo:rsid="00af0839" officeooo:paragraph-rsid="00af0839"/>
    </style:style>
    <style:style style:name="P28" style:family="paragraph" style:parent-style-name="Text_20_body">
      <style:text-properties fo:color="#666666" officeooo:rsid="00af280b" officeooo:paragraph-rsid="00af280b"/>
    </style:style>
    <style:style style:name="P29" style:family="paragraph" style:parent-style-name="Text_20_body">
      <style:text-properties fo:color="#666666" officeooo:rsid="00991612" officeooo:paragraph-rsid="00991612"/>
    </style:style>
    <style:style style:name="P30" style:family="paragraph" style:parent-style-name="Text_20_body">
      <style:text-properties fo:color="#666666" officeooo:rsid="007d6c58" officeooo:paragraph-rsid="0088b715"/>
    </style:style>
    <style:style style:name="P31" style:family="paragraph" style:parent-style-name="Text_20_body">
      <style:text-properties fo:color="#000000" officeooo:rsid="008acbb7" officeooo:paragraph-rsid="008acbb7"/>
    </style:style>
    <style:style style:name="P32" style:family="paragraph" style:parent-style-name="Text_20_body">
      <style:text-properties fo:color="#000000" officeooo:rsid="008b8d43" officeooo:paragraph-rsid="008b8d43"/>
    </style:style>
    <style:style style:name="P33" style:family="paragraph" style:parent-style-name="Text_20_body">
      <style:text-properties fo:color="#000000" fo:language="de" fo:country="DE" officeooo:paragraph-rsid="008b8d43"/>
    </style:style>
    <style:style style:name="P34" style:family="paragraph" style:parent-style-name="Text_20_body">
      <style:text-properties fo:color="#000000" fo:language="de" fo:country="DE" officeooo:rsid="008b8d43" officeooo:paragraph-rsid="008b8d43"/>
    </style:style>
    <style:style style:name="P35" style:family="paragraph" style:parent-style-name="Text_20_body">
      <style:text-properties fo:color="#000000" officeooo:rsid="0098b7ef" officeooo:paragraph-rsid="0098b7ef"/>
    </style:style>
    <style:style style:name="P36" style:family="paragraph" style:parent-style-name="Text_20_body">
      <style:text-properties officeooo:paragraph-rsid="0103e124"/>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3">
      <style:paragraph-properties>
        <style:tab-stops>
          <style:tab-stop style:position="6.6929in" style:type="right" style:leader-style="dotted" style:leader-text="."/>
        </style:tab-stops>
      </style:paragraph-properties>
    </style:style>
    <style:style style:name="P4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paragraph-rsid="0088b715"/>
    </style:style>
    <style:style style:name="P4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2521c" officeooo:paragraph-rsid="00e2521c"/>
    </style:style>
    <style:style style:name="P4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4177c" officeooo:paragraph-rsid="00e4177c"/>
    </style:style>
    <style:style style:name="P43"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style:font-name="Times New Roman" officeooo:rsid="00e81ad0" officeooo:paragraph-rsid="00e81ad0"/>
    </style:style>
    <style:style style:name="P44"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88b715"/>
    </style:style>
    <style:style style:name="P45"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paragraph-rsid="00e2521c"/>
    </style:style>
    <style:style style:name="P46"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e2521c" officeooo:paragraph-rsid="00e2521c"/>
    </style:style>
    <style:style style:name="P47"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style:font-name="Times New Roman" officeooo:rsid="007d47cd" officeooo:paragraph-rsid="0088b715"/>
    </style:style>
    <style:style style:name="P48"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666666" officeooo:paragraph-rsid="0088b715"/>
    </style:style>
    <style:style style:name="P49"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rsid="00e2521c" officeooo:paragraph-rsid="00e2521c"/>
    </style:style>
    <style:style style:name="P50"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88b715"/>
    </style:style>
    <style:style style:name="P51"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style:font-name="Times New Roman" officeooo:paragraph-rsid="00e2521c"/>
    </style:style>
    <style:style style:name="P52" style:family="paragraph" style:parent-style-name="Text_20_body">
      <style:paragraph-properties fo:margin-left="0in" fo:margin-right="0in" fo:text-align="start" style:justify-single-word="false" fo:text-indent="0in" style:auto-text-indent="false" style:writing-mode="lr-tb">
        <style:tab-stops>
          <style:tab-stop style:position="0.4909in"/>
        </style:tab-stops>
      </style:paragraph-properties>
      <style:text-properties fo:color="#000000" officeooo:paragraph-rsid="0088b715"/>
    </style:style>
    <style:style style:name="P53" style:family="paragraph" style:parent-style-name="Heading_20_1" style:list-style-name="">
      <style:text-properties fo:color="#666666" officeooo:rsid="0076556f" officeooo:paragraph-rsid="0088b715"/>
    </style:style>
    <style:style style:name="P54" style:family="paragraph" style:parent-style-name="Heading_20_1">
      <style:text-properties officeooo:paragraph-rsid="0088b715"/>
    </style:style>
    <style:style style:name="P55" style:family="paragraph" style:parent-style-name="Heading_20_1" style:master-page-name="">
      <style:paragraph-properties fo:text-align="justify" style:justify-single-word="false" fo:hyphenation-ladder-count="no-limit" style:page-number="auto"/>
      <style:text-properties officeooo:rsid="002e8059" fo:hyphenate="true" fo:hyphenation-remain-char-count="2" fo:hyphenation-push-char-count="2" loext:hyphenation-no-caps="false"/>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88b715"/>
    </style:style>
    <style:style style:name="P58" style:family="paragraph" style:parent-style-name="Heading_20_1" style:list-style-name="">
      <style:paragraph-properties fo:break-before="page"/>
      <style:text-properties officeooo:rsid="008694bd" officeooo:paragraph-rsid="0088b715"/>
    </style:style>
    <style:style style:name="P59" style:family="paragraph" style:parent-style-name="Heading_20_1">
      <style:paragraph-properties fo:break-before="page"/>
      <style:text-properties officeooo:rsid="0076556f" officeooo:paragraph-rsid="0088b715"/>
    </style:style>
    <style:style style:name="P60" style:family="paragraph" style:parent-style-name="Heading_20_1">
      <style:paragraph-properties fo:break-before="page"/>
      <style:text-properties officeooo:rsid="0080c2c5" officeooo:paragraph-rsid="0088b715"/>
    </style:style>
    <style:style style:name="P61" style:family="paragraph" style:parent-style-name="Heading_20_1">
      <style:paragraph-properties fo:break-before="page"/>
      <style:text-properties officeooo:rsid="007fa310" officeooo:paragraph-rsid="0088b715"/>
    </style:style>
    <style:style style:name="P62" style:family="paragraph" style:parent-style-name="Heading_20_2">
      <style:text-properties officeooo:paragraph-rsid="0088b715"/>
    </style:style>
    <style:style style:name="P63" style:family="paragraph" style:parent-style-name="Heading_20_2">
      <style:text-properties fo:color="#000000" officeooo:paragraph-rsid="0088b715"/>
    </style:style>
    <style:style style:name="P64" style:family="paragraph" style:parent-style-name="Heading_20_2">
      <style:text-properties fo:color="#666666" officeooo:paragraph-rsid="0088b715"/>
    </style:style>
    <style:style style:name="P65" style:family="paragraph" style:parent-style-name="Heading_20_2">
      <style:text-properties style:font-name="Arial" fo:font-size="16.1000003814697pt" fo:font-weight="bold" officeooo:rsid="0080c2c5" officeooo:paragraph-rsid="0088b715"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rial" fo:font-size="16.1000003814697pt" fo:font-weight="bold" officeooo:paragraph-rsid="0088b715"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list-style-name="">
      <style:paragraph-properties fo:hyphenation-ladder-count="no-limit"/>
      <style:text-properties officeooo:rsid="008694bd" officeooo:paragraph-rsid="0088b715" fo:hyphenate="true" fo:hyphenation-remain-char-count="2" fo:hyphenation-push-char-count="2" loext:hyphenation-no-caps="false"/>
    </style:style>
    <style:style style:name="P68" style:family="paragraph" style:parent-style-name="Heading_20_2">
      <style:text-properties officeooo:rsid="008acbb7" officeooo:paragraph-rsid="008acbb7"/>
    </style:style>
    <style:style style:name="P69" style:family="paragraph" style:parent-style-name="Heading_20_2">
      <style:text-properties officeooo:rsid="008a165d" officeooo:paragraph-rsid="008a165d"/>
    </style:style>
    <style:style style:name="P70" style:family="paragraph" style:parent-style-name="Heading_20_2">
      <style:text-properties officeooo:rsid="00a0ba58" officeooo:paragraph-rsid="00a0ba58"/>
    </style:style>
    <style:style style:name="P71" style:family="paragraph" style:parent-style-name="Heading_20_2">
      <style:text-properties officeooo:rsid="0076556f" officeooo:paragraph-rsid="0088b715"/>
    </style:style>
    <style:style style:name="P72" style:family="paragraph" style:parent-style-name="Heading_20_3">
      <style:text-properties style:font-name="Arial" fo:font-size="14.1000003814697pt" fo:font-weight="bold" officeooo:rsid="00777195" officeooo:paragraph-rsid="0088b715" style:font-name-asian="Microsoft YaHei" style:font-size-asian="14.1000003814697pt" style:font-weight-asian="bold" style:font-name-complex="Mangal" style:font-size-complex="14.1000003814697pt" style:font-weight-complex="bold"/>
    </style:style>
    <style:style style:name="P73" style:family="paragraph" style:parent-style-name="Heading_20_3">
      <style:text-properties style:font-name="Arial" fo:font-size="14.1000003814697pt" fo:font-weight="bold" officeooo:rsid="008acbb7" officeooo:paragraph-rsid="008acbb7"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rsid="007bbdbd" officeooo:paragraph-rsid="0088b715"/>
    </style:style>
    <style:style style:name="P75" style:family="paragraph" style:parent-style-name="Heading_20_3">
      <style:text-properties officeooo:rsid="00788b7f" officeooo:paragraph-rsid="0088b715"/>
    </style:style>
    <style:style style:name="P76" style:family="paragraph" style:parent-style-name="Heading_20_3">
      <style:text-properties officeooo:paragraph-rsid="0088b715"/>
    </style:style>
    <style:style style:name="P77" style:family="paragraph" style:parent-style-name="Heading_20_3">
      <style:text-properties fo:color="#666666"/>
    </style:style>
    <style:style style:name="P78" style:family="paragraph" style:parent-style-name="Heading_20_3">
      <style:text-properties fo:color="#666666" officeooo:rsid="00d19178" officeooo:paragraph-rsid="00d19178"/>
    </style:style>
    <style:style style:name="P79" style:family="paragraph" style:parent-style-name="Heading_20_3">
      <style:text-properties officeooo:rsid="008acbb7" officeooo:paragraph-rsid="008acbb7"/>
    </style:style>
    <style:style style:name="P80" style:family="paragraph" style:parent-style-name="Heading_20_4">
      <style:text-properties officeooo:paragraph-rsid="0088b715"/>
    </style:style>
    <style:style style:name="P81" style:family="paragraph" style:parent-style-name="Heading_20_4">
      <style:text-properties style:font-name="Arial" fo:font-size="12pt" fo:font-style="normal" fo:font-weight="bold" officeooo:rsid="00ff3ea5" officeooo:paragraph-rsid="00ff3ea5" style:font-name-asian="Microsoft YaHei" style:font-size-asian="12pt" style:font-style-asian="normal" style:font-weight-asian="bold" style:font-name-complex="Mangal" style:font-size-complex="12pt" style:font-style-complex="normal" style:font-weight-complex="bold"/>
    </style:style>
    <style:style style:name="P82" style:family="paragraph" style:parent-style-name="Heading_20_4">
      <style:text-properties officeooo:rsid="00ad099f" officeooo:paragraph-rsid="00ad099f"/>
    </style:style>
    <style:style style:name="P83" style:family="paragraph" style:parent-style-name="Heading_20_4">
      <style:text-properties officeooo:rsid="00e1d6f7" officeooo:paragraph-rsid="00e1d6f7"/>
    </style:style>
    <style:style style:name="P84" style:family="paragraph" style:parent-style-name="Heading_20_4">
      <style:text-properties officeooo:paragraph-rsid="00e667f5"/>
    </style:style>
    <style:style style:name="P85" style:family="paragraph" style:parent-style-name="Heading_20_4">
      <style:text-properties fo:color="#666666" officeooo:paragraph-rsid="0088b715"/>
    </style:style>
    <style:style style:name="P86" style:family="paragraph" style:parent-style-name="Heading_20_4">
      <style:text-properties fo:color="#000000"/>
    </style:style>
    <style:style style:name="P87" style:family="paragraph" style:parent-style-name="Text_20_body" style:list-style-name="L1">
      <style:text-properties officeooo:paragraph-rsid="0088b715"/>
    </style:style>
    <style:style style:name="P88" style:family="paragraph" style:parent-style-name="Text_20_body" style:list-style-name="L1">
      <style:text-properties fo:color="#000000" officeooo:rsid="00dcab40" officeooo:paragraph-rsid="00dcab40"/>
    </style:style>
    <style:style style:name="P89" style:family="paragraph" style:parent-style-name="Text_20_body" style:list-style-name="L39">
      <style:text-properties fo:color="#000000" officeooo:paragraph-rsid="0088b715"/>
    </style:style>
    <style:style style:name="P90" style:family="paragraph" style:parent-style-name="Text_20_body" style:list-style-name="L41">
      <style:text-properties fo:color="#000000" officeooo:paragraph-rsid="0088b715"/>
    </style:style>
    <style:style style:name="P91" style:family="paragraph" style:parent-style-name="Text_20_body" style:list-style-name="L41">
      <style:text-properties fo:color="#000000" officeooo:rsid="0080c2c5" officeooo:paragraph-rsid="0088b715"/>
    </style:style>
    <style:style style:name="P92" style:family="paragraph" style:parent-style-name="Text_20_body" style:list-style-name="L1">
      <style:text-properties fo:color="#666666" officeooo:rsid="00fd1bae" officeooo:paragraph-rsid="00fd1bae"/>
    </style:style>
    <style:style style:name="P93" style:family="paragraph" style:parent-style-name="Text_20_body" style:list-style-name="L4">
      <style:text-properties fo:color="#666666" officeooo:paragraph-rsid="0088b715"/>
    </style:style>
    <style:style style:name="P94" style:family="paragraph" style:parent-style-name="Text_20_body" style:list-style-name="L38">
      <style:text-properties fo:color="#666666" officeooo:rsid="00bd3844" officeooo:paragraph-rsid="00bd3844"/>
    </style:style>
    <style:style style:name="P95" style:family="paragraph" style:parent-style-name="Text_20_body" style:list-style-name="L42">
      <style:text-properties fo:color="#666666" officeooo:paragraph-rsid="0088b715"/>
    </style:style>
    <style:style style:name="P96" style:family="paragraph" style:parent-style-name="Text_20_body" style:list-style-name="L43">
      <style:text-properties fo:color="#666666" officeooo:paragraph-rsid="0088b715"/>
    </style:style>
    <style:style style:name="P97" style:family="paragraph" style:parent-style-name="Text_20_body" style:list-style-name="L45">
      <style:text-properties fo:color="#666666" officeooo:paragraph-rsid="0088b715"/>
    </style:style>
    <style:style style:name="P98" style:family="paragraph" style:parent-style-name="Text_20_body" style:list-style-name="L72">
      <style:text-properties fo:color="#666666" officeooo:rsid="00d2e264" officeooo:paragraph-rsid="00d2e264"/>
    </style:style>
    <style:style style:name="P99" style:family="paragraph" style:parent-style-name="Text_20_body" style:list-style-name="L72">
      <style:text-properties fo:color="#666666" officeooo:paragraph-rsid="00d2e264"/>
    </style:style>
    <style:style style:name="P100" style:family="paragraph" style:parent-style-name="Text_20_body" style:list-style-name="L36">
      <style:text-properties fo:color="#666666" officeooo:paragraph-rsid="0088b715"/>
    </style:style>
    <style:style style:name="P101" style:family="paragraph" style:parent-style-name="Text_20_body" style:list-style-name="L74">
      <style:text-properties fo:color="#666666" officeooo:rsid="00876e07" officeooo:paragraph-rsid="0088b715"/>
    </style:style>
    <style:style style:name="P102" style:family="paragraph" style:parent-style-name="Text_20_body" style:list-style-name="L75">
      <style:text-properties fo:color="#666666" officeooo:paragraph-rsid="0088b715"/>
    </style:style>
    <style:style style:name="P103" style:family="paragraph" style:parent-style-name="Text_20_body" style:list-style-name="L76">
      <style:text-properties fo:color="#666666" officeooo:paragraph-rsid="0088b715"/>
    </style:style>
    <style:style style:name="P104" style:family="paragraph" style:parent-style-name="Text_20_body" style:list-style-name="L77">
      <style:text-properties fo:color="#666666" officeooo:paragraph-rsid="0088b715"/>
    </style:style>
    <style:style style:name="P105" style:family="paragraph" style:parent-style-name="Text_20_body" style:list-style-name="L78">
      <style:text-properties fo:color="#666666" officeooo:paragraph-rsid="0088b715"/>
    </style:style>
    <style:style style:name="P106" style:family="paragraph" style:parent-style-name="Text_20_body" style:list-style-name="L2">
      <style:text-properties officeooo:paragraph-rsid="0088b715"/>
    </style:style>
    <style:style style:name="P107" style:family="paragraph" style:parent-style-name="Text_20_body" style:list-style-name="L3">
      <style:text-properties officeooo:paragraph-rsid="0088b715"/>
    </style:style>
    <style:style style:name="P108" style:family="paragraph" style:parent-style-name="Text_20_body" style:list-style-name="L4">
      <style:text-properties officeooo:rsid="00f55953" officeooo:paragraph-rsid="00f55953"/>
    </style:style>
    <style:style style:name="P109" style:family="paragraph" style:parent-style-name="Text_20_body" style:list-style-name="L5">
      <style:text-properties officeooo:paragraph-rsid="0088b715"/>
    </style:style>
    <style:style style:name="P110" style:family="paragraph" style:parent-style-name="Text_20_body" style:list-style-name="L5">
      <style:text-properties officeooo:rsid="0101704d" officeooo:paragraph-rsid="0101704d"/>
    </style:style>
    <style:style style:name="P111" style:family="paragraph" style:parent-style-name="Text_20_body" style:list-style-name="L6">
      <style:text-properties officeooo:paragraph-rsid="0088b715"/>
    </style:style>
    <style:style style:name="P112" style:family="paragraph" style:parent-style-name="Text_20_body" style:list-style-name="L7">
      <style:text-properties officeooo:paragraph-rsid="0088b715"/>
    </style:style>
    <style:style style:name="P113" style:family="paragraph" style:parent-style-name="Text_20_body" style:list-style-name="L8">
      <style:text-properties officeooo:paragraph-rsid="0088b715"/>
    </style:style>
    <style:style style:name="P114" style:family="paragraph" style:parent-style-name="Text_20_body" style:list-style-name="L9">
      <style:text-properties officeooo:rsid="00af8a97" officeooo:paragraph-rsid="00af8a97"/>
    </style:style>
    <style:style style:name="P115" style:family="paragraph" style:parent-style-name="Text_20_body" style:list-style-name="L11">
      <style:text-properties officeooo:paragraph-rsid="0088b715"/>
    </style:style>
    <style:style style:name="P116" style:family="paragraph" style:parent-style-name="Text_20_body" style:list-style-name="L12">
      <style:text-properties officeooo:paragraph-rsid="0088b715"/>
    </style:style>
    <style:style style:name="P117" style:family="paragraph" style:parent-style-name="Text_20_body" style:list-style-name="L13">
      <style:text-properties officeooo:rsid="00c244a7" officeooo:paragraph-rsid="00c244a7"/>
    </style:style>
    <style:style style:name="P118" style:family="paragraph" style:parent-style-name="Text_20_body" style:list-style-name="L14">
      <style:text-properties officeooo:paragraph-rsid="0088b715"/>
    </style:style>
    <style:style style:name="P119" style:family="paragraph" style:parent-style-name="Text_20_body" style:list-style-name="L15">
      <style:text-properties officeooo:paragraph-rsid="0088b715"/>
    </style:style>
    <style:style style:name="P120" style:family="paragraph" style:parent-style-name="Text_20_body" style:list-style-name="L16">
      <style:text-properties officeooo:rsid="00ff3ea5" officeooo:paragraph-rsid="00ff3ea5"/>
    </style:style>
    <style:style style:name="P121" style:family="paragraph" style:parent-style-name="Text_20_body" style:list-style-name="L16">
      <style:text-properties officeooo:rsid="00ec8fa4" officeooo:paragraph-rsid="00ec8fa4"/>
    </style:style>
    <style:style style:name="P122" style:family="paragraph" style:parent-style-name="Text_20_body" style:list-style-name="L17">
      <style:text-properties officeooo:paragraph-rsid="0088b715"/>
    </style:style>
    <style:style style:name="P123" style:family="paragraph" style:parent-style-name="Text_20_body" style:list-style-name="L18">
      <style:text-properties officeooo:rsid="00ad099f" officeooo:paragraph-rsid="00ad099f"/>
    </style:style>
    <style:style style:name="P124" style:family="paragraph" style:parent-style-name="Text_20_body" style:list-style-name="L19">
      <style:text-properties officeooo:paragraph-rsid="0088b715"/>
    </style:style>
    <style:style style:name="P125" style:family="paragraph" style:parent-style-name="Text_20_body" style:list-style-name="L20">
      <style:text-properties officeooo:paragraph-rsid="0088b715"/>
    </style:style>
    <style:style style:name="P126" style:family="paragraph" style:parent-style-name="Text_20_body" style:list-style-name="L21">
      <style:text-properties officeooo:paragraph-rsid="0088b715"/>
    </style:style>
    <style:style style:name="P127" style:family="paragraph" style:parent-style-name="Text_20_body" style:list-style-name="L22">
      <style:text-properties officeooo:paragraph-rsid="0088b715"/>
    </style:style>
    <style:style style:name="P128" style:family="paragraph" style:parent-style-name="Text_20_body" style:list-style-name="L23">
      <style:text-properties officeooo:paragraph-rsid="0088b715"/>
    </style:style>
    <style:style style:name="P129" style:family="paragraph" style:parent-style-name="Text_20_body" style:list-style-name="L24">
      <style:text-properties officeooo:paragraph-rsid="0088b715"/>
    </style:style>
    <style:style style:name="P130" style:family="paragraph" style:parent-style-name="Text_20_body" style:list-style-name="L25">
      <style:text-properties officeooo:paragraph-rsid="0088b715"/>
    </style:style>
    <style:style style:name="P131" style:family="paragraph" style:parent-style-name="Text_20_body" style:list-style-name="L26">
      <style:text-properties officeooo:rsid="00e047e4" officeooo:paragraph-rsid="00e047e4"/>
    </style:style>
    <style:style style:name="P132" style:family="paragraph" style:parent-style-name="Text_20_body" style:list-style-name="L27">
      <style:text-properties officeooo:paragraph-rsid="0088b715"/>
    </style:style>
    <style:style style:name="P133" style:family="paragraph" style:parent-style-name="Text_20_body" style:list-style-name="L28">
      <style:text-properties officeooo:paragraph-rsid="0088b715"/>
    </style:style>
    <style:style style:name="P134" style:family="paragraph" style:parent-style-name="Text_20_body" style:list-style-name="L29">
      <style:text-properties officeooo:paragraph-rsid="0088b715"/>
    </style:style>
    <style:style style:name="P135" style:family="paragraph" style:parent-style-name="Text_20_body" style:list-style-name="L30">
      <style:text-properties officeooo:rsid="00e1d6f7" officeooo:paragraph-rsid="00e1d6f7"/>
    </style:style>
    <style:style style:name="P136" style:family="paragraph" style:parent-style-name="Text_20_body" style:list-style-name="L31">
      <style:text-properties officeooo:paragraph-rsid="0088b715"/>
    </style:style>
    <style:style style:name="P137" style:family="paragraph" style:parent-style-name="Text_20_body" style:list-style-name="L32">
      <style:text-properties officeooo:paragraph-rsid="0088b715"/>
    </style:style>
    <style:style style:name="P138" style:family="paragraph" style:parent-style-name="Text_20_body" style:list-style-name="L33">
      <style:text-properties officeooo:rsid="00e667f5" officeooo:paragraph-rsid="00e667f5"/>
    </style:style>
    <style:style style:name="P139" style:family="paragraph" style:parent-style-name="Text_20_body" style:list-style-name="L34">
      <style:text-properties officeooo:paragraph-rsid="0088b715"/>
    </style:style>
    <style:style style:name="P140" style:family="paragraph" style:parent-style-name="Text_20_body" style:list-style-name="L35">
      <style:text-properties officeooo:paragraph-rsid="0088b715"/>
    </style:style>
    <style:style style:name="P141" style:family="paragraph" style:parent-style-name="Text_20_body" style:list-style-name="L36">
      <style:text-properties officeooo:paragraph-rsid="0088b715"/>
    </style:style>
    <style:style style:name="P142" style:family="paragraph" style:parent-style-name="Text_20_body" style:list-style-name="L37">
      <style:text-properties officeooo:paragraph-rsid="0088b715"/>
    </style:style>
    <style:style style:name="P143" style:family="paragraph" style:parent-style-name="Text_20_body" style:list-style-name="L46">
      <style:text-properties officeooo:paragraph-rsid="0088b715"/>
    </style:style>
    <style:style style:name="P144" style:family="paragraph" style:parent-style-name="Text_20_body" style:list-style-name="L47">
      <style:text-properties officeooo:paragraph-rsid="0088b715"/>
    </style:style>
    <style:style style:name="P145" style:family="paragraph" style:parent-style-name="Text_20_body" style:list-style-name="L48">
      <style:text-properties officeooo:paragraph-rsid="0088b715"/>
    </style:style>
    <style:style style:name="P146" style:family="paragraph" style:parent-style-name="Text_20_body" style:list-style-name="L49">
      <style:text-properties officeooo:paragraph-rsid="0088b715"/>
    </style:style>
    <style:style style:name="P147" style:family="paragraph" style:parent-style-name="Text_20_body" style:list-style-name="L50">
      <style:text-properties officeooo:paragraph-rsid="0088b715"/>
    </style:style>
    <style:style style:name="P148" style:family="paragraph" style:parent-style-name="Text_20_body" style:list-style-name="L51">
      <style:text-properties officeooo:paragraph-rsid="0088b715"/>
    </style:style>
    <style:style style:name="P149" style:family="paragraph" style:parent-style-name="Text_20_body" style:list-style-name="L52">
      <style:text-properties officeooo:paragraph-rsid="0088b715"/>
    </style:style>
    <style:style style:name="P150" style:family="paragraph" style:parent-style-name="Text_20_body" style:list-style-name="L53">
      <style:text-properties officeooo:paragraph-rsid="0088b715"/>
    </style:style>
    <style:style style:name="P151" style:family="paragraph" style:parent-style-name="Text_20_body" style:list-style-name="L54">
      <style:text-properties officeooo:paragraph-rsid="0088b715"/>
    </style:style>
    <style:style style:name="P152" style:family="paragraph" style:parent-style-name="Text_20_body" style:list-style-name="L55">
      <style:text-properties officeooo:paragraph-rsid="0088b715"/>
    </style:style>
    <style:style style:name="P153" style:family="paragraph" style:parent-style-name="Text_20_body" style:list-style-name="L56">
      <style:text-properties officeooo:paragraph-rsid="0088b715"/>
    </style:style>
    <style:style style:name="P154" style:family="paragraph" style:parent-style-name="Text_20_body" style:list-style-name="L57">
      <style:text-properties officeooo:paragraph-rsid="0088b715"/>
    </style:style>
    <style:style style:name="P155" style:family="paragraph" style:parent-style-name="Text_20_body" style:list-style-name="L58">
      <style:text-properties officeooo:paragraph-rsid="0088b715"/>
    </style:style>
    <style:style style:name="P156" style:family="paragraph" style:parent-style-name="Text_20_body" style:list-style-name="L59">
      <style:text-properties officeooo:paragraph-rsid="0088b715"/>
    </style:style>
    <style:style style:name="P157" style:family="paragraph" style:parent-style-name="Text_20_body" style:list-style-name="L60">
      <style:text-properties officeooo:paragraph-rsid="0088b715"/>
    </style:style>
    <style:style style:name="P158" style:family="paragraph" style:parent-style-name="Text_20_body" style:list-style-name="L61">
      <style:text-properties officeooo:paragraph-rsid="0088b715"/>
    </style:style>
    <style:style style:name="P159" style:family="paragraph" style:parent-style-name="Text_20_body" style:list-style-name="L62">
      <style:text-properties officeooo:paragraph-rsid="0088b715"/>
    </style:style>
    <style:style style:name="P160" style:family="paragraph" style:parent-style-name="Text_20_body" style:list-style-name="L63">
      <style:text-properties officeooo:paragraph-rsid="0088b715"/>
    </style:style>
    <style:style style:name="P161" style:family="paragraph" style:parent-style-name="Text_20_body" style:list-style-name="L64">
      <style:text-properties officeooo:paragraph-rsid="0088b715"/>
    </style:style>
    <style:style style:name="P162" style:family="paragraph" style:parent-style-name="Text_20_body" style:list-style-name="L65">
      <style:text-properties officeooo:paragraph-rsid="0088b715"/>
    </style:style>
    <style:style style:name="P163" style:family="paragraph" style:parent-style-name="Text_20_body" style:list-style-name="L66">
      <style:text-properties officeooo:paragraph-rsid="0088b715"/>
    </style:style>
    <style:style style:name="P164" style:family="paragraph" style:parent-style-name="Text_20_body" style:list-style-name="L67">
      <style:text-properties officeooo:paragraph-rsid="0088b715"/>
    </style:style>
    <style:style style:name="P165" style:family="paragraph" style:parent-style-name="Text_20_body" style:list-style-name="L68">
      <style:text-properties officeooo:paragraph-rsid="0088b715"/>
    </style:style>
    <style:style style:name="P166" style:family="paragraph" style:parent-style-name="Text_20_body" style:list-style-name="L69">
      <style:text-properties officeooo:paragraph-rsid="0088b715"/>
    </style:style>
    <style:style style:name="P167" style:family="paragraph" style:parent-style-name="Text_20_body" style:list-style-name="L70">
      <style:text-properties officeooo:paragraph-rsid="0088b715"/>
    </style:style>
    <style:style style:name="P168" style:family="paragraph" style:parent-style-name="Text_20_body" style:list-style-name="L71">
      <style:text-properties officeooo:paragraph-rsid="0088b715"/>
    </style:style>
    <style:style style:name="P169" style:family="paragraph" style:parent-style-name="Text_20_body" style:list-style-name="L73">
      <style:text-properties officeooo:paragraph-rsid="0088b715"/>
    </style:style>
    <style:style style:name="P170" style:family="paragraph" style:parent-style-name="Text_20_body" style:list-style-name="L73">
      <style:text-properties officeooo:rsid="007a2fc8" officeooo:paragraph-rsid="0088b715"/>
    </style:style>
    <style:style style:name="P171" style:family="paragraph" style:parent-style-name="Text_20_body" style:list-style-name="L36">
      <style:text-properties officeooo:rsid="008694bd" officeooo:paragraph-rsid="0088b715"/>
    </style:style>
    <style:style style:name="P172" style:family="paragraph" style:parent-style-name="Text_20_body" style:list-style-name="L75">
      <style:text-properties officeooo:paragraph-rsid="0088b715"/>
    </style:style>
    <style:style style:name="P173" style:family="paragraph" style:parent-style-name="Text_20_body" style:list-style-name="L79">
      <style:text-properties officeooo:paragraph-rsid="0088b715"/>
    </style:style>
    <style:style style:name="P174" style:family="paragraph" style:parent-style-name="Text_20_body" style:list-style-name="L81">
      <style:text-properties officeooo:paragraph-rsid="0088b715"/>
    </style:style>
    <style:style style:name="P175" style:family="paragraph" style:parent-style-name="Text_20_body" style:list-style-name="L82">
      <style:text-properties officeooo:paragraph-rsid="0088b715"/>
    </style:style>
    <style:style style:name="P176" style:family="paragraph" style:parent-style-name="Text_20_body" style:list-style-name="L35">
      <style:text-properties officeooo:rsid="011718f6" officeooo:paragraph-rsid="011718f6"/>
    </style:style>
    <style:style style:name="P177" style:family="paragraph" style:parent-style-name="Text_20_body" style:list-style-name="L10">
      <style:text-properties officeooo:rsid="0119387d" officeooo:paragraph-rsid="0119387d"/>
    </style:style>
    <style:style style:name="P178" style:family="paragraph" style:parent-style-name="Text_20_body" style:list-style-name="L10">
      <style:text-properties officeooo:rsid="0119387d" officeooo:paragraph-rsid="011992b0"/>
    </style:style>
    <style:style style:name="P179" style:family="paragraph" style:parent-style-name="Text_20_body" style:list-style-name="L10">
      <style:text-properties officeooo:rsid="011b9c6e" officeooo:paragraph-rsid="011b9c6e"/>
    </style:style>
    <style:style style:name="P180" style:family="paragraph" style:parent-style-name="Text_20_body" style:list-style-name="L1">
      <style:paragraph-properties fo:margin-top="0in" fo:margin-bottom="0in" loext:contextual-spacing="false"/>
      <style:text-properties officeooo:rsid="00da05e8" officeooo:paragraph-rsid="00da05e8"/>
    </style:style>
    <style:style style:name="P181" style:family="paragraph" style:parent-style-name="Text_20_body" style:list-style-name="L8">
      <style:paragraph-properties fo:margin-top="0in" fo:margin-bottom="0in" loext:contextual-spacing="false"/>
      <style:text-properties officeooo:rsid="00da05e8" officeooo:paragraph-rsid="00da05e8"/>
    </style:style>
    <style:style style:name="P182" style:family="paragraph" style:parent-style-name="Text_20_body" style:list-style-name="L1">
      <style:paragraph-properties fo:margin-top="0in" fo:margin-bottom="0in" loext:contextual-spacing="false"/>
      <style:text-properties officeooo:paragraph-rsid="0088b715"/>
    </style:style>
    <style:style style:name="P183" style:family="paragraph" style:parent-style-name="Text_20_body" style:list-style-name="L1">
      <style:paragraph-properties fo:margin-top="0in" fo:margin-bottom="0in" loext:contextual-spacing="false"/>
      <style:text-properties officeooo:paragraph-rsid="00dcab40"/>
    </style:style>
    <style:style style:name="P184" style:family="paragraph" style:parent-style-name="Text_20_body" style:list-style-name="L1">
      <style:paragraph-properties fo:margin-top="0in" fo:margin-bottom="0in" loext:contextual-spacing="false"/>
      <style:text-properties officeooo:rsid="00f316d6" officeooo:paragraph-rsid="00f316d6"/>
    </style:style>
    <style:style style:name="P185" style:family="paragraph" style:parent-style-name="Text_20_body" style:list-style-name="L2">
      <style:paragraph-properties fo:margin-top="0in" fo:margin-bottom="0in" loext:contextual-spacing="false"/>
      <style:text-properties officeooo:paragraph-rsid="0088b715"/>
    </style:style>
    <style:style style:name="P186" style:family="paragraph" style:parent-style-name="Text_20_body" style:list-style-name="L2">
      <style:paragraph-properties fo:margin-top="0in" fo:margin-bottom="0in" loext:contextual-spacing="false"/>
      <style:text-properties officeooo:paragraph-rsid="00fd154e"/>
    </style:style>
    <style:style style:name="P187" style:family="paragraph" style:parent-style-name="Text_20_body" style:list-style-name="L3">
      <style:paragraph-properties fo:margin-top="0in" fo:margin-bottom="0in" loext:contextual-spacing="false"/>
      <style:text-properties officeooo:rsid="00d5fa8b" officeooo:paragraph-rsid="00d887ae"/>
    </style:style>
    <style:style style:name="P188" style:family="paragraph" style:parent-style-name="Text_20_body" style:list-style-name="L6">
      <style:paragraph-properties fo:margin-top="0in" fo:margin-bottom="0in" loext:contextual-spacing="false"/>
      <style:text-properties officeooo:rsid="00d5fa8b" officeooo:paragraph-rsid="00d887ae"/>
    </style:style>
    <style:style style:name="P189" style:family="paragraph" style:parent-style-name="Text_20_body" style:list-style-name="L3">
      <style:paragraph-properties fo:margin-top="0in" fo:margin-bottom="0in" loext:contextual-spacing="false"/>
      <style:text-properties officeooo:paragraph-rsid="0088b715"/>
    </style:style>
    <style:style style:name="P190" style:family="paragraph" style:parent-style-name="Text_20_body" style:list-style-name="L4">
      <style:paragraph-properties fo:margin-top="0in" fo:margin-bottom="0in" loext:contextual-spacing="false"/>
      <style:text-properties officeooo:paragraph-rsid="0088b715"/>
    </style:style>
    <style:style style:name="P191" style:family="paragraph" style:parent-style-name="Text_20_body" style:list-style-name="L4">
      <style:paragraph-properties fo:margin-top="0in" fo:margin-bottom="0in" loext:contextual-spacing="false"/>
      <style:text-properties fo:color="#666666" officeooo:paragraph-rsid="0088b715"/>
    </style:style>
    <style:style style:name="P192" style:family="paragraph" style:parent-style-name="Text_20_body" style:list-style-name="L4">
      <style:paragraph-properties fo:margin-top="0in" fo:margin-bottom="0in" loext:contextual-spacing="false"/>
      <style:text-properties fo:color="#666666" officeooo:rsid="00f39c93" officeooo:paragraph-rsid="00f39c93"/>
    </style:style>
    <style:style style:name="P193" style:family="paragraph" style:parent-style-name="Text_20_body" style:list-style-name="L38">
      <style:paragraph-properties fo:margin-top="0in" fo:margin-bottom="0in" loext:contextual-spacing="false"/>
      <style:text-properties fo:color="#666666" officeooo:paragraph-rsid="0088b715"/>
    </style:style>
    <style:style style:name="P194" style:family="paragraph" style:parent-style-name="Text_20_body" style:list-style-name="L38">
      <style:paragraph-properties fo:margin-top="0in" fo:margin-bottom="0in" loext:contextual-spacing="false"/>
      <style:text-properties fo:color="#666666" officeooo:rsid="00c00987" officeooo:paragraph-rsid="00c00987"/>
    </style:style>
    <style:style style:name="P195" style:family="paragraph" style:parent-style-name="Text_20_body" style:list-style-name="L39">
      <style:paragraph-properties fo:margin-top="0in" fo:margin-bottom="0in" loext:contextual-spacing="false"/>
      <style:text-properties fo:color="#666666" officeooo:paragraph-rsid="0088b715"/>
    </style:style>
    <style:style style:name="P196" style:family="paragraph" style:parent-style-name="Text_20_body" style:list-style-name="L40">
      <style:paragraph-properties fo:margin-top="0in" fo:margin-bottom="0in" loext:contextual-spacing="false"/>
      <style:text-properties fo:color="#666666" officeooo:rsid="00ec75a7" officeooo:paragraph-rsid="00ec75a7"/>
    </style:style>
    <style:style style:name="P197" style:family="paragraph" style:parent-style-name="Text_20_body" style:list-style-name="L42">
      <style:paragraph-properties fo:margin-top="0in" fo:margin-bottom="0in" loext:contextual-spacing="false"/>
      <style:text-properties fo:color="#666666" officeooo:paragraph-rsid="0088b715"/>
    </style:style>
    <style:style style:name="P198" style:family="paragraph" style:parent-style-name="Text_20_body" style:list-style-name="L43">
      <style:paragraph-properties fo:margin-top="0in" fo:margin-bottom="0in" loext:contextual-spacing="false"/>
      <style:text-properties fo:color="#666666" officeooo:paragraph-rsid="0088b715"/>
    </style:style>
    <style:style style:name="P199" style:family="paragraph" style:parent-style-name="Text_20_body" style:list-style-name="L44">
      <style:paragraph-properties fo:margin-top="0in" fo:margin-bottom="0in" loext:contextual-spacing="false"/>
      <style:text-properties fo:color="#666666" officeooo:paragraph-rsid="0088b715"/>
    </style:style>
    <style:style style:name="P200" style:family="paragraph" style:parent-style-name="Text_20_body" style:list-style-name="L45">
      <style:paragraph-properties fo:margin-top="0in" fo:margin-bottom="0in" loext:contextual-spacing="false"/>
      <style:text-properties fo:color="#666666" officeooo:paragraph-rsid="0088b715"/>
    </style:style>
    <style:style style:name="P201" style:family="paragraph" style:parent-style-name="Text_20_body" style:list-style-name="L76">
      <style:paragraph-properties fo:margin-top="0in" fo:margin-bottom="0in" loext:contextual-spacing="false"/>
      <style:text-properties fo:color="#666666" officeooo:paragraph-rsid="0088b715"/>
    </style:style>
    <style:style style:name="P202" style:family="paragraph" style:parent-style-name="Text_20_body" style:list-style-name="L77">
      <style:paragraph-properties fo:margin-top="0in" fo:margin-bottom="0in" loext:contextual-spacing="false"/>
      <style:text-properties fo:color="#666666" officeooo:paragraph-rsid="0088b715"/>
    </style:style>
    <style:style style:name="P203" style:family="paragraph" style:parent-style-name="Text_20_body" style:list-style-name="L78">
      <style:paragraph-properties fo:margin-top="0in" fo:margin-bottom="0in" loext:contextual-spacing="false"/>
      <style:text-properties fo:color="#666666" officeooo:paragraph-rsid="0088b715"/>
    </style:style>
    <style:style style:name="P204" style:family="paragraph" style:parent-style-name="Text_20_body" style:list-style-name="L35">
      <style:paragraph-properties fo:margin-top="0in" fo:margin-bottom="0in" loext:contextual-spacing="false"/>
      <style:text-properties fo:color="#666666" officeooo:paragraph-rsid="0088b715"/>
    </style:style>
    <style:style style:name="P205" style:family="paragraph" style:parent-style-name="Text_20_body" style:list-style-name="L10">
      <style:paragraph-properties fo:margin-top="0in" fo:margin-bottom="0in" loext:contextual-spacing="false"/>
      <style:text-properties fo:color="#666666" officeooo:paragraph-rsid="0088b715"/>
    </style:style>
    <style:style style:name="P206" style:family="paragraph" style:parent-style-name="Text_20_body" style:list-style-name="L5">
      <style:paragraph-properties fo:margin-top="0in" fo:margin-bottom="0in" loext:contextual-spacing="false"/>
      <style:text-properties officeooo:paragraph-rsid="00d5fa8b"/>
    </style:style>
    <style:style style:name="P207" style:family="paragraph" style:parent-style-name="Text_20_body" style:list-style-name="L5">
      <style:paragraph-properties fo:margin-top="0in" fo:margin-bottom="0in" loext:contextual-spacing="false"/>
      <style:text-properties officeooo:paragraph-rsid="0088b715"/>
    </style:style>
    <style:style style:name="P208" style:family="paragraph" style:parent-style-name="Text_20_body" style:list-style-name="L6">
      <style:paragraph-properties fo:margin-top="0in" fo:margin-bottom="0in" loext:contextual-spacing="false"/>
      <style:text-properties officeooo:paragraph-rsid="0088b715"/>
    </style:style>
    <style:style style:name="P209" style:family="paragraph" style:parent-style-name="Text_20_body" style:list-style-name="L7">
      <style:paragraph-properties fo:margin-top="0in" fo:margin-bottom="0in" loext:contextual-spacing="false"/>
      <style:text-properties officeooo:paragraph-rsid="0088b715"/>
    </style:style>
    <style:style style:name="P210" style:family="paragraph" style:parent-style-name="Text_20_body" style:list-style-name="L7">
      <style:paragraph-properties fo:margin-top="0in" fo:margin-bottom="0in" loext:contextual-spacing="false"/>
      <style:text-properties officeooo:rsid="00e53109" officeooo:paragraph-rsid="00e53109"/>
    </style:style>
    <style:style style:name="P211" style:family="paragraph" style:parent-style-name="Text_20_body" style:list-style-name="L8">
      <style:paragraph-properties fo:margin-top="0in" fo:margin-bottom="0in" loext:contextual-spacing="false"/>
      <style:text-properties officeooo:paragraph-rsid="0088b715"/>
    </style:style>
    <style:style style:name="P212" style:family="paragraph" style:parent-style-name="Text_20_body" style:list-style-name="L9">
      <style:paragraph-properties fo:margin-top="0in" fo:margin-bottom="0in" loext:contextual-spacing="false"/>
      <style:text-properties officeooo:paragraph-rsid="0088b715"/>
    </style:style>
    <style:style style:name="P213" style:family="paragraph" style:parent-style-name="Text_20_body" style:list-style-name="L9">
      <style:paragraph-properties fo:margin-top="0in" fo:margin-bottom="0in" loext:contextual-spacing="false"/>
      <style:text-properties style:text-line-through-style="solid" style:text-line-through-type="single" officeooo:paragraph-rsid="0088b715"/>
    </style:style>
    <style:style style:name="P214" style:family="paragraph" style:parent-style-name="Text_20_body" style:list-style-name="L10">
      <style:paragraph-properties fo:margin-top="0in" fo:margin-bottom="0in" loext:contextual-spacing="false"/>
      <style:text-properties officeooo:paragraph-rsid="0088b715"/>
    </style:style>
    <style:style style:name="P215" style:family="paragraph" style:parent-style-name="Text_20_body" style:list-style-name="L11">
      <style:paragraph-properties fo:margin-top="0in" fo:margin-bottom="0in" loext:contextual-spacing="false"/>
      <style:text-properties officeooo:paragraph-rsid="0088b715"/>
    </style:style>
    <style:style style:name="P216" style:family="paragraph" style:parent-style-name="Text_20_body" style:list-style-name="L12">
      <style:paragraph-properties fo:margin-top="0in" fo:margin-bottom="0in" loext:contextual-spacing="false"/>
      <style:text-properties officeooo:paragraph-rsid="0088b715"/>
    </style:style>
    <style:style style:name="P217" style:family="paragraph" style:parent-style-name="Text_20_body" style:list-style-name="L12">
      <style:paragraph-properties fo:margin-top="0in" fo:margin-bottom="0in" loext:contextual-spacing="false"/>
      <style:text-properties officeooo:rsid="00ec75a7" officeooo:paragraph-rsid="00ec75a7"/>
    </style:style>
    <style:style style:name="P218" style:family="paragraph" style:parent-style-name="Text_20_body" style:list-style-name="L12">
      <style:paragraph-properties fo:margin-top="0in" fo:margin-bottom="0in" loext:contextual-spacing="false"/>
      <style:text-properties officeooo:rsid="00fa8c0f" officeooo:paragraph-rsid="00fa8c0f"/>
    </style:style>
    <style:style style:name="P219" style:family="paragraph" style:parent-style-name="Text_20_body" style:list-style-name="L14">
      <style:paragraph-properties fo:margin-top="0in" fo:margin-bottom="0in" loext:contextual-spacing="false"/>
      <style:text-properties officeooo:paragraph-rsid="0088b715"/>
    </style:style>
    <style:style style:name="P220" style:family="paragraph" style:parent-style-name="Text_20_body" style:list-style-name="L15">
      <style:paragraph-properties fo:margin-top="0in" fo:margin-bottom="0in" loext:contextual-spacing="false"/>
      <style:text-properties officeooo:rsid="00ec8fa4" officeooo:paragraph-rsid="00ec8fa4"/>
    </style:style>
    <style:style style:name="P221" style:family="paragraph" style:parent-style-name="Text_20_body" style:list-style-name="L15">
      <style:paragraph-properties fo:margin-top="0in" fo:margin-bottom="0in" loext:contextual-spacing="false"/>
      <style:text-properties officeooo:paragraph-rsid="0088b715"/>
    </style:style>
    <style:style style:name="P222" style:family="paragraph" style:parent-style-name="Text_20_body" style:list-style-name="L15">
      <style:paragraph-properties fo:margin-top="0in" fo:margin-bottom="0in" loext:contextual-spacing="false"/>
      <style:text-properties officeooo:rsid="00eade87" officeooo:paragraph-rsid="00eade87"/>
    </style:style>
    <style:style style:name="P223" style:family="paragraph" style:parent-style-name="Text_20_body" style:list-style-name="L17">
      <style:paragraph-properties fo:margin-top="0in" fo:margin-bottom="0in" loext:contextual-spacing="false"/>
      <style:text-properties officeooo:paragraph-rsid="0088b715"/>
    </style:style>
    <style:style style:name="P224" style:family="paragraph" style:parent-style-name="Text_20_body" style:list-style-name="L19">
      <style:paragraph-properties fo:margin-top="0in" fo:margin-bottom="0in" loext:contextual-spacing="false"/>
      <style:text-properties officeooo:paragraph-rsid="0088b715"/>
    </style:style>
    <style:style style:name="P225" style:family="paragraph" style:parent-style-name="Text_20_body" style:list-style-name="L20">
      <style:paragraph-properties fo:margin-top="0in" fo:margin-bottom="0in" loext:contextual-spacing="false"/>
      <style:text-properties officeooo:paragraph-rsid="0088b715"/>
    </style:style>
    <style:style style:name="P226" style:family="paragraph" style:parent-style-name="Text_20_body" style:list-style-name="L21">
      <style:paragraph-properties fo:margin-top="0in" fo:margin-bottom="0in" loext:contextual-spacing="false"/>
      <style:text-properties officeooo:paragraph-rsid="0088b715"/>
    </style:style>
    <style:style style:name="P227" style:family="paragraph" style:parent-style-name="Text_20_body" style:list-style-name="L22">
      <style:paragraph-properties fo:margin-top="0in" fo:margin-bottom="0in" loext:contextual-spacing="false"/>
      <style:text-properties officeooo:paragraph-rsid="0088b715"/>
    </style:style>
    <style:style style:name="P228" style:family="paragraph" style:parent-style-name="Text_20_body" style:list-style-name="L23">
      <style:paragraph-properties fo:margin-top="0in" fo:margin-bottom="0in" loext:contextual-spacing="false"/>
      <style:text-properties officeooo:paragraph-rsid="0088b715"/>
    </style:style>
    <style:style style:name="P229" style:family="paragraph" style:parent-style-name="Text_20_body" style:list-style-name="L25">
      <style:paragraph-properties fo:margin-top="0in" fo:margin-bottom="0in" loext:contextual-spacing="false"/>
      <style:text-properties officeooo:paragraph-rsid="0088b715"/>
    </style:style>
    <style:style style:name="P230" style:family="paragraph" style:parent-style-name="Text_20_body" style:list-style-name="L27">
      <style:paragraph-properties fo:margin-top="0in" fo:margin-bottom="0in" loext:contextual-spacing="false"/>
      <style:text-properties officeooo:paragraph-rsid="0088b715"/>
    </style:style>
    <style:style style:name="P231" style:family="paragraph" style:parent-style-name="Text_20_body" style:list-style-name="L28">
      <style:paragraph-properties fo:margin-top="0in" fo:margin-bottom="0in" loext:contextual-spacing="false"/>
      <style:text-properties officeooo:paragraph-rsid="0088b715"/>
    </style:style>
    <style:style style:name="P232" style:family="paragraph" style:parent-style-name="Text_20_body" style:list-style-name="L29">
      <style:paragraph-properties fo:margin-top="0in" fo:margin-bottom="0in" loext:contextual-spacing="false"/>
      <style:text-properties officeooo:paragraph-rsid="0088b715"/>
    </style:style>
    <style:style style:name="P233" style:family="paragraph" style:parent-style-name="Text_20_body" style:list-style-name="L31">
      <style:paragraph-properties fo:margin-top="0in" fo:margin-bottom="0in" loext:contextual-spacing="false"/>
      <style:text-properties officeooo:paragraph-rsid="0088b715"/>
    </style:style>
    <style:style style:name="P234" style:family="paragraph" style:parent-style-name="Text_20_body" style:list-style-name="L32">
      <style:paragraph-properties fo:margin-top="0in" fo:margin-bottom="0in" loext:contextual-spacing="false"/>
      <style:text-properties officeooo:paragraph-rsid="0088b715"/>
    </style:style>
    <style:style style:name="P235" style:family="paragraph" style:parent-style-name="Text_20_body" style:list-style-name="L34">
      <style:paragraph-properties fo:margin-top="0in" fo:margin-bottom="0in" loext:contextual-spacing="false"/>
      <style:text-properties officeooo:paragraph-rsid="0088b715"/>
    </style:style>
    <style:style style:name="P236" style:family="paragraph" style:parent-style-name="Text_20_body" style:list-style-name="L36">
      <style:paragraph-properties fo:margin-top="0in" fo:margin-bottom="0in" loext:contextual-spacing="false"/>
      <style:text-properties officeooo:paragraph-rsid="0088b715"/>
    </style:style>
    <style:style style:name="P237" style:family="paragraph" style:parent-style-name="Text_20_body" style:list-style-name="L37">
      <style:paragraph-properties fo:margin-top="0in" fo:margin-bottom="0in" loext:contextual-spacing="false"/>
      <style:text-properties officeooo:paragraph-rsid="0088b715"/>
    </style:style>
    <style:style style:name="P238" style:family="paragraph" style:parent-style-name="Text_20_body" style:list-style-name="L39">
      <style:paragraph-properties fo:margin-top="0in" fo:margin-bottom="0in" loext:contextual-spacing="false"/>
      <style:text-properties fo:color="#000000" officeooo:paragraph-rsid="0088b715"/>
    </style:style>
    <style:style style:name="P239" style:family="paragraph" style:parent-style-name="Text_20_body" style:list-style-name="L39">
      <style:paragraph-properties fo:margin-top="0in" fo:margin-bottom="0in" loext:contextual-spacing="false"/>
      <style:text-properties fo:color="#000000" officeooo:rsid="00f29f32" officeooo:paragraph-rsid="00f29f32"/>
    </style:style>
    <style:style style:name="P240" style:family="paragraph" style:parent-style-name="Text_20_body" style:list-style-name="L40">
      <style:paragraph-properties fo:margin-top="0in" fo:margin-bottom="0in" loext:contextual-spacing="false"/>
      <style:text-properties fo:color="#000000" officeooo:paragraph-rsid="00ec75a7"/>
    </style:style>
    <style:style style:name="P241" style:family="paragraph" style:parent-style-name="Text_20_body" style:list-style-name="L40">
      <style:paragraph-properties fo:margin-top="0in" fo:margin-bottom="0in" loext:contextual-spacing="false"/>
      <style:text-properties fo:color="#000000" officeooo:paragraph-rsid="0088b715"/>
    </style:style>
    <style:style style:name="P242" style:family="paragraph" style:parent-style-name="Text_20_body" style:list-style-name="L40">
      <style:paragraph-properties fo:margin-top="0in" fo:margin-bottom="0in" loext:contextual-spacing="false"/>
      <style:text-properties fo:color="#000000" officeooo:rsid="00ec75a7" officeooo:paragraph-rsid="00ec75a7"/>
    </style:style>
    <style:style style:name="P243" style:family="paragraph" style:parent-style-name="Text_20_body" style:list-style-name="L41">
      <style:paragraph-properties fo:margin-top="0in" fo:margin-bottom="0in" loext:contextual-spacing="false"/>
      <style:text-properties fo:color="#000000" officeooo:paragraph-rsid="0088b715"/>
    </style:style>
    <style:style style:name="P244" style:family="paragraph" style:parent-style-name="Text_20_body" style:list-style-name="L41">
      <style:paragraph-properties fo:margin-top="0in" fo:margin-bottom="0in" loext:contextual-spacing="false"/>
      <style:text-properties fo:color="#000000" officeooo:paragraph-rsid="00eb30ea"/>
    </style:style>
    <style:style style:name="P245" style:family="paragraph" style:parent-style-name="Text_20_body" style:list-style-name="L76">
      <style:paragraph-properties fo:margin-top="0in" fo:margin-bottom="0in" loext:contextual-spacing="false"/>
      <style:text-properties fo:color="#000000" officeooo:paragraph-rsid="0088b715"/>
    </style:style>
    <style:style style:name="P246" style:family="paragraph" style:parent-style-name="Text_20_body" style:list-style-name="L46">
      <style:paragraph-properties fo:margin-top="0in" fo:margin-bottom="0in" loext:contextual-spacing="false"/>
      <style:text-properties officeooo:rsid="00c914d0" officeooo:paragraph-rsid="00c914d0"/>
    </style:style>
    <style:style style:name="P247" style:family="paragraph" style:parent-style-name="Text_20_body" style:list-style-name="L47">
      <style:paragraph-properties fo:margin-top="0in" fo:margin-bottom="0in" loext:contextual-spacing="false"/>
      <style:text-properties officeooo:rsid="00c914d0" officeooo:paragraph-rsid="00c914d0"/>
    </style:style>
    <style:style style:name="P248" style:family="paragraph" style:parent-style-name="Text_20_body" style:list-style-name="L46">
      <style:paragraph-properties fo:margin-top="0in" fo:margin-bottom="0in" loext:contextual-spacing="false"/>
      <style:text-properties officeooo:paragraph-rsid="0088b715"/>
    </style:style>
    <style:style style:name="P249" style:family="paragraph" style:parent-style-name="Text_20_body" style:list-style-name="L47">
      <style:paragraph-properties fo:margin-top="0in" fo:margin-bottom="0in" loext:contextual-spacing="false"/>
      <style:text-properties officeooo:paragraph-rsid="0088b715"/>
    </style:style>
    <style:style style:name="P250" style:family="paragraph" style:parent-style-name="Text_20_body" style:list-style-name="L48">
      <style:paragraph-properties fo:margin-top="0in" fo:margin-bottom="0in" loext:contextual-spacing="false"/>
      <style:text-properties officeooo:paragraph-rsid="0088b715"/>
    </style:style>
    <style:style style:name="P251" style:family="paragraph" style:parent-style-name="Text_20_body" style:list-style-name="L48">
      <style:paragraph-properties fo:margin-top="0in" fo:margin-bottom="0in" loext:contextual-spacing="false"/>
      <style:text-properties officeooo:paragraph-rsid="00c914d0"/>
    </style:style>
    <style:style style:name="P252" style:family="paragraph" style:parent-style-name="Text_20_body" style:list-style-name="L49">
      <style:paragraph-properties fo:margin-top="0in" fo:margin-bottom="0in" loext:contextual-spacing="false"/>
      <style:text-properties officeooo:paragraph-rsid="0088b715"/>
    </style:style>
    <style:style style:name="P253" style:family="paragraph" style:parent-style-name="Text_20_body" style:list-style-name="L50">
      <style:paragraph-properties fo:margin-top="0in" fo:margin-bottom="0in" loext:contextual-spacing="false"/>
      <style:text-properties officeooo:paragraph-rsid="0088b715"/>
    </style:style>
    <style:style style:name="P254" style:family="paragraph" style:parent-style-name="Text_20_body" style:list-style-name="L51">
      <style:paragraph-properties fo:margin-top="0in" fo:margin-bottom="0in" loext:contextual-spacing="false"/>
      <style:text-properties officeooo:paragraph-rsid="0088b715"/>
    </style:style>
    <style:style style:name="P255" style:family="paragraph" style:parent-style-name="Text_20_body" style:list-style-name="L52">
      <style:paragraph-properties fo:margin-top="0in" fo:margin-bottom="0in" loext:contextual-spacing="false"/>
      <style:text-properties officeooo:paragraph-rsid="0088b715"/>
    </style:style>
    <style:style style:name="P256" style:family="paragraph" style:parent-style-name="Text_20_body" style:list-style-name="L53">
      <style:paragraph-properties fo:margin-top="0in" fo:margin-bottom="0in" loext:contextual-spacing="false"/>
      <style:text-properties officeooo:paragraph-rsid="0088b715"/>
    </style:style>
    <style:style style:name="P257" style:family="paragraph" style:parent-style-name="Text_20_body" style:list-style-name="L54">
      <style:paragraph-properties fo:margin-top="0in" fo:margin-bottom="0in" loext:contextual-spacing="false"/>
      <style:text-properties officeooo:paragraph-rsid="0088b715"/>
    </style:style>
    <style:style style:name="P258" style:family="paragraph" style:parent-style-name="Text_20_body" style:list-style-name="L55">
      <style:paragraph-properties fo:margin-top="0in" fo:margin-bottom="0in" loext:contextual-spacing="false"/>
      <style:text-properties officeooo:paragraph-rsid="0088b715"/>
    </style:style>
    <style:style style:name="P259" style:family="paragraph" style:parent-style-name="Text_20_body" style:list-style-name="L56">
      <style:paragraph-properties fo:margin-top="0in" fo:margin-bottom="0in" loext:contextual-spacing="false"/>
      <style:text-properties officeooo:paragraph-rsid="0088b715"/>
    </style:style>
    <style:style style:name="P260" style:family="paragraph" style:parent-style-name="Text_20_body" style:list-style-name="L57">
      <style:paragraph-properties fo:margin-top="0in" fo:margin-bottom="0in" loext:contextual-spacing="false"/>
      <style:text-properties officeooo:paragraph-rsid="0088b715"/>
    </style:style>
    <style:style style:name="P261" style:family="paragraph" style:parent-style-name="Text_20_body" style:list-style-name="L58">
      <style:paragraph-properties fo:margin-top="0in" fo:margin-bottom="0in" loext:contextual-spacing="false"/>
      <style:text-properties officeooo:paragraph-rsid="0088b715"/>
    </style:style>
    <style:style style:name="P262" style:family="paragraph" style:parent-style-name="Text_20_body" style:list-style-name="L59">
      <style:paragraph-properties fo:margin-top="0in" fo:margin-bottom="0in" loext:contextual-spacing="false"/>
      <style:text-properties officeooo:paragraph-rsid="0088b715"/>
    </style:style>
    <style:style style:name="P263" style:family="paragraph" style:parent-style-name="Text_20_body" style:list-style-name="L60">
      <style:paragraph-properties fo:margin-top="0in" fo:margin-bottom="0in" loext:contextual-spacing="false"/>
      <style:text-properties officeooo:paragraph-rsid="0088b715"/>
    </style:style>
    <style:style style:name="P264" style:family="paragraph" style:parent-style-name="Text_20_body" style:list-style-name="L61">
      <style:paragraph-properties fo:margin-top="0in" fo:margin-bottom="0in" loext:contextual-spacing="false"/>
      <style:text-properties officeooo:paragraph-rsid="0088b715"/>
    </style:style>
    <style:style style:name="P265" style:family="paragraph" style:parent-style-name="Text_20_body" style:list-style-name="L62">
      <style:paragraph-properties fo:margin-top="0in" fo:margin-bottom="0in" loext:contextual-spacing="false"/>
      <style:text-properties officeooo:paragraph-rsid="0088b715"/>
    </style:style>
    <style:style style:name="P266" style:family="paragraph" style:parent-style-name="Text_20_body" style:list-style-name="L63">
      <style:paragraph-properties fo:margin-top="0in" fo:margin-bottom="0in" loext:contextual-spacing="false"/>
      <style:text-properties officeooo:paragraph-rsid="0088b715"/>
    </style:style>
    <style:style style:name="P267" style:family="paragraph" style:parent-style-name="Text_20_body" style:list-style-name="L64">
      <style:paragraph-properties fo:margin-top="0in" fo:margin-bottom="0in" loext:contextual-spacing="false"/>
      <style:text-properties officeooo:paragraph-rsid="0088b715"/>
    </style:style>
    <style:style style:name="P268" style:family="paragraph" style:parent-style-name="Text_20_body" style:list-style-name="L65">
      <style:paragraph-properties fo:margin-top="0in" fo:margin-bottom="0in" loext:contextual-spacing="false"/>
      <style:text-properties officeooo:paragraph-rsid="0088b715"/>
    </style:style>
    <style:style style:name="P269" style:family="paragraph" style:parent-style-name="Text_20_body" style:list-style-name="L66">
      <style:paragraph-properties fo:margin-top="0in" fo:margin-bottom="0in" loext:contextual-spacing="false"/>
      <style:text-properties officeooo:paragraph-rsid="0088b715"/>
    </style:style>
    <style:style style:name="P270" style:family="paragraph" style:parent-style-name="Text_20_body" style:list-style-name="L67">
      <style:paragraph-properties fo:margin-top="0in" fo:margin-bottom="0in" loext:contextual-spacing="false"/>
      <style:text-properties officeooo:paragraph-rsid="0088b715"/>
    </style:style>
    <style:style style:name="P271" style:family="paragraph" style:parent-style-name="Text_20_body" style:list-style-name="L68">
      <style:paragraph-properties fo:margin-top="0in" fo:margin-bottom="0in" loext:contextual-spacing="false"/>
      <style:text-properties officeooo:paragraph-rsid="0088b715"/>
    </style:style>
    <style:style style:name="P272" style:family="paragraph" style:parent-style-name="Text_20_body" style:list-style-name="L69">
      <style:paragraph-properties fo:margin-top="0in" fo:margin-bottom="0in" loext:contextual-spacing="false"/>
      <style:text-properties officeooo:paragraph-rsid="0088b715"/>
    </style:style>
    <style:style style:name="P273" style:family="paragraph" style:parent-style-name="Text_20_body" style:list-style-name="L70">
      <style:paragraph-properties fo:margin-top="0in" fo:margin-bottom="0in" loext:contextual-spacing="false"/>
      <style:text-properties officeooo:paragraph-rsid="0088b715"/>
    </style:style>
    <style:style style:name="P274" style:family="paragraph" style:parent-style-name="Text_20_body" style:list-style-name="L71">
      <style:paragraph-properties fo:margin-top="0in" fo:margin-bottom="0in" loext:contextual-spacing="false"/>
      <style:text-properties officeooo:paragraph-rsid="0088b715"/>
    </style:style>
    <style:style style:name="P275" style:family="paragraph" style:parent-style-name="Text_20_body" style:list-style-name="L73">
      <style:paragraph-properties fo:margin-top="0in" fo:margin-bottom="0in" loext:contextual-spacing="false"/>
      <style:text-properties officeooo:paragraph-rsid="0088b715"/>
    </style:style>
    <style:style style:name="P276" style:family="paragraph" style:parent-style-name="Text_20_body" style:list-style-name="L79">
      <style:paragraph-properties fo:margin-top="0in" fo:margin-bottom="0in" loext:contextual-spacing="false"/>
      <style:text-properties officeooo:paragraph-rsid="0088b715"/>
    </style:style>
    <style:style style:name="P277" style:family="paragraph" style:parent-style-name="Text_20_body" style:list-style-name="L80">
      <style:paragraph-properties fo:margin-top="0in" fo:margin-bottom="0in" loext:contextual-spacing="false"/>
      <style:text-properties officeooo:paragraph-rsid="0088b715"/>
    </style:style>
    <style:style style:name="P278" style:family="paragraph" style:parent-style-name="Text_20_body" style:list-style-name="L80">
      <style:paragraph-properties fo:margin-top="0in" fo:margin-bottom="0in" loext:contextual-spacing="false"/>
      <style:text-properties officeooo:paragraph-rsid="008acbb7"/>
    </style:style>
    <style:style style:name="P279" style:family="paragraph" style:parent-style-name="Text_20_body" style:list-style-name="L82">
      <style:paragraph-properties fo:margin-top="0in" fo:margin-bottom="0in" loext:contextual-spacing="false"/>
      <style:text-properties officeooo:paragraph-rsid="0088b715"/>
    </style:style>
    <style:style style:name="T1" style:family="text">
      <style:text-properties style:font-name="Arial" fo:font-size="16.1000003814697pt" fo:font-weight="bold" officeooo:rsid="00b7df5e" style:font-name-asian="Microsoft YaHei" style:font-size-asian="16.1000003814697pt" style:font-weight-asian="bold" style:font-name-complex="Mangal" style:font-size-complex="16.1000003814697pt" style:font-weight-complex="bold"/>
    </style:style>
    <style:style style:name="T2" style:family="text">
      <style:text-properties style:font-name="Arial" fo:font-size="12pt" fo:font-style="normal" fo:font-weight="bold" officeooo:rsid="0115d8dd" style:font-name-asian="Microsoft YaHei" style:font-size-asian="12pt" style:font-style-asian="normal" style:font-weight-asian="bold" style:font-name-complex="Mangal" style:font-size-complex="12pt"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9f7d51" style:font-style-asian="normal" style:font-style-complex="normal"/>
    </style:style>
    <style:style style:name="T5" style:family="text">
      <style:text-properties fo:font-weight="bold" style:font-weight-asian="bold" style:font-weight-complex="bold"/>
    </style:style>
    <style:style style:name="T6" style:family="text">
      <style:text-properties officeooo:rsid="0076556f"/>
    </style:style>
    <style:style style:name="T7" style:family="text">
      <style:text-properties officeooo:rsid="0076f7af"/>
    </style:style>
    <style:style style:name="T8" style:family="text">
      <style:text-properties officeooo:rsid="00777195"/>
    </style:style>
    <style:style style:name="T9" style:family="text">
      <style:text-properties officeooo:rsid="007a2fc8"/>
    </style:style>
    <style:style style:name="T10" style:family="text">
      <style:text-properties style:font-name="Times New Roman"/>
    </style:style>
    <style:style style:name="T11" style:family="text">
      <style:text-properties style:font-name="Times New Roman" officeooo:rsid="00823dd3"/>
    </style:style>
    <style:style style:name="T12" style:family="text">
      <style:text-properties style:font-name="Times New Roman" officeooo:rsid="008392f4"/>
    </style:style>
    <style:style style:name="T13" style:family="text">
      <style:text-properties style:font-name="Times New Roman" officeooo:rsid="0084b26c"/>
    </style:style>
    <style:style style:name="T14" style:family="text">
      <style:text-properties style:font-name="Times New Roman" officeooo:rsid="009c1097"/>
    </style:style>
    <style:style style:name="T15" style:family="text">
      <style:text-properties style:font-name="Times New Roman" officeooo:rsid="0110dd6e"/>
    </style:style>
    <style:style style:name="T16" style:family="text">
      <style:text-properties officeooo:rsid="007d47cd"/>
    </style:style>
    <style:style style:name="T17" style:family="text">
      <style:text-properties officeooo:rsid="007d6c58"/>
    </style:style>
    <style:style style:name="T18" style:family="text">
      <style:text-properties officeooo:rsid="007fa310"/>
    </style:style>
    <style:style style:name="T19" style:family="text">
      <style:text-properties officeooo:rsid="0080c2c5"/>
    </style:style>
    <style:style style:name="T20" style:family="text">
      <style:text-properties officeooo:rsid="008694bd"/>
    </style:style>
    <style:style style:name="T21" style:family="text">
      <style:text-properties officeooo:rsid="0088b715"/>
    </style:style>
    <style:style style:name="T22" style:family="text">
      <style:text-properties officeooo:rsid="008a165d"/>
    </style:style>
    <style:style style:name="T23" style:family="text">
      <style:text-properties officeooo:rsid="008db490"/>
    </style:style>
    <style:style style:name="T24" style:family="text">
      <style:text-properties officeooo:rsid="008ed185"/>
    </style:style>
    <style:style style:name="T25" style:family="text">
      <style:text-properties officeooo:rsid="0090af33"/>
    </style:style>
    <style:style style:name="T26" style:family="text">
      <style:text-properties officeooo:rsid="0093bd85"/>
    </style:style>
    <style:style style:name="T27" style:family="text">
      <style:text-properties officeooo:rsid="00959efa"/>
    </style:style>
    <style:style style:name="T28" style:family="text">
      <style:text-properties officeooo:rsid="00960037"/>
    </style:style>
    <style:style style:name="T29" style:family="text">
      <style:text-properties officeooo:rsid="009a0a22"/>
    </style:style>
    <style:style style:name="T30" style:family="text">
      <style:text-properties officeooo:rsid="009b85ef"/>
    </style:style>
    <style:style style:name="T31" style:family="text">
      <style:text-properties officeooo:rsid="009b9cf3"/>
    </style:style>
    <style:style style:name="T32" style:family="text">
      <style:text-properties officeooo:rsid="009d84c2"/>
    </style:style>
    <style:style style:name="T33" style:family="text">
      <style:text-properties officeooo:rsid="009f7d51"/>
    </style:style>
    <style:style style:name="T34" style:family="text">
      <style:text-properties officeooo:rsid="00a4df78"/>
    </style:style>
    <style:style style:name="T35" style:family="text">
      <style:text-properties officeooo:rsid="00a62c77"/>
    </style:style>
    <style:style style:name="T36" style:family="text">
      <style:text-properties officeooo:rsid="00a917c5"/>
    </style:style>
    <style:style style:name="T37" style:family="text">
      <style:text-properties officeooo:rsid="00a9e7c0"/>
    </style:style>
    <style:style style:name="T38" style:family="text">
      <style:text-properties officeooo:rsid="00aacc8e"/>
    </style:style>
    <style:style style:name="T39" style:family="text">
      <style:text-properties officeooo:rsid="00ac4b4d"/>
    </style:style>
    <style:style style:name="T40" style:family="text">
      <style:text-properties officeooo:rsid="00af280b"/>
    </style:style>
    <style:style style:name="T41" style:family="text">
      <style:text-properties style:text-line-through-style="none" style:text-line-through-type="none"/>
    </style:style>
    <style:style style:name="T42" style:family="text">
      <style:text-properties style:text-line-through-style="none" style:text-line-through-type="none" officeooo:rsid="00af280b"/>
    </style:style>
    <style:style style:name="T43" style:family="text">
      <style:text-properties officeooo:rsid="00b351f4"/>
    </style:style>
    <style:style style:name="T44" style:family="text">
      <style:text-properties officeooo:rsid="00b7df5e"/>
    </style:style>
    <style:style style:name="T45" style:family="text">
      <style:text-properties officeooo:rsid="00baa55a"/>
    </style:style>
    <style:style style:name="T46" style:family="text">
      <style:text-properties officeooo:rsid="00bb4287"/>
    </style:style>
    <style:style style:name="T47" style:family="text">
      <style:text-properties officeooo:rsid="00bf5dc0"/>
    </style:style>
    <style:style style:name="T48" style:family="text">
      <style:text-properties officeooo:rsid="00c00987"/>
    </style:style>
    <style:style style:name="T49" style:family="text">
      <style:text-properties officeooo:rsid="00c12e75"/>
    </style:style>
    <style:style style:name="T50" style:family="text">
      <style:text-properties officeooo:rsid="00c222f0"/>
    </style:style>
    <style:style style:name="T51" style:family="text">
      <style:text-properties officeooo:rsid="00c2f5d0"/>
    </style:style>
    <style:style style:name="T52" style:family="text">
      <style:text-properties officeooo:rsid="00c7637d"/>
    </style:style>
    <style:style style:name="T53" style:family="text">
      <style:text-properties officeooo:rsid="00c9937e"/>
    </style:style>
    <style:style style:name="T54" style:family="text">
      <style:text-properties officeooo:rsid="00cbe465"/>
    </style:style>
    <style:style style:name="T55" style:family="text">
      <style:text-properties officeooo:rsid="00cc29c7"/>
    </style:style>
    <style:style style:name="T56" style:family="text">
      <style:text-properties officeooo:rsid="00ccf679"/>
    </style:style>
    <style:style style:name="T57" style:family="text">
      <style:text-properties officeooo:rsid="00ce57fe"/>
    </style:style>
    <style:style style:name="T58" style:family="text">
      <style:text-properties officeooo:rsid="00d15713"/>
    </style:style>
    <style:style style:name="T59" style:family="text">
      <style:text-properties officeooo:rsid="00d4ca41"/>
    </style:style>
    <style:style style:name="T60" style:family="text">
      <style:text-properties officeooo:rsid="00d5fa8b"/>
    </style:style>
    <style:style style:name="T61" style:family="text">
      <style:text-properties officeooo:rsid="00d887ae"/>
    </style:style>
    <style:style style:name="T62" style:family="text">
      <style:text-properties officeooo:rsid="00da05e8"/>
    </style:style>
    <style:style style:name="T63" style:family="text">
      <style:text-properties officeooo:rsid="00dcab40"/>
    </style:style>
    <style:style style:name="T64" style:family="text">
      <style:text-properties officeooo:rsid="00dea52c"/>
    </style:style>
    <style:style style:name="T65" style:family="text">
      <style:text-properties officeooo:rsid="00e2521c"/>
    </style:style>
    <style:style style:name="T66" style:family="text">
      <style:text-properties fo:language="de" fo:country="DE"/>
    </style:style>
    <style:style style:name="T67" style:family="text">
      <style:text-properties fo:language="de" fo:country="DE" officeooo:rsid="00fb80b2"/>
    </style:style>
    <style:style style:name="T68" style:family="text">
      <style:text-properties fo:color="#000000"/>
    </style:style>
    <style:style style:name="T69" style:family="text">
      <style:text-properties fo:color="#000000" officeooo:rsid="00ef4a3d"/>
    </style:style>
    <style:style style:name="T70" style:family="text">
      <style:text-properties fo:color="#000000" officeooo:rsid="00b63b1a"/>
    </style:style>
    <style:style style:name="T71" style:family="text">
      <style:text-properties fo:color="#000000" officeooo:rsid="009839f3"/>
    </style:style>
    <style:style style:name="T72" style:family="text">
      <style:text-properties fo:color="#000000" officeooo:rsid="00a9e7c0"/>
    </style:style>
    <style:style style:name="T73" style:family="text">
      <style:text-properties fo:color="#000000" officeooo:rsid="00aacc8e"/>
    </style:style>
    <style:style style:name="T74" style:family="text">
      <style:text-properties fo:color="#000000" officeooo:rsid="00ca5468"/>
    </style:style>
    <style:style style:name="T75" style:family="text">
      <style:text-properties fo:color="#000000" officeooo:rsid="00e2521c"/>
    </style:style>
    <style:style style:name="T76" style:family="text">
      <style:text-properties fo:color="#000000" officeooo:rsid="0116c6f0"/>
    </style:style>
    <style:style style:name="T77" style:family="text">
      <style:text-properties fo:color="#000000" officeooo:rsid="00e904c3"/>
    </style:style>
    <style:style style:name="T78" style:family="text">
      <style:text-properties fo:color="#000000" officeooo:rsid="00b73794"/>
    </style:style>
    <style:style style:name="T79" style:family="text">
      <style:text-properties fo:color="#000000" officeooo:rsid="009f7d51"/>
    </style:style>
    <style:style style:name="T80" style:family="text">
      <style:text-properties fo:color="#000000" officeooo:rsid="00b1024e"/>
    </style:style>
    <style:style style:name="T81" style:family="text">
      <style:text-properties fo:color="#000000" officeooo:rsid="00b16372"/>
    </style:style>
    <style:style style:name="T82" style:family="text">
      <style:text-properties fo:color="#000000" officeooo:rsid="00b1826b"/>
    </style:style>
    <style:style style:name="T83" style:family="text">
      <style:text-properties fo:color="#000000" officeooo:rsid="00b3219c"/>
    </style:style>
    <style:style style:name="T84" style:family="text">
      <style:text-properties fo:color="#000000" officeooo:rsid="00b351f4"/>
    </style:style>
    <style:style style:name="T85" style:family="text">
      <style:text-properties fo:color="#000000" officeooo:rsid="00b0b72a"/>
    </style:style>
    <style:style style:name="T86" style:family="text">
      <style:text-properties officeooo:rsid="00e53362"/>
    </style:style>
    <style:style style:name="T87" style:family="text">
      <style:text-properties officeooo:rsid="00e5bba8"/>
    </style:style>
    <style:style style:name="T88" style:family="text">
      <style:text-properties officeooo:rsid="00e81ad0"/>
    </style:style>
    <style:style style:name="T89" style:family="text">
      <style:text-properties fo:color="#666666"/>
    </style:style>
    <style:style style:name="T90" style:family="text">
      <style:text-properties fo:color="#666666" officeooo:rsid="007d6c58"/>
    </style:style>
    <style:style style:name="T91" style:family="text">
      <style:text-properties fo:color="#666666" officeooo:rsid="007d99a9"/>
    </style:style>
    <style:style style:name="T92" style:family="text">
      <style:text-properties fo:color="#666666" fo:font-weight="normal" style:font-weight-asian="normal" style:font-weight-complex="normal"/>
    </style:style>
    <style:style style:name="T93" style:family="text">
      <style:text-properties fo:color="#666666" officeooo:rsid="00ff7ce9"/>
    </style:style>
    <style:style style:name="T94" style:family="text">
      <style:text-properties officeooo:rsid="00e904c3"/>
    </style:style>
    <style:style style:name="T95" style:family="text">
      <style:text-properties officeooo:rsid="00e9dd67"/>
    </style:style>
    <style:style style:name="T96" style:family="text">
      <style:text-properties officeooo:rsid="00eade87"/>
    </style:style>
    <style:style style:name="T97" style:family="text">
      <style:text-properties officeooo:rsid="00eb56ce"/>
    </style:style>
    <style:style style:name="T98" style:family="text">
      <style:text-properties officeooo:rsid="00ed54b2"/>
    </style:style>
    <style:style style:name="T99" style:family="text">
      <style:text-properties officeooo:rsid="00ef4a3d"/>
    </style:style>
    <style:style style:name="T100" style:family="text">
      <style:text-properties officeooo:rsid="00f11056"/>
    </style:style>
    <style:style style:name="T101" style:family="text">
      <style:text-properties officeooo:rsid="00f39c93"/>
    </style:style>
    <style:style style:name="T102" style:family="text">
      <style:text-properties officeooo:rsid="00f6ef77"/>
    </style:style>
    <style:style style:name="T103" style:family="text">
      <style:text-properties officeooo:rsid="00f7f637"/>
    </style:style>
    <style:style style:name="T104" style:family="text">
      <style:text-properties officeooo:rsid="00f90b23"/>
    </style:style>
    <style:style style:name="T105" style:family="text">
      <style:text-properties officeooo:rsid="00fd154e"/>
    </style:style>
    <style:style style:name="T106" style:family="text">
      <style:text-properties officeooo:rsid="00e667f5"/>
    </style:style>
    <style:style style:name="T107" style:family="text">
      <style:text-properties officeooo:rsid="0102104f"/>
    </style:style>
    <style:style style:name="T108" style:family="text">
      <style:text-properties officeooo:rsid="010212b7"/>
    </style:style>
    <style:style style:name="T109" style:family="text">
      <style:text-properties officeooo:rsid="0102dfb0"/>
    </style:style>
    <style:style style:name="T110" style:family="text">
      <style:text-properties officeooo:rsid="0102e769"/>
    </style:style>
    <style:style style:name="T111" style:family="text">
      <style:text-properties officeooo:rsid="0103e124"/>
    </style:style>
    <style:style style:name="T112" style:family="text">
      <style:text-properties officeooo:rsid="01042131"/>
    </style:style>
    <style:style style:name="T113" style:family="text">
      <style:text-properties officeooo:rsid="0106ea00"/>
    </style:style>
    <style:style style:name="T114" style:family="text">
      <style:text-properties officeooo:rsid="010c6c3b"/>
    </style:style>
    <style:style style:name="T115" style:family="text">
      <style:text-properties style:text-line-through-style="solid" style:text-line-through-type="single" officeooo:rsid="0116c6f0"/>
    </style:style>
    <style:style style:name="T116" style:family="text">
      <style:text-properties officeooo:rsid="0117a0a9"/>
    </style:style>
    <style:style style:name="T117" style:family="text">
      <style:text-properties officeooo:rsid="0119387d"/>
    </style:style>
    <style:style style:name="T118" style:family="text">
      <style:text-properties officeooo:rsid="011992b0"/>
    </style:style>
    <style:style style:name="T119" style:family="text">
      <style:text-properties officeooo:rsid="0089adc3"/>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bookmark-start text:name="__RefHeading___Toc2237_2647553932"/><text:bookmark text:name="Das-Geheimnis-des-Inquisitors"/>Das Geheimnis des Inquisitors<text:bookmark-end text:name="__RefHeading___Toc2237_2647553932"/></text:h>
      <text:p text:style-name="P7">Ein verstoßener Inquisitor zieht eine Verschwörung auf, um sich an die Macht zu putschen.</text:p>
      <text:p text:style-name="P8">Eine Straßenhure <text:span text:style-name="T52">begeht Morde für eine politische Verschwörung</text:span>, um von der Straße wegzukommen.</text:p>
      <text:p text:style-name="P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2237_2647553932" text:style-name="Index_20_Link" text:visited-style-name="Index_20_Link">Das Geheimnis des Inquisitors<text:tab/>1</text:a></text:p>
          <text:p text:style-name="P38"><text:a xlink:type="simple" xlink:href="#__RefHeading___Toc36038_2647553932" text:style-name="Index_20_Link" text:visited-style-name="Index_20_Link">Point of View-Charaktere<text:tab/>2</text:a></text:p>
          <text:p text:style-name="P38"><text:a xlink:type="simple" xlink:href="#__RefHeading___Toc2295_2647553932" text:style-name="Index_20_Link" text:visited-style-name="Index_20_Link">Nebencharaktere<text:tab/>5</text:a></text:p>
          <text:p text:style-name="P39"><text:a xlink:type="simple" xlink:href="#__RefHeading___Toc2297_2647553932" text:style-name="Index_20_Link" text:visited-style-name="Index_20_Link">Regierung Lagons<text:tab/>5</text:a></text:p>
          <text:p text:style-name="P39"><text:a xlink:type="simple" xlink:href="#__RefHeading___Toc18859_2647553932" text:style-name="Index_20_Link" text:visited-style-name="Index_20_Link">Howl Industries<text:tab/>5</text:a></text:p>
          <text:p text:style-name="P39"><text:a xlink:type="simple" xlink:href="#__RefHeading___Toc2303_2647553932" text:style-name="Index_20_Link" text:visited-style-name="Index_20_Link">Orden der Heiligen Flamme<text:tab/>6</text:a></text:p>
          <text:p text:style-name="P39"><text:a xlink:type="simple" xlink:href="#__RefHeading___Toc2299_2647553932" text:style-name="Index_20_Link" text:visited-style-name="Index_20_Link">Siebter Bezirk<text:tab/>7</text:a></text:p>
          <text:p text:style-name="P39"><text:a xlink:type="simple" xlink:href="#__RefHeading___Toc2301_2647553932" text:style-name="Index_20_Link" text:visited-style-name="Index_20_Link">Achter Bezirk<text:tab/>7</text:a></text:p>
          <text:p text:style-name="P39"><text:a xlink:type="simple" xlink:href="#__RefHeading___Toc18895_2647553932" text:style-name="Index_20_Link" text:visited-style-name="Index_20_Link">Festland<text:tab/>8</text:a></text:p>
          <text:p text:style-name="P37"><text:a xlink:type="simple" xlink:href="#__RefHeading___Toc2243_2647553932" text:style-name="Index_20_Link" text:visited-style-name="Index_20_Link">Fraktionen<text:tab/>9</text:a></text:p>
          <text:p text:style-name="P38"><text:a xlink:type="simple" xlink:href="#__RefHeading___Toc19103_2647553932" text:style-name="Index_20_Link" text:visited-style-name="Index_20_Link">Regierung der Stadt Lagon<text:tab/>9</text:a></text:p>
          <text:p text:style-name="P38"><text:a xlink:type="simple" xlink:href="#__RefHeading___Toc19105_2647553932" text:style-name="Index_20_Link" text:visited-style-name="Index_20_Link">Orden der Flamme/Inquisition<text:tab/>9</text:a></text:p>
          <text:p text:style-name="P38"><text:a xlink:type="simple" xlink:href="#__RefHeading___Toc19107_2647553932" text:style-name="Index_20_Link" text:visited-style-name="Index_20_Link">Loge innovativer Eliten<text:tab/>9</text:a></text:p>
          <text:p text:style-name="P38"><text:a xlink:type="simple" xlink:href="#__RefHeading___Toc19109_2647553932" text:style-name="Index_20_Link" text:visited-style-name="Index_20_Link">die ehrbaren Diebe<text:tab/>9</text:a></text:p>
          <text:p text:style-name="P38"><text:a xlink:type="simple" xlink:href="#__RefHeading___Toc19111_2647553932" text:style-name="Index_20_Link" text:visited-style-name="Index_20_Link">Thornische Ureinwohner<text:tab/>10</text:a></text:p>
          <text:p text:style-name="P38"><text:a xlink:type="simple" xlink:href="#__RefHeading___Toc19113_2647553932" text:style-name="Index_20_Link" text:visited-style-name="Index_20_Link">A’kradizz<text:tab/>10</text:a></text:p>
          <text:p text:style-name="P38"><text:a xlink:type="simple" xlink:href="#__RefHeading___Toc19115_2647553932" text:style-name="Index_20_Link" text:visited-style-name="Index_20_Link">Pantherinnen<text:tab/>10</text:a></text:p>
          <text:p text:style-name="P38"><text:a xlink:type="simple" xlink:href="#__RefHeading___Toc19117_2647553932" text:style-name="Index_20_Link" text:visited-style-name="Index_20_Link">Feministischer Untergrund<text:tab/>10</text:a></text:p>
          <text:p text:style-name="P37"><text:a xlink:type="simple" xlink:href="#__RefHeading___Toc19119_2647553932" text:style-name="Index_20_Link" text:visited-style-name="Index_20_Link">Die Dreizehn Bezirke Lagons<text:tab/>11</text:a></text:p>
          <text:p text:style-name="P37"><text:a xlink:type="simple" xlink:href="#__RefHeading___Toc2245_2647553932" text:style-name="Index_20_Link" text:visited-style-name="Index_20_Link">Handlung<text:tab/>13</text:a></text:p>
          <text:p text:style-name="P38"><text:a xlink:type="simple" xlink:href="#__RefHeading___Toc2247_2647553932" text:style-name="Index_20_Link" text:visited-style-name="Index_20_Link">Erstes Buch<text:tab/>13</text:a></text:p>
          <text:p text:style-name="P39"><text:a xlink:type="simple" xlink:href="#__RefHeading___Toc2249_2647553932" text:style-name="Index_20_Link" text:visited-style-name="Index_20_Link">Akt 1 - Der Siebte Bezirk<text:tab/>13</text:a></text:p>
          <text:p text:style-name="P39"><text:a xlink:type="simple" xlink:href="#__RefHeading___Toc2251_2647553932" text:style-name="Index_20_Link" text:visited-style-name="Index_20_Link">Akt 2 - Das geheime Labor<text:tab/>13</text:a></text:p>
          <text:p text:style-name="P39"><text:a xlink:type="simple" xlink:href="#__RefHeading___Toc2253_2647553932" text:style-name="Index_20_Link" text:visited-style-name="Index_20_Link">Akt 3 - Thorns Aufstieg<text:tab/>14</text:a></text:p>
          <text:p text:style-name="P38"><text:a xlink:type="simple" xlink:href="#__RefHeading___Toc2255_2647553932" text:style-name="Index_20_Link" text:visited-style-name="Index_20_Link">Zweites Buch<text:tab/>14</text:a></text:p>
          <text:p text:style-name="P39"><text:a xlink:type="simple" xlink:href="#__RefHeading___Toc2257_2647553932" text:style-name="Index_20_Link" text:visited-style-name="Index_20_Link">Vargs Doppelleben<text:tab/>15</text:a></text:p>
          <text:p text:style-name="P39"><text:a xlink:type="simple" xlink:href="#__RefHeading___Toc2259_2647553932" text:style-name="Index_20_Link" text:visited-style-name="Index_20_Link">Wasser für Vargs schmutzige Wäsche<text:tab/>15</text:a></text:p>
          <text:p text:style-name="P39"><text:a xlink:type="simple" xlink:href="#__RefHeading___Toc2261_2647553932" text:style-name="Index_20_Link" text:visited-style-name="Index_20_Link">Währenddessen: Der Aufbau einer Schule<text:tab/>16</text:a></text:p>
          <text:p text:style-name="P38"><text:a xlink:type="simple" xlink:href="#__RefHeading___Toc2263_2647553932" text:style-name="Index_20_Link" text:visited-style-name="Index_20_Link">Vorspiel<text:tab/>16</text:a></text:p>
          <text:p text:style-name="P38"><text:a xlink:type="simple" xlink:href="#__RefHeading___Toc2265_2647553932" text:style-name="Index_20_Link" text:visited-style-name="Index_20_Link">Vorletztes Buch – Das Festland<text:tab/>17</text:a></text:p>
          <text:p text:style-name="P38"><text:a xlink:type="simple" xlink:href="#__RefHeading___Toc2267_2647553932" text:style-name="Index_20_Link" text:visited-style-name="Index_20_Link">Letztes Buch<text:tab/>19</text:a></text:p>
          <text:p text:style-name="P37"><text:a xlink:type="simple" xlink:href="#__RefHeading___Toc35708_2647553932" text:style-name="Index_20_Link" text:visited-style-name="Index_20_Link">Mythologie<text:tab/>21</text:a></text:p>
          <text:p text:style-name="P38"><text:a xlink:type="simple" xlink:href="#__RefHeading___Toc36040_2647553932" text:style-name="Index_20_Link" text:visited-style-name="Index_20_Link">Pantheon<text:tab/>21</text:a></text:p>
          <text:p text:style-name="P39"><text:a xlink:type="simple" xlink:href="#__RefHeading___Toc2910_1841666944" text:style-name="Index_20_Link" text:visited-style-name="Index_20_Link">Objektivität<text:tab/>21</text:a></text:p>
          <text:p text:style-name="P39"><text:a xlink:type="simple" xlink:href="#__RefHeading___Toc36042_2647553932" text:style-name="Index_20_Link" text:visited-style-name="Index_20_Link">J’zharr<text:tab/>21</text:a></text:p>
          <text:p text:style-name="P39"><text:a xlink:type="simple" xlink:href="#__RefHeading___Toc36044_2647553932" text:style-name="Index_20_Link" text:visited-style-name="Index_20_Link">Q’holi<text:tab/>21</text:a></text:p>
          <text:p text:style-name="P39"><text:a xlink:type="simple" xlink:href="#__RefHeading___Toc36046_2647553932" text:style-name="Index_20_Link" text:visited-style-name="Index_20_Link">Blutgöttin<text:tab/>21</text:a></text:p>
          <text:p text:style-name="P38"><text:a xlink:type="simple" xlink:href="#__RefHeading___Toc36169_2647553932" text:style-name="Index_20_Link" text:visited-style-name="Index_20_Link">Spezies<text:tab/>21</text:a></text:p>
          <text:p text:style-name="P39"><text:a xlink:type="simple" xlink:href="#__RefHeading___Toc36171_2647553932" text:style-name="Index_20_Link" text:visited-style-name="Index_20_Link">Menschen<text:tab/>21</text:a></text:p>
          <text:p text:style-name="P39"><text:a xlink:type="simple" xlink:href="#__RefHeading___Toc36173_2647553932" text:style-name="Index_20_Link" text:visited-style-name="Index_20_Link">Ak‘kradizz<text:tab/>21</text:a></text:p>
          <text:p text:style-name="P37"><text:a xlink:type="simple" xlink:href="#__RefHeading___Toc36048_2647553932" text:style-name="Index_20_Link" text:visited-style-name="Index_20_Link">Hintergrundgeschichte<text:tab/>21</text:a></text:p>
          <text:p text:style-name="P38"><text:a xlink:type="simple" xlink:href="#__RefHeading___Toc36155_2647553932" text:style-name="Index_20_Link" text:visited-style-name="Index_20_Link">Zeit der Götter (ca. Jahr -8000)<text:tab/>21</text:a></text:p>
          <text:p text:style-name="P38"><text:a xlink:type="simple" xlink:href="#__RefHeading___Toc36157_2647553932" text:style-name="Index_20_Link" text:visited-style-name="Index_20_Link">Krieg der Götter (Jahr 0)<text:tab/>22</text:a></text:p>
          <text:p text:style-name="P38"><text:soft-page-break/><text:a xlink:type="simple" xlink:href="#__RefHeading___Toc36163_2647553932" text:style-name="Index_20_Link" text:visited-style-name="Index_20_Link">Nachkriegszeit (Festland)<text:tab/>22</text:a></text:p>
          <text:p text:style-name="P38"><text:a xlink:type="simple" xlink:href="#__RefHeading___Toc36159_2647553932" text:style-name="Index_20_Link" text:visited-style-name="Index_20_Link">Nachkriegszeit (Lagon)<text:tab/>22</text:a></text:p>
          <text:p text:style-name="P39"><text:a xlink:type="simple" xlink:href="#__RefHeading___Toc36175_2647553932" text:style-name="Index_20_Link" text:visited-style-name="Index_20_Link">Die Erfindung von Brocken<text:tab/>22</text:a></text:p>
          <text:p text:style-name="P39"><text:a xlink:type="simple" xlink:href="#__RefHeading___Toc36177_2647553932" text:style-name="Index_20_Link" text:visited-style-name="Index_20_Link">Der Aufstieg der Loge<text:tab/>23</text:a></text:p>
          <text:p text:style-name="P38"><text:a xlink:type="simple" xlink:href="#__RefHeading___Toc36161_2647553932" text:style-name="Index_20_Link" text:visited-style-name="Index_20_Link">Amtszeit von Patrizier Boggart (Jahr 275)<text:tab/>23</text:a></text:p>
          <text:p text:style-name="P38"><text:a xlink:type="simple" xlink:href="#__RefHeading___Toc36165_2647553932" text:style-name="Index_20_Link" text:visited-style-name="Index_20_Link">Amtszeit von Patrizier Thorn (Jahr 288)<text:tab/>23</text:a></text:p>
          <text:p text:style-name="P37"><text:a xlink:type="simple" xlink:href="#__RefHeading___Toc19143_2647553932" text:style-name="Index_20_Link" text:visited-style-name="Index_20_Link">Magie<text:tab/>24</text:a></text:p>
          <text:p text:style-name="P38"><text:a xlink:type="simple" xlink:href="#__RefHeading___Toc19145_2647553932" text:style-name="Index_20_Link" text:visited-style-name="Index_20_Link">Essenzielles Prinzip<text:tab/>24</text:a></text:p>
          <text:p text:style-name="P38"><text:a xlink:type="simple" xlink:href="#__RefHeading___Toc19147_2647553932" text:style-name="Index_20_Link" text:visited-style-name="Index_20_Link">Brocken<text:tab/>24</text:a></text:p>
          <text:p text:style-name="P38"><text:a xlink:type="simple" xlink:href="#__RefHeading___Toc19149_2647553932" text:style-name="Index_20_Link" text:visited-style-name="Index_20_Link">Flammen-/Wassersplitter<text:tab/>24</text:a></text:p>
          <text:p text:style-name="P38"><text:a xlink:type="simple" xlink:href="#__RefHeading___Toc19151_2647553932" text:style-name="Index_20_Link" text:visited-style-name="Index_20_Link">Blutmagie<text:tab/>24</text:a></text:p>
          <text:p text:style-name="P37"><text:a xlink:type="simple" xlink:href="#__RefHeading___Toc2279_2647553932" text:style-name="Index_20_Link" text:visited-style-name="Index_20_Link">Bor-Rezepte<text:tab/>25</text:a></text:p>
          <text:p text:style-name="P37"><text:a xlink:type="simple" xlink:href="#__RefHeading___Toc19153_2647553932" text:style-name="Index_20_Link" text:visited-style-name="Index_20_Link">Metaphysik<text:tab/>26</text:a></text:p>
          <text:p text:style-name="P38"><text:a xlink:type="simple" xlink:href="#__RefHeading___Toc2283_2647553932" text:style-name="Index_20_Link" text:visited-style-name="Index_20_Link">Göttlichkeit<text:tab/>26</text:a></text:p>
          <text:p text:style-name="P38"><text:a xlink:type="simple" xlink:href="#__RefHeading___Toc2285_2647553932" text:style-name="Index_20_Link" text:visited-style-name="Index_20_Link">Objektivität<text:tab/>26</text:a></text:p>
          <text:p text:style-name="P38"><text:a xlink:type="simple" xlink:href="#__RefHeading___Toc2287_2647553932" text:style-name="Index_20_Link" text:visited-style-name="Index_20_Link">Reality Bending<text:tab/>26</text:a></text:p>
          <text:p text:style-name="P37"><text:a xlink:type="simple" xlink:href="#__RefHeading___Toc19155_2647553932" text:style-name="Index_20_Link" text:visited-style-name="Index_20_Link">Feedback<text:tab/>27</text:a></text:p>
          <text:p text:style-name="P38"><text:a xlink:type="simple" xlink:href="#__RefHeading___Toc2289_2647553932" text:style-name="Index_20_Link" text:visited-style-name="Index_20_Link">Feminismus – mehr weibliche Charaktere<text:tab/>27</text:a></text:p>
          <text:p text:style-name="P38"><text:a xlink:type="simple" xlink:href="#__RefHeading___Toc2291_2647553932" text:style-name="Index_20_Link" text:visited-style-name="Index_20_Link">Alinas Feedback (bevor ich den Anfang neugeschrieben habe)<text:tab/>27</text:a></text:p>
          <text:p text:style-name="P38"><text:a xlink:type="simple" xlink:href="#__RefHeading___Toc2293_2647553932" text:style-name="Index_20_Link" text:visited-style-name="Index_20_Link">Anregungen<text:tab/>27</text:a></text:p>
          <text:p text:style-name="P38"><text:a xlink:type="simple" xlink:href="#__RefHeading___Toc19159_2647553932" text:style-name="Index_20_Link" text:visited-style-name="Index_20_Link">Lunas Feedback zu Worldbuilding<text:tab/>27</text:a></text:p>
          <text:p text:style-name="P38"><text:a xlink:type="simple" xlink:href="#__RefHeading___Toc36179_2647553932" text:style-name="Index_20_Link" text:visited-style-name="Index_20_Link">Offene Fragen<text:tab/>27</text:a></text:p>
          <text:p text:style-name="P39"><text:a xlink:type="simple" xlink:href="#__RefHeading___Toc38816_2048032616" text:style-name="Index_20_Link" text:visited-style-name="Index_20_Link">Charlies Feedback<text:tab/>27</text:a></text:p>
          <text:p text:style-name="P37"><text:a xlink:type="simple" xlink:href="#__RefHeading___Toc2269_2647553932" text:style-name="Index_20_Link" text:visited-style-name="Index_20_Link">Aussortiert<text:tab/>28</text:a></text:p>
          <text:p text:style-name="P38"><text:a xlink:type="simple" xlink:href="#__RefHeading___Toc2271_2647553932" text:style-name="Index_20_Link" text:visited-style-name="Index_20_Link">Vierter Akt<text:tab/>28</text:a></text:p>
          <text:p text:style-name="P38"><text:a xlink:type="simple" xlink:href="#__RefHeading___Toc2273_2647553932" text:style-name="Index_20_Link" text:visited-style-name="Index_20_Link">Akt 5<text:tab/>29</text:a></text:p>
          <text:p text:style-name="P38"><text:a xlink:type="simple" xlink:href="#__RefHeading___Toc2275_2647553932" text:style-name="Index_20_Link" text:visited-style-name="Index_20_Link">Spielprinzip<text:tab/>31</text:a></text:p>
        </text:index-body>
      </text:table-of-content>
      <text:p text:style-name="P3"/>
      <text:h text:style-name="P62" text:outline-level="2"><text:bookmark-start text:name="__RefHeading___Toc36038_2647553932"/>Point of View-Charaktere<text:bookmark-end text:name="__RefHeading___Toc36038_2647553932"/></text:h>
      <text:h text:style-name="P80" text:outline-level="4"><text:bookmark-start text:name="__RefHeading___Toc18831_2647553932"/>Thorn von Hartlingen<text:bookmark-end text:name="__RefHeading___Toc18831_2647553932"/></text:h>
      <text:list xml:id="list3818548095" text:style-name="L1">
        <text:list-item>
          <text:p text:style-name="P180">*241, 47 Jahre alt</text:p>
        </text:list-item>
        <text:list-item>
          <text:p text:style-name="P182">ehemaliger Inquisitor</text:p>
        </text:list-item>
        <text:list-item>
          <text:p text:style-name="P183">machthungrig, manipulativ, intrigant</text:p>
        </text:list-item>
        <text:list-item>
          <text:p text:style-name="P182">homophob</text:p>
        </text:list-item>
        <text:list-item>
          <text:p text:style-name="P184">nicht allzu fit, treibt keinen Sport</text:p>
        </text:list-item>
        <text:list-item>
          <text:p text:style-name="P87">arrogant – <text:span text:style-name="T63">was für andere gut genug ist, ist unter seiner Würde</text:span></text:p>
        </text:list-item>
        <text:list-item>
          <text:p text:style-name="P87">lebt keusch, <text:span text:style-name="T8">um im Zweifel Flammensplitter gut verwenden zu können</text:span></text:p>
        </text:list-item>
        <text:list-item>
          <text:p text:style-name="P88">nachdem er aus dem Orden geworfen wurde, schläft er in einer Absteige, bis er sich endlich ein Haus im ersten Bezirk leisten kann</text:p>
        </text:list-item>
        <text:list-item>
          <text:p text:style-name="P92">Noch ein Kapitel, wie er das alte Hartlingen-Anwesen besucht und ein neues Haus kauft?</text:p>
        </text:list-item>
      </text:list>
      <text:h text:style-name="P80" text:outline-level="4"><text:bookmark-start text:name="__RefHeading___Toc18833_2647553932"/>Dania<text:bookmark-end text:name="__RefHeading___Toc18833_2647553932"/></text:h>
      <text:list xml:id="list3644177193" text:style-name="L2">
        <text:list-item>
          <text:p text:style-name="P185">*<text:span text:style-name="T60">270, 18 Jahre alt</text:span></text:p>
        </text:list-item>
        <text:list-item>
          <text:p text:style-name="P185">Sexarbeiterin</text:p>
        </text:list-item>
        <text:list-item>
          <text:p text:style-name="P185">brockensüchtig</text:p>
        </text:list-item>
        <text:list-item>
          <text:p text:style-name="P186">gute Spionin, <text:span text:style-name="T106">kennt sich gut im siebten Bezirk aus</text:span></text:p>
        </text:list-item>
        <text:list-item>
          <text:p text:style-name="P185">auf Brocken Erinnerungen aus zerbrochener Kindheit: Mutter früh gestorben, Vater Alkoholiker, <text:span text:style-name="T105">schlug sie und zwang sie sich zu verprostituieren</text:span></text:p>
        </text:list-item>
        <text:list-item>
          <text:p text:style-name="P185">schwarze Haare </text:p>
        </text:list-item>
        <text:list-item>
          <text:p text:style-name="P185">Angst vor Männern, will Macht, um unabhängig und eigenständig zu werden </text:p>
        </text:list-item>
        <text:list-item>
          <text:p text:style-name="P185"><text:soft-page-break/>will sich auf lange Sicht aus der Manipulation befreien und selbstbestimmt werden </text:p>
        </text:list-item>
        <text:list-item>
          <text:p text:style-name="P106">kann nicht lesen</text:p>
        </text:list-item>
      </text:list>
      <text:h text:style-name="P80" text:outline-level="4"><text:bookmark-start text:name="__RefHeading___Toc18835_2647553932"/>Marcin<text:bookmark-end text:name="__RefHeading___Toc18835_2647553932"/></text:h>
      <text:list xml:id="list2865792714" text:style-name="L3">
        <text:list-item>
          <text:p text:style-name="P187">*259, 29 Jahre alt</text:p>
        </text:list-item>
        <text:list-item>
          <text:p text:style-name="P189">Leutnant der ehrbaren Diebe, <text:span text:style-name="T97">könnte mehr sein, aber zieht lieber Fäden im Hintergrund</text:span></text:p>
        </text:list-item>
        <text:list-item>
          <text:p text:style-name="P189">homosexuell </text:p>
        </text:list-item>
        <text:list-item>
          <text:p text:style-name="P189">später heimlicher Verbündeter Thorns </text:p>
        </text:list-item>
        <text:list-item>
          <text:p text:style-name="P189">hinterhältig und vorsichtig, eifersüchtig </text:p>
        </text:list-item>
        <text:list-item>
          <text:p text:style-name="P107">frustriert, dass er wohl niemals lieben kann </text:p>
        </text:list-item>
      </text:list>
      <text:h text:style-name="P80" text:outline-level="4"><text:bookmark-start text:name="__RefHeading___Toc18837_2647553932"/>Varg<text:bookmark-end text:name="__RefHeading___Toc18837_2647553932"/></text:h>
      <text:list xml:id="list1926064823" text:style-name="L4">
        <text:list-item>
          <text:p text:style-name="P190">*<text:span text:style-name="T60">266, 22 Jahre alt</text:span></text:p>
        </text:list-item>
        <text:list-item>
          <text:p text:style-name="P190">Inquisitoren-Novize </text:p>
        </text:list-item>
        <text:list-item>
          <text:p text:style-name="P190">arbeitet für Thorn als Spion und Muscle </text:p>
        </text:list-item>
        <text:list-item>
          <text:p text:style-name="P191">Doppelagent </text:p>
        </text:list-item>
        <text:list-item>
          <text:p text:style-name="P190">versucht tatsächlich gutes zu tun, fehlgeleiteter Idealist </text:p>
        </text:list-item>
        <text:list-item>
          <text:p text:style-name="P191">größenteils keusch, wird von Dania verführt</text:p>
        </text:list-item>
        <text:list-item>
          <text:p text:style-name="P192">Thorn manipuliert ihn über seinen Glauben</text:p>
        </text:list-item>
        <text:list-item>
          <text:p text:style-name="P190">gut aussehend, irgendwie heilig/unschuldig. <text:span text:style-name="T101">Helle, fast weiße Augen, goldblonde Haare</text:span></text:p>
        </text:list-item>
        <text:list-item>
          <text:p text:style-name="P191">sieht <text:span text:style-name="T104">Alchemie </text:span>als Mittel, die Stadt zu verbessern, wenn richtig eingesetzt </text:p>
        </text:list-item>
        <text:list-item>
          <text:p text:style-name="P93">starke Prinzipien, hin und wieder dogmatisch</text:p>
        </text:list-item>
        <text:list-item>
          <text:p text:style-name="P108">Hat <text:span text:style-name="T102">er </text:span>seinen Vater absichtlich nicht aus den Flammen geholt, weil er ihn für böse hielt? <text:span text:style-name="T102">Oder </text:span><text:span text:style-name="T103">hatte er nur Angst? Ist ihm selbst unklar.</text:span></text:p>
        </text:list-item>
      </text:list>
      <text:h text:style-name="P80" text:outline-level="4"><text:bookmark-start text:name="__RefHeading___Toc18839_2647553932"/>Joran<text:bookmark-end text:name="__RefHeading___Toc18839_2647553932"/></text:h>
      <text:list xml:id="list3550820665" text:style-name="L5">
        <text:list-item>
          <text:p text:style-name="P206">*<text:span text:style-name="T60">271, 17 Jahre alt</text:span></text:p>
        </text:list-item>
        <text:list-item>
          <text:p text:style-name="P206">Erfinder bei Howl Industries, <text:span text:style-name="T95">heimlich auch Alchemist</text:span></text:p>
        </text:list-item>
        <text:list-item>
          <text:p text:style-name="P207">an Dania interessiert </text:p>
        </text:list-item>
        <text:list-item>
          <text:p text:style-name="P207">schüchtern, weiß nicht, wie man mit Menschen umgeht </text:p>
        </text:list-item>
        <text:list-item>
          <text:p text:style-name="P207">Prinzipientreu – <text:span text:style-name="T95">will zB keine Waffen erfinden (Joran1), Nutzen über Profit</text:span></text:p>
        </text:list-item>
        <text:list-item>
          <text:p text:style-name="P207">faul, außer wenn‘s um etwas geht, das ihn interessiert </text:p>
        </text:list-item>
        <text:list-item>
          <text:p text:style-name="P207">Atheist mit Fantasie </text:p>
        </text:list-item>
        <text:list-item>
          <text:p text:style-name="P109">will seine Erfindungen für das gute einsetzen, Fortschritt für alle </text:p>
        </text:list-item>
        <text:list-item>
          <text:p text:style-name="P110">im sechsten Bezirk aufgewachsen, <text:span text:style-name="T108">liebe Eltern</text:span></text:p>
        </text:list-item>
      </text:list>
      <text:h text:style-name="P80" text:outline-level="4"><text:bookmark-start text:name="__RefHeading___Toc18841_2647553932"/>Dragan Burk<text:bookmark-end text:name="__RefHeading___Toc18841_2647553932"/></text:h>
      <text:list xml:id="list1689142428" text:style-name="L6">
        <text:list-item>
          <text:p text:style-name="P188">*25<text:span text:style-name="T61">4</text:span>, <text:span text:style-name="T61">34</text:span> Jahre alt</text:p>
        </text:list-item>
        <text:list-item>
          <text:p text:style-name="P208">Hauptmann der Miliz </text:p>
        </text:list-item>
        <text:list-item>
          <text:p text:style-name="P208">Hakuns Leibwächter </text:p>
        </text:list-item>
        <text:list-item>
          <text:p text:style-name="P208">homosexuell </text:p>
        </text:list-item>
        <text:list-item>
          <text:p text:style-name="P208">aus reichem Hause </text:p>
        </text:list-item>
        <text:list-item>
          <text:p text:style-name="P208">vorsichtig </text:p>
        </text:list-item>
        <text:list-item>
          <text:p text:style-name="P208">war als Kind immer sehr gelangweilt </text:p>
        </text:list-item>
        <text:list-item>
          <text:p text:style-name="P208">musste lernen, seine Liebe zu verstecken, und lässt diesen Frust gerne an Verbrechern raus </text:p>
        </text:list-item>
        <text:list-item>
          <text:p text:style-name="P111">kann lesen </text:p>
        </text:list-item>
      </text:list>
      <text:h text:style-name="P80" text:outline-level="4"><text:bookmark-start text:name="__RefHeading___Toc18843_2647553932"/>Stepanie<text:bookmark-end text:name="__RefHeading___Toc18843_2647553932"/></text:h>
      <text:list xml:id="list3092207259" text:style-name="L7">
        <text:list-item>
          <text:p text:style-name="P209">*<text:span text:style-name="T60">255, 33 Jahre alt</text:span></text:p>
        </text:list-item>
        <text:list-item>
          <text:p text:style-name="P210">ist im siebten Bezirk aufgewachsen</text:p>
        </text:list-item>
        <text:list-item>
          <text:p text:style-name="P209">lebt im achten Bezirk, <text:span text:style-name="T86">Hausfrau</text:span>, Mutter von Mia, Schwester von Orst und Mann von Hunnar </text:p>
        </text:list-item>
        <text:list-item>
          <text:p text:style-name="P209">findet sich außerordentlich hässlich und hat damit ein Problem, auch wenn Hunnar sie liebt </text:p>
        </text:list-item>
        <text:list-item>
          <text:p text:style-name="P209"><text:soft-page-break/>fromm, aber tolerant </text:p>
        </text:list-item>
        <text:list-item>
          <text:p text:style-name="P209">Orst versorgt sie immer mal wieder mit Essen und Geld, sie muss den Job Hunnars verheimlichen </text:p>
        </text:list-item>
        <text:list-item>
          <text:p text:style-name="P209">Am Ende des zweiten Aktes stirb Hunnar, Situation wird spürbar schlechter </text:p>
        </text:list-item>
        <text:list-item>
          <text:p text:style-name="P209">Hunnar ist ehrbarer Dieb und stirbt bei Revolte gegen Magister Thorn. </text:p>
        </text:list-item>
        <text:list-item>
          <text:p text:style-name="P209">Danach arbeitet sie bei Howl Industries, als Informantin erst für Orst, dann für Marcin, als Pädagogik-Lehrerin bei Joran </text:p>
        </text:list-item>
        <text:list-item>
          <text:p text:style-name="P209">herzlich, selbstlos &amp; großzügig, auch wenn sie sich mal mit unschönen Taten über Wasser halten muss </text:p>
        </text:list-item>
        <text:list-item>
          <text:p text:style-name="P209">Hat ein ordentliches Netzwerk an Frauen, die zum Markt gehen </text:p>
        </text:list-item>
        <text:list-item>
          <text:p text:style-name="P209">schickt Mia zur Schule, damit sie nicht nur auf der Straße gemobbt wird, sondern andere Chancen hat. Mia bringt Stepanie das Lesen bei </text:p>
        </text:list-item>
        <text:list-item>
          <text:p text:style-name="P209">Weil sie sich selbst behaupten musst, lernt sie Eigenständigkeit </text:p>
        </text:list-item>
        <text:list-item>
          <text:p text:style-name="P209">Weil sie ein großes Netzwerk hat und nacheinander für unterschiedliche Leute spioniert, bekommt sie immer mehr Übersicht </text:p>
        </text:list-item>
        <text:list-item>
          <text:p text:style-name="P209">schreibt im zweiten Buch die feministischen Terrorbotschaften </text:p>
        </text:list-item>
        <text:list-item>
          <text:p text:style-name="P209">freundet sich mit Varg an? </text:p>
        </text:list-item>
        <text:list-item>
          <text:p text:style-name="P209">geht am Ende des zweiten Buchs in den Untergrund, Mia bleibt bei Jorans Schule. Orst hilft, aber Stepanie hat mittlerweile eh viele Freunde </text:p>
        </text:list-item>
        <text:list-item>
          <text:p text:style-name="P209">läuft sie während des dritten Buchs Joran über den Weg? </text:p>
        </text:list-item>
        <text:list-item>
          <text:p text:style-name="P209">im letzten Buch führt sie den Frauenwiderstand an </text:p>
        </text:list-item>
        <text:list-item>
          <text:p text:style-name="P112">wird keine Atheistin, konzentriert sich auf das Gute im Glauben </text:p>
        </text:list-item>
      </text:list>
      <text:h text:style-name="P80" text:outline-level="4"><text:bookmark-start text:name="__RefHeading___Toc18845_2647553932"/>Giulia von Hartlingen<text:bookmark-end text:name="__RefHeading___Toc18845_2647553932"/></text:h>
      <text:list xml:id="list799110099" text:style-name="L8">
        <text:list-item>
          <text:p text:style-name="P181">*241, 47 Jahre alt</text:p>
        </text:list-item>
        <text:list-item>
          <text:p text:style-name="P211">Thorns kleine Schwester </text:p>
        </text:list-item>
        <text:list-item>
          <text:p text:style-name="P211">mit Thorn im ersten Bezirk aufgewachsen, alter Adel </text:p>
        </text:list-item>
        <text:list-item>
          <text:p text:style-name="P211">unvoreingenommen, hinterfragt Normen natürlicherweise </text:p>
        </text:list-item>
        <text:list-item>
          <text:p text:style-name="P211">Rache neigt dazu, ihre Willensfreiheit einzuschränken </text:p>
        </text:list-item>
        <text:list-item>
          <text:p text:style-name="P211">Stellt fest, dass wenn man sich von seinem Willen detached, man nicht mehr lebt </text:p>
        </text:list-item>
        <text:list-item>
          <text:p text:style-name="P211">Wird zu jemandem und erhält sich ihre Identität, weil sie Thorn hasst </text:p>
        </text:list-item>
        <text:list-item>
          <text:p text:style-name="P113">muss lernen, auch ohne Hass jemand zu sein </text:p>
        </text:list-item>
      </text:list>
      <text:h text:style-name="P80" text:outline-level="4"><text:bookmark-start text:name="__RefHeading___Toc18847_2647553932"/>Der Eunuch<text:bookmark-end text:name="__RefHeading___Toc18847_2647553932"/></text:h>
      <text:list xml:id="list1291774143" text:style-name="L9">
        <text:list-item>
          <text:p text:style-name="P212">*<text:span text:style-name="T62">205, 83 Jahre alt – aber </text:span></text:p>
        </text:list-item>
        <text:list-item>
          <text:p text:style-name="P212">Herkunft unbekannt, keine Identität mehr </text:p>
        </text:list-item>
        <text:list-item>
          <text:p text:style-name="P212">Wut auf Götter – Rebellion gegen Götter </text:p>
        </text:list-item>
        <text:list-item>
          <text:p text:style-name="P212">ungerecht, unwürdig, ungütig </text:p>
        </text:list-item>
        <text:list-item>
          <text:p text:style-name="P213">als Kind kastriert<text:span text:style-name="T41"> </text:span><text:span text:style-name="T42">hat sich sein Geschlecht wegdefiniert</text:span></text:p>
        </text:list-item>
        <text:list-item>
          <text:p text:style-name="P212">Männer sind unfrei, geknechtet durch Trieb </text:p>
        </text:list-item>
        <text:list-item>
          <text:p text:style-name="P212">Rebell aus Prinzip, aus Freiheitsdrang </text:p>
        </text:list-item>
        <text:list-item>
          <text:p text:style-name="P212">Freiheit ist alles, was ihm noch geblieben ist </text:p>
        </text:list-item>
        <text:list-item>
          <text:p text:style-name="P212">seine Identität ist irrelevant, kein Name – was zählt ist die Idee der Rebellion </text:p>
        </text:list-item>
        <text:list-item>
          <text:p text:style-name="P212">nimmt Zerstörung und böse Taten auf seine Kappe, verzichtet aber auf Macht, damit gute Menschen den Job übernehmen können </text:p>
        </text:list-item>
        <text:list-item>
          <text:p text:style-name="P212">Wissen schafft Freiheit, Wissen statt Glauben </text:p>
        </text:list-item>
        <text:list-item>
          <text:p text:style-name="P212">Freiheit endet, wenn man das notwendige einsieht; das N. hängt aber davon ab, was man will. Da er nichts will, ist nichts so wichtig wie die reine Wahlfreiheit – sich nicht gegen seinen Willen entscheiden zu können, ist ihm unverständlich. </text:p>
        </text:list-item>
        <text:list-item>
          <text:p text:style-name="P114">Hat Brocken erfunden</text:p>
        </text:list-item>
      </text:list>
      <text:h text:style-name="P62" text:outline-level="2"><text:bookmark-start text:name="__RefHeading___Toc2295_2647553932"/><text:soft-page-break/>Nebencharaktere<text:bookmark-end text:name="__RefHeading___Toc2295_2647553932"/></text:h>
      <text:h text:style-name="P72" text:outline-level="3"><text:bookmark-start text:name="__RefHeading___Toc2297_2647553932"/>Regierung Lagons<text:bookmark-end text:name="__RefHeading___Toc2297_2647553932"/></text:h>
      <text:h text:style-name="P80" text:outline-level="4"><text:bookmark-start text:name="__RefHeading___Toc18849_2647553932"/>Patrizier <text:span text:style-name="T21">Boggart</text:span><text:bookmark-end text:name="__RefHeading___Toc18849_2647553932"/></text:h>
      <text:list xml:id="list4096352025" text:style-name="L10">
        <text:list-item>
          <text:p text:style-name="P214">Ratsvorsitzender </text:p>
        </text:list-item>
        <text:list-item>
          <text:p text:style-name="P214"><text:span text:style-name="T8">Oberbefehlshaber der Miliz</text:span> </text:p>
        </text:list-item>
        <text:list-item>
          <text:p text:style-name="P205"><text:span text:style-name="T119">berechnend</text:span></text:p>
        </text:list-item>
      </text:list>
      <text:h text:style-name="Heading_20_4" text:outline-level="4">Hakun</text:h>
      <text:list xml:id="list23042402751105" text:continue-numbering="true" text:style-name="L10">
        <text:list-item>
          <text:p text:style-name="P177">Ratsmitglied, weiß über (fast) alles bescheid, was in der Stadt passiert</text:p>
        </text:list-item>
        <text:list-item>
          <text:p text:style-name="P177">Unauffälliger Anzug, läuft leicht gebückt. Haarfarbe zwischen braun und blond.</text:p>
        </text:list-item>
        <text:list-item>
          <text:p text:style-name="P177">Konservativ, <text:span text:style-name="T118">will den Status Quo bewahren</text:span></text:p>
        </text:list-item>
        <text:list-item>
          <text:p text:style-name="P178"><text:span text:style-name="T8">versucht, </text:span>alle Fraktionen auf einem kleinen Level halten, <text:span text:style-name="T8">damit sie nicht gefährlich werden</text:span></text:p>
        </text:list-item>
        <text:list-item>
          <text:p text:style-name="P177">arme Herkunft, war skrupellos genug um sich hochzuarbeiten</text:p>
        </text:list-item>
        <text:list-item>
          <text:p text:style-name="P177">benutzt die altmodische Anrede für andere, in der Hoffnung, auch selbst so angeredet zu werden.</text:p>
        </text:list-item>
      </text:list>
      <text:h text:style-name="P86" text:outline-level="4">Herman</text:h>
      <text:list xml:id="list23042877909144" text:continue-numbering="true" text:style-name="L10">
        <text:list-item>
          <text:p text:style-name="P179">Bürokratischer Beamter, bewirbt sich neben Thorn auf den Magisterposten im achten Bezirk</text:p>
        </text:list-item>
        <text:list-item>
          <text:p text:style-name="P179">58 Jahre alt, kurze dicke Beine, dünne Finger, Haare gewissenhaft über Halbglatze gekämmt</text:p>
        </text:list-item>
        <text:list-item>
          <text:p text:style-name="P179">Im elften Bezirk aufgewachsen, hat dort Vorschriften für Viehhandel ersonnen</text:p>
        </text:list-item>
      </text:list>
      <text:h text:style-name="P80" text:outline-level="4"><text:bookmark-start text:name="__RefHeading___Toc18851_2647553932"/>Katan<text:bookmark-end text:name="__RefHeading___Toc18851_2647553932"/></text:h>
      <text:list xml:id="list1344705221" text:style-name="L11">
        <text:list-item>
          <text:p text:style-name="P215">Hauptmann der Miliz </text:p>
        </text:list-item>
        <text:list-item>
          <text:p text:style-name="P215">stolz, korrupt, arrogant, dumm, egoistisch, machtgierig. <text:span text:style-name="T51">Emporkömmling</text:span></text:p>
        </text:list-item>
        <text:list-item>
          <text:p text:style-name="P115">wird Brockensüchtig gemacht </text:p>
        </text:list-item>
      </text:list>
      <text:h text:style-name="P80" text:outline-level="4"><text:bookmark-start text:name="__RefHeading___Toc18853_2647553932"/>Goran Witten<text:bookmark-end text:name="__RefHeading___Toc18853_2647553932"/></text:h>
      <text:list xml:id="list75736328" text:style-name="L12">
        <text:list-item>
          <text:p text:style-name="P216">Sprecher der Kaufmannsgilde im Rat </text:p>
        </text:list-item>
        <text:list-item>
          <text:p text:style-name="P217">Loge der innovativen Eliten (Thorn 2)</text:p>
        </text:list-item>
        <text:list-item>
          <text:p text:style-name="P216">Dick, gemächlich, doch mit scharfem Verstand fürs Geschäft </text:p>
        </text:list-item>
        <text:list-item>
          <text:p text:style-name="P216">arbeitet mit Arghan Howl zusammen, bezieht seine Waren von ihm </text:p>
        </text:list-item>
        <text:list-item>
          <text:p text:style-name="P218">Forscht in geheimen Labors an alchemischen Waffen. Thorn &amp; Varg haben aber keine Beweise (Varg 3)</text:p>
        </text:list-item>
        <text:list-item>
          <text:p text:style-name="P116">Ist dort angekommen, wo er hinwollte, und nutzt seine Position aus, um Profit machen zu können, sich einen Wettbewerbsvorteil zu verschaffen </text:p>
        </text:list-item>
      </text:list>
      <text:h text:style-name="P80" text:outline-level="4"><text:bookmark-start text:name="__RefHeading___Toc18855_2647553932"/>Ratsmitglied Pottner<text:bookmark-end text:name="__RefHeading___Toc18855_2647553932"/></text:h>
      <text:list xml:id="list3927757072" text:style-name="L13">
        <text:list-item>
          <text:p text:style-name="P117">Minister für Wirtschaft und Finanzen</text:p>
        </text:list-item>
      </text:list>
      <text:h text:style-name="P80" text:outline-level="4"><text:bookmark-start text:name="__RefHeading___Toc18857_2647553932"/>Laya<text:bookmark-end text:name="__RefHeading___Toc18857_2647553932"/></text:h>
      <text:list xml:id="list1741083100" text:style-name="L14">
        <text:list-item>
          <text:p text:style-name="P219">Tochter eines Hauptmanns der Wache </text:p>
        </text:list-item>
        <text:list-item>
          <text:p text:style-name="P219">von Varg gekidnappt, um Vater zu erpressen </text:p>
        </text:list-item>
        <text:list-item>
          <text:p text:style-name="P219">hasst ihren Vater, weil sie ihn einmal töten gesehen hat </text:p>
        </text:list-item>
        <text:list-item>
          <text:p text:style-name="P219">zwölf Jahre alt, Kinderglauben </text:p>
        </text:list-item>
        <text:list-item>
          <text:p text:style-name="P219">lebt in Jorans Labor, Interesse an Wissenschaft vertreibt ihr die Langeweile </text:p>
        </text:list-item>
        <text:list-item>
          <text:p text:style-name="P219">führt mit Joran lange Gespräche über Glauben und Wissenschaft </text:p>
        </text:list-item>
        <text:list-item>
          <text:p text:style-name="P219">Da sie seit einem magischen Unfall keine Kinder mehr bekommen kann und ihren Vater hasst, glaubt sie nicht an Familie </text:p>
        </text:list-item>
        <text:list-item>
          <text:p text:style-name="P118">Während sie in dem kleinen Labor lebt, wird sie zunehmend radikalisiert </text:p>
        </text:list-item>
      </text:list>
      <text:h text:style-name="P74" text:outline-level="3"><text:bookmark-start text:name="__RefHeading___Toc18859_2647553932"/><text:soft-page-break/>Howl Industries<text:bookmark-end text:name="__RefHeading___Toc18859_2647553932"/></text:h>
      <text:h text:style-name="P80" text:outline-level="4"><text:bookmark-start text:name="__RefHeading___Toc18861_2647553932"/>Arghan Howl<text:bookmark-end text:name="__RefHeading___Toc18861_2647553932"/></text:h>
      <text:list xml:id="list3521261105" text:style-name="L15">
        <text:list-item>
          <text:p text:style-name="P220">*248, 40 Jahre alt </text:p>
        </text:list-item>
        <text:list-item>
          <text:p text:style-name="P221">Unternehmer, <text:span text:style-name="T96">u.a. </text:span>Besitzer einer Waffen-, <text:span text:style-name="T107">Lebensmittelverpackungs-, Möbel-</text:span> <text:span text:style-name="T107">und einer Kutschenfabrik</text:span></text:p>
        </text:list-item>
        <text:list-item>
          <text:p text:style-name="P221">Ratsmitglied, Mitglied der Loge</text:p>
        </text:list-item>
        <text:list-item>
          <text:p text:style-name="P221">will Fortschritt vorantreiben, <text:span text:style-name="T96">r</text:span>ücksichtslos </text:p>
        </text:list-item>
        <text:list-item>
          <text:p text:style-name="P222">Mochte die Adelsprivilegien nie, wird aber immer noch so behandelt, was ihn total nervt</text:p>
        </text:list-item>
        <text:list-item>
          <text:p text:style-name="P221">vernarbt, trägt ein Okular </text:p>
        </text:list-item>
        <text:list-item>
          <text:p text:style-name="P119">hat Thorn aus dem Orden werfen lassen</text:p>
        </text:list-item>
      </text:list>
      <text:h text:style-name="P81" text:outline-level="4">Barry &amp; <text:span text:style-name="T93">Larry</text:span></text:h>
      <text:list xml:id="list384206228" text:style-name="L16">
        <text:list-item>
          <text:p text:style-name="P120">Arghan Howls Wachen</text:p>
        </text:list-item>
        <text:list-item>
          <text:p text:style-name="P121">Ihrem Herrn ergeben, obwohl oder weil sie nicht viel mit ihm gemeinsam haben</text:p>
        </text:list-item>
        <text:list-item>
          <text:p text:style-name="P121">fromm, glauben an J‘zharr </text:p>
        </text:list-item>
      </text:list>
      <text:h text:style-name="P80" text:outline-level="4"><text:bookmark-start text:name="__RefHeading___Toc18863_2647553932"/>Nathan<text:bookmark-end text:name="__RefHeading___Toc18863_2647553932"/></text:h>
      <text:list xml:id="list2642793083" text:style-name="L17">
        <text:list-item>
          <text:p text:style-name="P223">Magier im Dienste Howls </text:p>
        </text:list-item>
        <text:list-item>
          <text:p text:style-name="P122">etwa 60 Jahre alt </text:p>
        </text:list-item>
      </text:list>
      <text:h text:style-name="P82" text:outline-level="4">Ellen von Howl</text:h>
      <text:list xml:id="list1452744649" text:style-name="L18">
        <text:list-item>
          <text:p text:style-name="P123">Großmutter Arghans</text:p>
        </text:list-item>
        <text:list-item>
          <text:p text:style-name="P123">Freundin des Eunuchen bevor er seine Identität wegdefiniert hat</text:p>
        </text:list-item>
        <text:list-item>
          <text:p text:style-name="P123">Destilliert zusammen mit dem Eunuchen das erste Bor</text:p>
        </text:list-item>
        <text:list-item>
          <text:p text:style-name="P123">Gibt dieses Wissen Jahrzehnte später an Arghan weiter</text:p>
        </text:list-item>
      </text:list>
      <text:h text:style-name="P75" text:outline-level="3"><text:bookmark-start text:name="__RefHeading___Toc2303_2647553932"/>Orden der Heiligen Flamme <text:bookmark-end text:name="__RefHeading___Toc2303_2647553932"/></text:h>
      <text:h text:style-name="P80" text:outline-level="4"><text:bookmark-start text:name="__RefHeading___Toc18867_2647553932"/>Großinquisitor Isigor<text:bookmark-end text:name="__RefHeading___Toc18867_2647553932"/></text:h>
      <text:list xml:id="list902777351" text:style-name="L19">
        <text:list-item>
          <text:p text:style-name="P224">Oberhaupt des Ordens der Flamme </text:p>
        </text:list-item>
        <text:list-item>
          <text:p text:style-name="P224">sehr stolz </text:p>
        </text:list-item>
        <text:list-item>
          <text:p text:style-name="P224">keusch </text:p>
        </text:list-item>
        <text:list-item>
          <text:p text:style-name="P224">nicht charismatisch </text:p>
        </text:list-item>
        <text:list-item>
          <text:p text:style-name="P124">Buckel </text:p>
        </text:list-item>
      </text:list>
      <text:h text:style-name="P80" text:outline-level="4"><text:bookmark-start text:name="__RefHeading___Toc18869_2647553932"/>Ratsinquisitor Callen<text:bookmark-end text:name="__RefHeading___Toc18869_2647553932"/></text:h>
      <text:list xml:id="list34631410" text:style-name="L20">
        <text:list-item>
          <text:p text:style-name="P225">ausschweifender Lebensstil </text:p>
        </text:list-item>
        <text:list-item>
          <text:p text:style-name="P125">korrupt und intrigant </text:p>
        </text:list-item>
      </text:list>
      <text:h text:style-name="P80" text:outline-level="4"><text:bookmark-start text:name="__RefHeading___Toc18871_2647553932"/>Sinya<text:bookmark-end text:name="__RefHeading___Toc18871_2647553932"/></text:h>
      <text:list xml:id="list304752644" text:style-name="L21">
        <text:list-item>
          <text:p text:style-name="P226">Novize des Ratsinquisitors </text:p>
        </text:list-item>
        <text:list-item>
          <text:p text:style-name="P226">schüchtern, gebrochen </text:p>
        </text:list-item>
        <text:list-item>
          <text:p text:style-name="P226">Hass auf Magie, da Mutter auf Brocken an einer magischen Entladung gestorben ist </text:p>
          <text:p text:style-name="P126">klein &amp; blond </text:p>
        </text:list-item>
      </text:list>
      <text:h text:style-name="P80" text:outline-level="4"><text:bookmark-start text:name="__RefHeading___Toc18873_2647553932"/>Orfan<text:bookmark-end text:name="__RefHeading___Toc18873_2647553932"/></text:h>
      <text:list xml:id="list3731732235" text:style-name="L22">
        <text:list-item>
          <text:p text:style-name="P227">lehrender Inquisitor </text:p>
        </text:list-item>
        <text:list-item>
          <text:p text:style-name="P227">fromm </text:p>
        </text:list-item>
        <text:list-item>
          <text:p text:style-name="P227">nicht rhetorisch begabt </text:p>
        </text:list-item>
        <text:list-item>
          <text:p text:style-name="P127">gutgläubig </text:p>
        </text:list-item>
      </text:list>
      <text:h text:style-name="P80" text:outline-level="4"><text:bookmark-start text:name="__RefHeading___Toc18875_2647553932"/><text:soft-page-break/>Ulpor<text:bookmark-end text:name="__RefHeading___Toc18875_2647553932"/></text:h>
      <text:list xml:id="list3457510099" text:style-name="L23">
        <text:list-item>
          <text:p text:style-name="P228">Inquisitoren-Novize </text:p>
        </text:list-item>
        <text:list-item>
          <text:p text:style-name="P228">Groß, <text:span text:style-name="T45">s</text:span>tark, <text:span text:style-name="T45">g</text:span>utgebaut </text:p>
        </text:list-item>
        <text:list-item>
          <text:p text:style-name="P228">weniger strenggläubig, Vergangenheit bei den ehrbaren Dieben </text:p>
        </text:list-item>
        <text:list-item>
          <text:p text:style-name="P228">frech </text:p>
        </text:list-item>
        <text:list-item>
          <text:p text:style-name="P128">wird wegen Homosexualität verbrannt </text:p>
        </text:list-item>
      </text:list>
      <text:h text:style-name="P80" text:outline-level="4"><text:bookmark-start text:name="__RefHeading___Toc18877_2647553932"/>Tobian<text:bookmark-end text:name="__RefHeading___Toc18877_2647553932"/></text:h>
      <text:list xml:id="list3863297494" text:style-name="L24">
        <text:list-item>
          <text:p text:style-name="P129">lehrt Kampfunterricht in den Heiligen Hallen der Flamme </text:p>
        </text:list-item>
      </text:list>
      <text:h text:style-name="P80" text:outline-level="4"><text:bookmark-start text:name="__RefHeading___Toc18879_2647553932"/>Orst<text:bookmark-end text:name="__RefHeading___Toc18879_2647553932"/></text:h>
      <text:list xml:id="list1481932233" text:style-name="L25">
        <text:list-item>
          <text:p text:style-name="P229">Seit seiner Jugend beim Orden </text:p>
        </text:list-item>
        <text:list-item>
          <text:p text:style-name="P229">Lehrender Inquisitor, für die Lehrpläne zuständig </text:p>
        </text:list-item>
        <text:list-item>
          <text:p text:style-name="P229">Unterstützt Stepanie, wo er kann </text:p>
        </text:list-item>
        <text:list-item>
          <text:p text:style-name="P130">lebt seinen Glauben streng aus und erwartet das auch von anderen </text:p>
        </text:list-item>
      </text:list>
      <text:h text:style-name="Heading_20_4" text:outline-level="4">Harnag</text:h>
      <text:list xml:id="list2777338442" text:style-name="L26">
        <text:list-item>
          <text:p text:style-name="P131">Inquisitor, wohltätig, verteilt Brot auf den Straßen</text:p>
        </text:list-item>
      </text:list>
      <text:h text:style-name="P76" text:outline-level="3"><text:bookmark-start text:name="__RefHeading___Toc2299_2647553932"/>Siebter Bezirk<text:bookmark-end text:name="__RefHeading___Toc2299_2647553932"/></text:h>
      <text:h text:style-name="P80" text:outline-level="4"><text:bookmark-start text:name="__RefHeading___Toc18881_2647553932"/>Kenin<text:bookmark-end text:name="__RefHeading___Toc18881_2647553932"/></text:h>
      <text:list xml:id="list3181913690" text:style-name="L27">
        <text:list-item>
          <text:p text:style-name="P230">Hauptmann der ehrbaren Diebe des siebten Bezirks </text:p>
        </text:list-item>
        <text:list-item>
          <text:p text:style-name="P230">Boss von Marcin, hat etwas mit ihm, um <text:span text:style-name="T46">ihn nah bei sich</text:span> zu halten </text:p>
        </text:list-item>
        <text:list-item>
          <text:p text:style-name="P230">Brockensüchtig, verbringt viel Zeit mit Huren </text:p>
        </text:list-item>
        <text:list-item>
          <text:p text:style-name="P132">bisexuell </text:p>
        </text:list-item>
      </text:list>
      <text:h text:style-name="P80" text:outline-level="4"><text:bookmark-start text:name="__RefHeading___Toc18883_2647553932"/>Gabor<text:bookmark-end text:name="__RefHeading___Toc18883_2647553932"/></text:h>
      <text:list xml:id="list576018123" text:style-name="L28">
        <text:list-item>
          <text:p text:style-name="P231">Leutnant der ehrbaren Diebe des siebten Bezirks </text:p>
        </text:list-item>
        <text:list-item>
          <text:p text:style-name="P231">Verkauft Brocken </text:p>
        </text:list-item>
        <text:list-item>
          <text:p text:style-name="P231">Setzt oft kleine Jungen ein, deren Familien er vorher zerstört hat, und die dann keine Wahl haben, als mit ihm zusammenzuarbeiten. Sieht sich gerne als Vater dieser Kinder, die er schlägt. </text:p>
        </text:list-item>
        <text:list-item>
          <text:p text:style-name="P133">Liebt schlechte Reime, um seinen Kindern etwas beizubringen </text:p>
        </text:list-item>
      </text:list>
      <text:h text:style-name="P80" text:outline-level="4"><text:bookmark-start text:name="__RefHeading___Toc18885_2647553932"/>Toman<text:bookmark-end text:name="__RefHeading___Toc18885_2647553932"/></text:h>
      <text:list xml:id="list2088667328" text:style-name="L29">
        <text:list-item>
          <text:p text:style-name="P232">Ehrbarer Dieb </text:p>
        </text:list-item>
        <text:list-item>
          <text:p text:style-name="P232">hat eine Schwester, Magda, die er sehr liebt </text:p>
        </text:list-item>
        <text:list-item>
          <text:p text:style-name="P134">fähiger Attentäter, gut mit der Armbrust </text:p>
        </text:list-item>
      </text:list>
      <text:h text:style-name="P83" text:outline-level="4">Mutt</text:h>
      <text:list xml:id="list3124155816" text:style-name="L30">
        <text:list-item>
          <text:p text:style-name="P135">Ehrbarer Dieb, liefert Brocken für Marcin</text:p>
        </text:list-item>
        <text:list-item>
          <text:p text:style-name="P135">Wird von Varg beschattet und festgenommen, und von Thorn verbrannt</text:p>
        </text:list-item>
      </text:list>
      <text:h text:style-name="P76" text:outline-level="3"><text:bookmark-start text:name="__RefHeading___Toc2301_2647553932"/>Achter Bezirk<text:bookmark-end text:name="__RefHeading___Toc2301_2647553932"/></text:h>
      <text:h text:style-name="P80" text:outline-level="4"><text:bookmark-start text:name="__RefHeading___Toc18887_2647553932"/>Mia<text:bookmark-end text:name="__RefHeading___Toc18887_2647553932"/></text:h>
      <text:list xml:id="list465771747" text:style-name="L31">
        <text:list-item>
          <text:p text:style-name="P233">Tochter Stepanies </text:p>
        </text:list-item>
        <text:list-item>
          <text:p text:style-name="P233">8 Jahre alt </text:p>
        </text:list-item>
        <text:list-item>
          <text:p text:style-name="P136">neugierig, hat Schwierigkeiten, sich in Gruppen einzufügen </text:p>
        </text:list-item>
      </text:list>
      <text:h text:style-name="P80" text:outline-level="4"><text:bookmark-start text:name="__RefHeading___Toc18889_2647553932"/>Hunnar<text:bookmark-end text:name="__RefHeading___Toc18889_2647553932"/></text:h>
      <text:list xml:id="list309746574" text:style-name="L32">
        <text:list-item>
          <text:p text:style-name="P234">Ehrbarer Dieb im achten Bezirk, <text:span text:style-name="T87">Zuhälter</text:span></text:p>
        </text:list-item>
        <text:list-item>
          <text:p text:style-name="P234"><text:soft-page-break/>Mann von Stepanie </text:p>
        </text:list-item>
        <text:list-item>
          <text:p text:style-name="P234">liebt sie, auch wenn sie kaum kommunizieren können, und er ihr zu selten sagt, dass er sie schön findet. </text:p>
        </text:list-item>
        <text:list-item>
          <text:p text:style-name="P137">würde gerne öfter mit Stepanie schlafen, glaubt aber, sie will es nicht </text:p>
        </text:list-item>
      </text:list>
      <text:h text:style-name="P84" text:outline-level="4"><text:span text:style-name="T2">Alliser</text:span><text:span text:style-name="T106"> Darn</text:span></text:h>
      <text:list xml:id="list506832329" text:style-name="L33">
        <text:list-item>
          <text:p text:style-name="P138">Magister des achten Bezirks</text:p>
        </text:list-item>
        <text:list-item>
          <text:p text:style-name="P138">Setzt seine Steuergelder für soziale Maßnahmen ein</text:p>
        </text:list-item>
        <text:list-item>
          <text:p text:style-name="P138">Hält sich mit der Verfolgung der ehrbaren Diebe eher zurück </text:p>
        </text:list-item>
      </text:list>
      <text:h text:style-name="P80" text:outline-level="4"><text:bookmark-start text:name="__RefHeading___Toc18891_2647553932"/>Lilya<text:bookmark-end text:name="__RefHeading___Toc18891_2647553932"/></text:h>
      <text:list xml:id="list3668413088" text:style-name="L34">
        <text:list-item>
          <text:p text:style-name="P235">Trifft Stepanie regelmäßig am Markt </text:p>
        </text:list-item>
        <text:list-item>
          <text:p text:style-name="P235">Hure im achten Bezirk </text:p>
        </text:list-item>
        <text:list-item>
          <text:p text:style-name="P235">arbeitete für Hunnar </text:p>
        </text:list-item>
        <text:list-item>
          <text:p text:style-name="P139">Stepanie ist neidisch auf ihre Schönheit, aber vertraut ihr trotzdem </text:p>
        </text:list-item>
      </text:list>
      <text:h text:style-name="P85" text:outline-level="4"><text:bookmark-start text:name="__RefHeading___Toc18893_2647553932"/>Halm<text:bookmark-end text:name="__RefHeading___Toc18893_2647553932"/></text:h>
      <text:list xml:id="list3328601988" text:style-name="L35">
        <text:list-item>
          <text:p text:style-name="P204">Inquisitor im achten Bezirk </text:p>
        </text:list-item>
        <text:list-item>
          <text:p text:style-name="P140"><text:span text:style-name="T89">Nicht so super fromm, guter Humor, lebensnah</text:span> </text:p>
        </text:list-item>
        <text:list-item>
          <text:p text:style-name="P176">kurze hellbraune Haare, <text:span text:style-name="T116">3</text:span><text:span text:style-name="T117">8</text:span></text:p>
        </text:list-item>
      </text:list>
      <text:h text:style-name="P73" text:outline-level="3"><text:bookmark-start text:name="__RefHeading___Toc18895_2647553932"/>Festland<text:bookmark-end text:name="__RefHeading___Toc18895_2647553932"/></text:h>
      <text:h text:style-name="P80" text:outline-level="4"><text:bookmark-start text:name="__RefHeading___Toc18899_2647553932"/>C’rahanijz<text:bookmark-end text:name="__RefHeading___Toc18899_2647553932"/></text:h>
      <text:list xml:id="list765475925" text:style-name="L36">
        <text:list-item>
          <text:p text:style-name="P236">Schamane der Ureinwohnerstämme </text:p>
        </text:list-item>
        <text:list-item>
          <text:p text:style-name="P236">Blutmagier </text:p>
        </text:list-item>
        <text:list-item>
          <text:p text:style-name="P236">spricht mit der Blutgöttin, <text:span text:style-name="T9">ziemlich radikal </text:span></text:p>
        </text:list-item>
        <text:list-item>
          <text:p text:style-name="P236">folgt der Blutgöttin blind, sonst gutmütig </text:p>
        </text:list-item>
        <text:list-item>
          <text:p text:style-name="P141">liebt sein Volk </text:p>
        </text:list-item>
      </text:list>
      <text:h text:style-name="P80" text:outline-level="4"><text:bookmark-start text:name="__RefHeading___Toc18901_2647553932"/>Jun’ya<text:bookmark-end text:name="__RefHeading___Toc18901_2647553932"/></text:h>
      <text:list xml:id="list2322106127" text:style-name="L37">
        <text:list-item>
          <text:p text:style-name="P237">Pantherin </text:p>
        </text:list-item>
        <text:list-item>
          <text:p text:style-name="P237">Terroristin </text:p>
        </text:list-item>
        <text:list-item>
          <text:p text:style-name="P237">Lesbisch </text:p>
        </text:list-item>
        <text:list-item>
          <text:p text:style-name="P237">jähzornig </text:p>
        </text:list-item>
        <text:list-item>
          <text:p text:style-name="P142">Will unbedingt ein Kind großziehen, findet aber keinen Samenspender </text:p>
        </text:list-item>
      </text:list>
      <text:h text:style-name="P80" text:outline-level="4"><text:bookmark-start text:name="__RefHeading___Toc18903_2647553932"/>Hor’igunda<text:bookmark-end text:name="__RefHeading___Toc18903_2647553932"/></text:h>
      <text:list xml:id="list23043097610536" text:continue-numbering="true" text:style-name="L37">
        <text:list-item>
          <text:p text:style-name="P142">Ältester von Dorf B </text:p>
        </text:list-item>
      </text:list>
      <text:h text:style-name="P57" text:outline-level="1"><text:bookmark-start text:name="__RefHeading___Toc2243_2647553932"/><text:bookmark text:name="Fraktionen"/>Fraktionen<text:bookmark-end text:name="__RefHeading___Toc2243_2647553932"/></text:h>
      <text:h text:style-name="P63" text:outline-level="2"><text:bookmark-start text:name="__RefHeading___Toc19103_2647553932"/><text:span text:style-name="T31">Regierung der </text:span>Stadt Lagon<text:bookmark-end text:name="__RefHeading___Toc19103_2647553932"/></text:h>
      <text:list xml:id="list4192655486" text:style-name="L38">
        <text:list-item>
          <text:p text:style-name="P193">Rat als korruptes Parlament </text:p>
        </text:list-item>
        <text:list-item>
          <text:p text:style-name="P193">Im Rat sitzen der Patrizier und Berater, Bürokraten, Lobbyisten, Gesellschaftliche Vertreter, Hauptleute, Kaufleute, Fabrikanten, <text:span text:style-name="T48">und der Ratsinquisitor</text:span></text:p>
        </text:list-item>
        <text:list-item>
          <text:p text:style-name="P194"><text:span text:style-name="T49">3</text:span><text:span text:style-name="T56">3</text:span><text:span text:style-name="T49"> Sitze: ursprünglich ein Vertreter pro Adelsfamilie, je auf Lebenszeit. Seitdem die Adelsprivilegien abgeschafft sind, entscheiden die bestehenden Ratsmitglieder über neue Bewerber*innen. </text:span><text:span text:style-name="T50">Patrizier hat Vetorecht, </text:span><text:span text:style-name="T57">bei Abstimmungsgleichstand entscheidet der Patrizier.</text:span></text:p>
        </text:list-item>
        <text:list-item>
          <text:p text:style-name="P193">Patrizier hat überall das letzte Wort und Oberbefehl über Miliz </text:p>
        </text:list-item>
        <text:list-item>
          <text:p text:style-name="P193"><text:span text:style-name="T47">Der Rat </text:span>ernenn<text:span text:style-name="T47">t die </text:span>Magister</text:p>
        </text:list-item>
        <text:list-item>
          <text:p text:style-name="P193">13 Magister verwalten jeweils einen Bezirk und haben vor Ort eigene Miliz </text:p>
        </text:list-item>
        <text:list-item>
          <text:p text:style-name="P193">Bürokratieapparat mit Verwaltung </text:p>
        </text:list-item>
        <text:list-item>
          <text:p text:style-name="P193">Magister treiben Steuern ein, um Verwaltungsapparat zu finanzieren </text:p>
        </text:list-item>
        <text:list-item>
          <text:p text:style-name="P193">Miliz (graue Uniformen) wahrt Recht auf Eigentum und körperliche Unversehrtheit, setzt sonstige Vorschriften nur für Willkür ein </text:p>
        </text:list-item>
        <text:list-item>
          <text:p text:style-name="P94">Keine Judikative: Magister urteilen über Bürger, der Rat urteilt über Magister, der Patrizier urteilt über Ratsmitglieder</text:p>
        </text:list-item>
      </text:list>
      <text:h text:style-name="P63" text:outline-level="2"><text:bookmark-start text:name="__RefHeading___Toc19105_2647553932"/>Orden der Flamme/Inquisition<text:bookmark-end text:name="__RefHeading___Toc19105_2647553932"/></text:h>
      <text:list xml:id="list1377827498" text:style-name="L39">
        <text:list-item>
          <text:p text:style-name="P238">Glaube des kleinen Mannes <text:span text:style-name="T65">in Lagon</text:span></text:p>
        </text:list-item>
        <text:list-item>
          <text:p text:style-name="P238">besteht aus hohen Inquisitoren in roten Roben, Inquisitoren in braunen Roben und Novizen in schwarzen Roben </text:p>
        </text:list-item>
        <text:list-item>
          <text:p text:style-name="P195"><text:span text:style-name="T69">Hohe Inquisitoren wie der Ratsinquisitor tragen rote Roben,</text:span><text:span text:style-name="T99"> </text:span><text:span text:style-name="T100">der </text:span>Großinquisitor trägt weiß</text:p>
        </text:list-item>
        <text:list-item>
          <text:p text:style-name="P238">Anti-<text:span text:style-name="T65">alchemistische</text:span> Einstellung, verfolgt <text:span text:style-name="T65">Alchemisten</text:span></text:p>
        </text:list-item>
        <text:list-item>
          <text:p text:style-name="P238">Göttliche Feuersplitter als Festigung ihrer Macht </text:p>
        </text:list-item>
        <text:list-item>
          <text:p text:style-name="P239">Man darf Flammensplitter nur einsetzen, wenn man seine Robe trägt</text:p>
        </text:list-item>
        <text:list-item>
          <text:p text:style-name="P238">Zölibat, sexuelle Abstinenz </text:p>
        </text:list-item>
        <text:list-item>
          <text:p text:style-name="P195">Große Macht über Bürger, durch Manipulation im Gottesdienst </text:p>
        </text:list-item>
        <text:list-item>
          <text:p text:style-name="P238">Verfolgen Brocken, Bor, Homosexualität und Prostitution; Täter werden dann in Schauprozessen hingerichtet </text:p>
        </text:list-item>
        <text:list-item>
          <text:p text:style-name="P238">Wasser ist für Gläubige eine unreine Substanz, und muss vor dem Verzehr/Benutzung/Waschen abgekocht und gesegnet werden. </text:p>
        </text:list-item>
        <text:list-item>
          <text:p text:style-name="P89">Viele waschen sich auch gar nicht. </text:p>
        </text:list-item>
      </text:list>
      <text:h text:style-name="P63" text:outline-level="2"><text:bookmark-start text:name="__RefHeading___Toc19107_2647553932"/>Loge innovativer Eliten<text:bookmark-end text:name="__RefHeading___Toc19107_2647553932"/></text:h>
      <text:list xml:id="list3544499412" text:style-name="L40">
        <text:list-item>
          <text:p text:style-name="P240">Wirtschaftsbosse, kapitalistische Ausbeuter </text:p>
        </text:list-item>
        <text:list-item>
          <text:p text:style-name="P241">Intellektueller Verbund von Erfindern </text:p>
        </text:list-item>
        <text:list-item>
          <text:p text:style-name="P241">heimliche <text:span text:style-name="T98">alchemische</text:span> Forschungen </text:p>
        </text:list-item>
        <text:list-item>
          <text:p text:style-name="P242">Meiden Wettbewerb und bauen lieber Monopole auf, <text:span text:style-name="T89">basierend auf Patenten</text:span></text:p>
        </text:list-item>
        <text:list-item>
          <text:p text:style-name="P196">Haben die Adelsprivilegien abgeschafft, um Nichtadligen der Loge Politik zu ermöglichen</text:p>
        </text:list-item>
      </text:list>
      <text:h text:style-name="P63" text:outline-level="2"><text:bookmark-start text:name="__RefHeading___Toc19109_2647553932"/>die <text:span text:style-name="T19">e</text:span>hrbaren Diebe<text:bookmark-end text:name="__RefHeading___Toc19109_2647553932"/></text:h>
      <text:list xml:id="list1439471207" text:style-name="L41">
        <text:list-item>
          <text:p text:style-name="P243">Mafiabosse, die ihr Geld mit Brockenhandel, Prostitution, Raub, Auftragsmord und vor allem Informationen verdienen </text:p>
        </text:list-item>
        <text:list-item>
          <text:p text:style-name="P244">Gefallen sind Währung unter Dieben, wer einen Gefallen nicht zurückgibt, verliert seinen Ruf und kriegt nie wieder einen Gefallen </text:p>
        </text:list-item>
        <text:list-item>
          <text:p text:style-name="P244">Diebe helfen Armen gegen Gefallen </text:p>
        </text:list-item>
        <text:list-item>
          <text:p text:style-name="P244"><text:soft-page-break/>große Rivalitäten zB um Reviere </text:p>
        </text:list-item>
        <text:list-item>
          <text:p text:style-name="P243">Intrigant wie sonst was </text:p>
        </text:list-item>
        <text:list-item>
          <text:p text:style-name="P243">Diebe leben nicht lang </text:p>
        </text:list-item>
        <text:list-item>
          <text:p text:style-name="P90">Wenn sie sich als Diebe zu erkennen geben wollen, tragen sie eine schwarze Ballonmütze </text:p>
        </text:list-item>
        <text:list-item>
          <text:p text:style-name="P91">ehrbar wird kleingeschrieben</text:p>
        </text:list-item>
      </text:list>
      <text:h text:style-name="P64" text:outline-level="2"><text:bookmark-start text:name="__RefHeading___Toc19111_2647553932"/>Thornische Ureinwohner<text:bookmark-end text:name="__RefHeading___Toc19111_2647553932"/></text:h>
      <text:list xml:id="list1958930249" text:style-name="L42">
        <text:list-item>
          <text:p text:style-name="P197">geprägt von Sexismus, Kannibalismus, Blutmagie, Inzestclans </text:p>
        </text:list-item>
        <text:list-item>
          <text:p text:style-name="P197">Hass auf den Wassergott </text:p>
        </text:list-item>
        <text:list-item>
          <text:p text:style-name="P197">Homoerotik als edle Liebe </text:p>
        </text:list-item>
        <text:list-item>
          <text:p text:style-name="P197">kein eigener Name für das Land, keine einheitliche Regierung </text:p>
        </text:list-item>
        <text:list-item>
          <text:p text:style-name="P197">Frauen sehen sich selbst als Menschen zweiter Klasse </text:p>
        </text:list-item>
        <text:list-item>
          <text:p text:style-name="P95">Stämme bilden Dörfer<text:line-break/>Stadtmenschen<text:line-break/>Ackerbau im Flussdelta<text:line-break/>Nomaden<text:line-break/>Viehzucht in der Wüste<text:line-break/>Handel<text:line-break/>Dschungeldörfer<text:line-break/>Jagen&amp;Sammeln<text:line-break/>Schamanen haben gehobene, Stammexterne Stellung<text:line-break/>Wombats heilige Tiere </text:p>
        </text:list-item>
      </text:list>
      <text:h text:style-name="P64" text:outline-level="2"><text:bookmark-start text:name="__RefHeading___Toc19113_2647553932"/>A’kradizz<text:bookmark-end text:name="__RefHeading___Toc19113_2647553932"/></text:h>
      <text:list xml:id="list1928311339" text:style-name="L43">
        <text:list-item>
          <text:p text:style-name="P198">Rebellen gegen Ureinwohner </text:p>
        </text:list-item>
        <text:list-item>
          <text:p text:style-name="P198">verehren den Wassergott, seine Nachkommen </text:p>
        </text:list-item>
        <text:list-item>
          <text:p text:style-name="P96">benutzen Artefakte aus Tempeln </text:p>
        </text:list-item>
      </text:list>
      <text:h text:style-name="P64" text:outline-level="2"><text:bookmark-start text:name="__RefHeading___Toc19115_2647553932"/>Pantherinnen<text:bookmark-end text:name="__RefHeading___Toc19115_2647553932"/></text:h>
      <text:list xml:id="list4277572965" text:style-name="L44">
        <text:list-item>
          <text:p text:style-name="P199"><text:span text:style-name="T19">Feministische </text:span>Untergrundorganisation <text:span text:style-name="T19">in Thornien</text:span></text:p>
        </text:list-item>
        <text:list-item>
          <text:p text:style-name="P199">Terroristisch </text:p>
        </text:list-item>
        <text:list-item>
          <text:p text:style-name="P199">Männerhass </text:p>
        </text:list-item>
        <text:list-item>
          <text:p text:style-name="P199">Blutmagie aus Periodenblut </text:p>
        </text:list-item>
        <text:list-item>
          <text:p text:style-name="P199">machen keinen Unterschied zwischen Gegnern </text:p>
        </text:list-item>
        <text:list-item>
          <text:p text:style-name="P199">ständig auf <text:span text:style-name="T19">B</text:span>rocken </text:p>
        </text:list-item>
      </text:list>
      <text:h text:style-name="P64" text:outline-level="2"><text:bookmark-start text:name="__RefHeading___Toc19117_2647553932"/>Feministischer Untergrund<text:bookmark-end text:name="__RefHeading___Toc19117_2647553932"/></text:h>
      <text:list xml:id="list1399173994" text:style-name="L45">
        <text:list-item>
          <text:p text:style-name="P200">Instrumentalisiert Terroranschläge für sich, um zu zeigen, dass auch Frauen Macht haben </text:p>
        </text:list-item>
        <text:list-item>
          <text:p text:style-name="P200">Wollen über Furcht die Unversehrtheit weiblicher Körper bewahren </text:p>
        </text:list-item>
        <text:list-item>
          <text:p text:style-name="P200">Kein Geld, keine Waffen, keine Skills </text:p>
        </text:list-item>
        <text:list-item>
          <text:p text:style-name="P97">Mit der Zeit kommen reiche Unterstützerinnen hinzu </text:p>
        </text:list-item>
      </text:list>
      <text:p text:style-name="P10"/>
      <text:h text:style-name="P53" text:outline-level="1"/>
      <text:h text:style-name="P58" text:outline-level="1"><text:bookmark-start text:name="__RefHeading___Toc19119_2647553932"/>Die Dreizehn Bezirke Lagons<text:bookmark-end text:name="__RefHeading___Toc19119_2647553932"/></text:h>
      <text:h text:style-name="P80" text:outline-level="4"><text:bookmark-start text:name="__RefHeading___Toc19121_2647553932"/><text:span text:style-name="T16">1. </text:span>Bezirk <text:bookmark-end text:name="__RefHeading___Toc19121_2647553932"/></text:h>
      <text:p text:style-name="P44">Nobelviertel </text:p>
      <text:p text:style-name="P44">Villen </text:p>
      <text:p text:style-name="P44">Oberschicht </text:p>
      <text:p text:style-name="P44">hohe Mietpreise </text:p>
      <text:p text:style-name="P44">Dragan wohnt hier </text:p>
      <text:p text:style-name="P44">Patrizier wohnt hier </text:p>
      <text:p text:style-name="P44">grenzt an zweiten Bezirk, ist aber außen</text:p>
      <text:p text:style-name="P49">Boden aus Steinplatten</text:p>
      <text:h text:style-name="P80" text:outline-level="4"><text:bookmark-start text:name="__RefHeading___Toc19123_2647553932"/><text:span text:style-name="T16">2. </text:span>Bezirk <text:bookmark-end text:name="__RefHeading___Toc19123_2647553932"/></text:h>
      <text:p text:style-name="P44">Einkaufsmeile </text:p>
      <text:p text:style-name="P44">Öffentliches Leben </text:p>
      <text:p text:style-name="P44">Heilige Hallen der Flamme, Rathaus, Banken, Saunas, Cafes, Läden </text:p>
      <text:p text:style-name="P44">zentral gelegen </text:p>
      <text:p text:style-name="P49">Boden aus Steinplatten</text:p>
      <text:h text:style-name="P80" text:outline-level="4"><text:bookmark-start text:name="__RefHeading___Toc19125_2647553932"/><text:span text:style-name="T16">3. </text:span>Bezirk <text:bookmark-end text:name="__RefHeading___Toc19125_2647553932"/></text:h>
      <text:p text:style-name="P44">Milizen-HQ, zentral, grenzt an zweiten Bezirk </text:p>
      <text:p text:style-name="P46">Boden aus festgestampfter Erde</text:p>
      <text:h text:style-name="P80" text:outline-level="4"><text:bookmark-start text:name="__RefHeading___Toc19127_2647553932"/><text:span text:style-name="T16">4. </text:span>Bezirk <text:bookmark-end text:name="__RefHeading___Toc19127_2647553932"/></text:h>
      <text:p text:style-name="P50">Familien, die in Heimarbeit Kleidung nähen und färben. Gehen meist pleite </text:p>
      <text:p text:style-name="P50">Durch Chemikalien ziemlich vergiftete Athmosphäre. </text:p>
      <text:p text:style-name="P50">Nathans Labor </text:p>
      <text:p text:style-name="P51">Äußerster Stadtrand</text:p>
      <text:p text:style-name="P45"><text:span text:style-name="T75">Bretter führen über dem Unrat hinweg</text:span> </text:p>
      <text:h text:style-name="P80" text:outline-level="4"><text:bookmark-start text:name="__RefHeading___Toc19129_2647553932"/><text:span text:style-name="T16">5. </text:span>Bezirk <text:bookmark-end text:name="__RefHeading___Toc19129_2647553932"/></text:h>
      <text:p text:style-name="P44"><text:span text:style-name="T68">Arbeiterbaracken,</text:span> Joran wohnt hier </text:p>
      <text:p text:style-name="P50">Fabriken </text:p>
      <text:p text:style-name="P50">Arghan Howls Unternehmenssitz </text:p>
      <text:p text:style-name="P44">Stadtrand </text:p>
      <text:p text:style-name="P46">Bretter führen über dem Unrat hinweg</text:p>
      <text:h text:style-name="P80" text:outline-level="4"><text:bookmark-start text:name="__RefHeading___Toc19131_2647553932"/><text:span text:style-name="T16">6. </text:span>Bezirk <text:bookmark-end text:name="__RefHeading___Toc19131_2647553932"/></text:h>
      <text:p text:style-name="P44">gutbürgerliche, gläubige Menschen </text:p>
      <text:p text:style-name="P44">obere Mittelschicht </text:p>
      <text:p text:style-name="P46">Boden aus festgestampfter Erde</text:p>
      <text:h text:style-name="P80" text:outline-level="4"><text:bookmark-start text:name="__RefHeading___Toc19133_2647553932"/><text:span text:style-name="T16">7. </text:span>Bezirk <text:bookmark-end text:name="__RefHeading___Toc19133_2647553932"/></text:h>
      <text:p text:style-name="P40">abgefuckte Slums. <text:span text:style-name="T88">Viele leerstehende Hütten</text:span></text:p>
      <text:p text:style-name="P43">Hier werden die angespült, die es im Rest Lagons nicht geschafft haben</text:p>
      <text:p text:style-name="P43">Alle versuchen hier rauszukommen, und Arbeit im 5. Bezirk oder so zu finden</text:p>
      <text:p text:style-name="P41">Der Boden ist ein <text:span text:style-name="T67">unfertiges Gemisch aus Geröll, undefinierbarem Schlamm und Stroh</text:span></text:p>
      <text:p text:style-name="P42"><text:span text:style-name="T67">N</text:span><text:span text:style-name="T66">achts gibt es höchstens Mondlicht</text:span></text:p>
      <text:h text:style-name="P80" text:outline-level="4"><text:bookmark-start text:name="__RefHeading___Toc19135_2647553932"/><text:span text:style-name="T16">8. </text:span>Bezirk <text:bookmark-end text:name="__RefHeading___Toc19135_2647553932"/></text:h>
      <text:p text:style-name="P52"><text:span text:style-name="T10">immer noch abgefuckte Slums, aber Magister Darn hat hier ein paar soziale </text:span><text:span text:style-name="T11">Maßnahmen</text:span><text:span text:style-name="T10"> gemacht, die Leute sind etwas netter zueinander </text:span></text:p>
      <text:p text:style-name="P44"><text:soft-page-break/><text:span text:style-name="T68">Jorans altes Labor</text:span> </text:p>
      <text:p text:style-name="P47">Die Diebe haben 3 Hauptleute, die sich gegenseitig im Weg stehen</text:p>
      <text:p text:style-name="P46">Der Boden ist ein <text:span text:style-name="T67">unfertiges Gemisch aus Geröll, undefinierbarem Schlamm und Stroh</text:span></text:p>
      <text:h text:style-name="P80" text:outline-level="4"><text:bookmark-start text:name="__RefHeading___Toc19137_2647553932"/><text:span text:style-name="T16">9. </text:span>Bezirk <text:bookmark-end text:name="__RefHeading___Toc19137_2647553932"/></text:h>
      <text:p text:style-name="P50">Varg ist hier aufgewachsen </text:p>
      <text:p text:style-name="P50">Krankheiten grassieren </text:p>
      <text:p text:style-name="P52"><text:span text:style-name="T15">Vargs Vater war hier </text:span><text:span text:style-name="T10">Metzger </text:span></text:p>
      <text:h text:style-name="P80" text:outline-level="4"><text:bookmark-start text:name="__RefHeading___Toc19139_2647553932"/><text:span text:style-name="T16">11. </text:span>Bezirk <text:bookmark-end text:name="__RefHeading___Toc19139_2647553932"/></text:h>
      <text:p text:style-name="P44">abgelegene Ecke, nicht viel los </text:p>
      <text:p text:style-name="P44">hier wohnen ärmere Leute</text:p>
      <text:p text:style-name="P48"><text:span text:style-name="T12">K</text:span><text:span text:style-name="T10">eine Drogenprobleme, einfach nur </text:span><text:span text:style-name="T11">r</text:span><text:span text:style-name="T10">ückständig </text:span></text:p>
      <text:p text:style-name="P44">leben von kleinerer Landwirtschaft </text:p>
      <text:p text:style-name="P48"><text:span text:style-name="T13">Arghans Geheiml</text:span><text:span text:style-name="T10">abor </text:span></text:p>
      <text:p text:style-name="P44">weitläufig, Äußerster Stadtrand </text:p>
      <text:h text:style-name="P80" text:outline-level="4"><text:bookmark-start text:name="__RefHeading___Toc19141_2647553932"/><text:span text:style-name="T16">12. </text:span>Bezirk <text:bookmark-end text:name="__RefHeading___Toc19141_2647553932"/></text:h>
      <text:p text:style-name="P48"><text:span text:style-name="T14">Staatliche </text:span><text:span text:style-name="T10">Kohlemine </text:span></text:p>
      <text:p text:style-name="P48"><text:span text:style-name="T10">Wird vo</text:span><text:span text:style-name="T14">n der Miliz kontrolliert, Einnahmen gehen an den Patrizier</text:span></text:p>
      <text:p text:style-name="P48"><text:span text:style-name="T10">Ein Inquisitor kümmert sich um spirituelle Begleitung, </text:span><text:span text:style-name="T14">viel öffentliche Propaganda, dass der Kohleabbau ein Dienst an J‘zharr ist</text:span></text:p>
      <text:h text:style-name="P59" text:outline-level="1"><text:bookmark-start text:name="__RefHeading___Toc2245_2647553932"/>Handlung <text:bookmark-end text:name="__RefHeading___Toc2245_2647553932"/></text:h>
      <text:h text:style-name="P62" text:outline-level="2"><text:bookmark-start text:name="__RefHeading___Toc2247_2647553932"/><text:bookmark text:name="Erstes-Buch"/>Erstes Buch<text:bookmark-end text:name="__RefHeading___Toc2247_2647553932"/></text:h>
      <text:h text:style-name="P76" text:outline-level="3"><text:bookmark-start text:name="__RefHeading___Toc2249_2647553932"/><text:bookmark text:name="Akt-1---Der-Siebte-Bezirk"/>Akt 1 - Der Siebte Bezirk<text:bookmark-end text:name="__RefHeading___Toc2249_2647553932"/></text:h>
      <text:list xml:id="list672270951" text:style-name="L46">
        <text:list-item>
          <text:p text:style-name="P246">[März 288]</text:p>
        </text:list-item>
        <text:list-item>
          <text:p text:style-name="P248">Einführungskapitel mit Thorn <text:span text:style-name="T6">&amp; Varg</text:span>, <text:span text:style-name="T6">sie </text:span>verhör<text:span text:style-name="T6">en </text:span>einen von <text:span text:style-name="T6">M</text:span>arcins Leuten und reinig<text:span text:style-name="T7">en</text:span> ihn </text:p>
        </text:list-item>
        <text:list-item>
          <text:p text:style-name="P248">Dania trifft sich mit Stepanie, nimmt eine Nase Brocken und treibt es mit einem Freier. als er fertig und benommen ist, klaut sie ihm die Brieftasche und versucht zu fliehen. Er erwischt sie, schlägt sie zusammen, raubt sie aus und lässt sie liegen </text:p>
        </text:list-item>
        <text:list-item>
          <text:p text:style-name="P248">Joran sitzt in seinem Labor und tüftelt für Arghan Howl </text:p>
        </text:list-item>
        <text:list-item>
          <text:p text:style-name="P248">Varg und Thorn stürmen Jorans Labor, kriegen Aussage, lassen ihn laufen, weil sie kein Bor finden. </text:p>
        </text:list-item>
        <text:list-item>
          <text:p text:style-name="P248">Thorn stürmt das Labor, dass Joran ihm verraten hat, und reinigt einen Magier, der sich noch versucht zu wehren. </text:p>
        </text:list-item>
        <text:list-item>
          <text:p text:style-name="P248">Thorn stellt Arghan Howl zur Rede und versucht, ihn zu erpressen </text:p>
        </text:list-item>
        <text:list-item>
          <text:p text:style-name="P248">Daraufhin wird Jorans Labor geschlossen, aber Arghan ergreift Maßnahmen, um Thorn aus dem Orden werfen zu lassen </text:p>
          <text:list>
            <text:list-item>
              <text:p text:style-name="P248">Arghan schickt Raft einen anonymen Hinweis auf Bor in Thorns Lager und arrangiert dort eine Bor-Explosion mit einem verkleideten “Novizen” </text:p>
            </text:list-item>
          </text:list>
        </text:list-item>
        <text:list-item>
          <text:p text:style-name="P248">Marcin findet sie so am Straßenrand, bietet ihr nen Schlafplatz an </text:p>
        </text:list-item>
        <text:list-item>
          <text:p text:style-name="P248">Dania soll für Marcin Gabor ausspionieren, weil er ihm ein Kind als Attentäter auf den Hals gehetzt hat </text:p>
        </text:list-item>
        <text:list-item>
          <text:p text:style-name="P248">Stepanie findet Dania auf Brocken auf der Straße, gibt ihr was zu Essen aus </text:p>
        </text:list-item>
        <text:list-item>
          <text:p text:style-name="P248">Dania überredet Marcin, ihr einen Job zu geben, damit sie sich nicht mehr verprostituieren muss </text:p>
        </text:list-item>
        <text:list-item>
          <text:p text:style-name="P248">Varg führt Raft und Sinya auf Nachfrage in Thorns geheime Asservatenkammer; dort stirbt Raft an einer Bor-Explosion </text:p>
        </text:list-item>
        <text:list-item>
          <text:p text:style-name="P248">Dania tötet Gabor, seine Kinder verfolgen Dania </text:p>
        </text:list-item>
        <text:list-item>
          <text:p text:style-name="P248">Thorn wird aus dem Orden geworfen, nachdem man ihm seinen Splitter entrissen hat, wegen fahrlässiger Tötung </text:p>
        </text:list-item>
        <text:list-item>
          <text:p text:style-name="P248">Dania läuft ihm verzweifelt in die Arme, er rettet sie vor Gabors Kindern </text:p>
        </text:list-item>
        <text:list-item>
          <text:p text:style-name="P248">Stepanies Bruder erzählt ihr von dem aktuellen Tratsch im Orden; Raft ist explodiert, Thorn wurde herausgeworfen, Varg kommt ihm unschuldig vor </text:p>
        </text:list-item>
        <text:list-item>
          <text:p text:style-name="P248">Dania bringt Thorn zu Marcin, der ihm Unterkunft gibt </text:p>
        </text:list-item>
        <text:list-item>
          <text:p text:style-name="P248">Thorn gibt mit seiner Macht an, damit Marcin Nutzen an ihm findet </text:p>
        </text:list-item>
        <text:list-item>
          <text:p text:style-name="P248">Thorn spottet Marcin, weil er in Kenins Schatten steht, obwohl er doch viel mehr könnte </text:p>
        </text:list-item>
        <text:list-item>
          <text:p text:style-name="P248">Marcin besucht Kenin, der gerade etwas mit einer seiner Huren hat - der will ihm nicht helfen, Marcin ist enttäuscht </text:p>
        </text:list-item>
        <text:list-item>
          <text:p text:style-name="P248">die drei hecken einen Plan aus, um Kenin, zu töten und Marcin den Platz zu verschaffen - Marcin ist eifersüchtig auf Kenin </text:p>
        </text:list-item>
        <text:list-item>
          <text:p text:style-name="P248">Thorn trifft sich mit Varg, fragt ihn um Unterstützung </text:p>
        </text:list-item>
        <text:list-item>
          <text:p text:style-name="P248">Thorn bringt Dania Vergissmich-Bor, mit dem sie auf einer Party Kenin umbringt </text:p>
        </text:list-item>
        <text:list-item>
          <text:p text:style-name="P143">Marcin wird Kenins Nachfolger und Hauptmann des siebten Bezirks </text:p>
        </text:list-item>
      </text:list>
      <text:h text:style-name="P76" text:outline-level="3"><text:bookmark-start text:name="__RefHeading___Toc2251_2647553932"/><text:bookmark text:name="Akt-2---Das-geheime-Labor"/>Akt 2 - Das geheime Labor<text:bookmark-end text:name="__RefHeading___Toc2251_2647553932"/></text:h>
      <text:list xml:id="list1320429673" text:style-name="L47">
        <text:list-item>
          <text:p text:style-name="P249">Arghan Howl wurde früher der Magie beschuldigt, weil er Magier in seinem Dienst hatte, wurde jedoch von Thorn erpresst statt angeklagt </text:p>
        </text:list-item>
        <text:list-item>
          <text:p text:style-name="P247">[April 288]</text:p>
        </text:list-item>
        <text:list-item>
          <text:p text:style-name="P249"><text:soft-page-break/>Thorn nimmt Kontakt zu ihm auf und gründet Zusammenarbeit auf ideologischer Basis gegen den Orden </text:p>
        </text:list-item>
        <text:list-item>
          <text:p text:style-name="P249">Dania und Varg werden Schüler und Versuchskaninchen für Joran, tief in Howls Geheimlabor </text:p>
        </text:list-item>
        <text:list-item>
          <text:p text:style-name="P249">Dania macht mit, weil ihre magischen Fähigkeiten sie faszinieren, und weil sie an reineres Brocken kommt </text:p>
        </text:list-item>
        <text:list-item>
          <text:p text:style-name="P249">Varg macht mit, weil er hofft, dass Magie die Welt besser machen kann, wenn sie sicher genutzt werden kann. Thorn will ihn in dem Job haben, damit er etwas gegen ihn in der Hand hat </text:p>
        </text:list-item>
        <text:list-item>
          <text:p text:style-name="P249">während ihrer Monatelangen Ausbildung setzen sie weiter die Intrigen Thorns durch. </text:p>
        </text:list-item>
        <text:list-item>
          <text:p text:style-name="P249">Howl besorgt Thorn ein Verwaltungsamt im achten Bezirk, nachdem Dania den Vorgänger beseitigt </text:p>
        </text:list-item>
        <text:list-item>
          <text:p text:style-name="P249">Hakun, der alles in der Stadt sieht, wird auf Marcin aufmerksam – Marcin bietet ihm seine Hilfe gegen die Diebe im Austausch gegen Schutz an. </text:p>
        </text:list-item>
        <text:list-item>
          <text:p text:style-name="P249">Hakun hat Dragan in seinen Diensten, weil er sein Geheimnis kennt </text:p>
        </text:list-item>
        <text:list-item>
          <text:p text:style-name="P144">Marcin zettelt einen Aufstand mehrerer Diebe an, den Thorn blutig niederschlägt. </text:p>
        </text:list-item>
      </text:list>
      <text:h text:style-name="P76" text:outline-level="3"><text:bookmark-start text:name="__RefHeading___Toc2253_2647553932"/><text:bookmark text:name="Akt-3---Thorns-Aufstieg"/>Akt 3 - Thorns Aufstieg<text:bookmark-end text:name="__RefHeading___Toc2253_2647553932"/></text:h>
      <text:list xml:id="list1096116100" text:style-name="L48">
        <text:list-item>
          <text:p text:style-name="P250">Stepanie trauert um ihren Mann, ihre Tochter wird auf der Straße gemobbt </text:p>
        </text:list-item>
        <text:list-item>
          <text:p text:style-name="P251">Dragan merkt, dass Marcin Hakun ausspioniert, und bietet ihm seine Hilfe an, Hakun aus dem Weg zu räumen </text:p>
        </text:list-item>
        <text:list-item>
          <text:p text:style-name="P251">Dania, Marcin und Varg ermorden Hakun mithilfe von Informationen von Dragan </text:p>
        </text:list-item>
        <text:list-item>
          <text:p text:style-name="P251">Ein A’kradizz, der übers Meer her geschwommen ist und total fertig, taucht auf, und erzählt mit seinen letzten Worten von den Wassersplittern und seinem Gott. Joran verwendet seine Überreste für Feuerschutzbor </text:p>
        </text:list-item>
        <text:list-item>
          <text:p text:style-name="P251">Dania begehrt Varg, weil er als erster Mann sie nicht will </text:p>
        </text:list-item>
        <text:list-item>
          <text:p text:style-name="P251">Joran verliebt sich in Dania, weil Frau </text:p>
        </text:list-item>
        <text:list-item>
          <text:p text:style-name="P251">Dania verführt Varg </text:p>
        </text:list-item>
        <text:list-item>
          <text:p text:style-name="P251">Arghan plant mit Thorns Genehmigung den Bau einer Schule im achten Bezirk </text:p>
        </text:list-item>
        <text:list-item>
          <text:p text:style-name="P250">Marcin macht sich an Dragan heran, es klappt aber nicht, wegen Misstrauen </text:p>
        </text:list-item>
        <text:list-item>
          <text:p text:style-name="P250">Thorn wird wegen seiner Leistungen im achten Bezirk zum Ratsmitglied ernannt. </text:p>
        </text:list-item>
        <text:list-item>
          <text:p text:style-name="P250">Stepanie beginnt, in einer von Arghans Fabriken zu arbeiten, Leute sind unfreundlich </text:p>
        </text:list-item>
        <text:list-item>
          <text:p text:style-name="P250">Dania forscht im Leben Hauptmann Dragans nach und findet seine Homosexualität heraus </text:p>
        </text:list-item>
        <text:list-item>
          <text:p text:style-name="P250">Thorn eröffnet mit Arghan und Joran eine Schule, auf der die Schüler selbst experimentieren können. </text:p>
        </text:list-item>
        <text:list-item>
          <text:p text:style-name="P250">Stepanie bringt ihre Tochter zu Jorans Schule, damit sie eine ordentliche Ausbildung bekommt </text:p>
        </text:list-item>
        <text:list-item>
          <text:p text:style-name="P250">Dania wendet sich an Howl wegen Aufträgen, ohne Thorn Bescheid zu sagen, für mehr Unabhängigkeit. Howl verrät sie, weil er Thorns Unterstützung für wichtiger befindet. </text:p>
        </text:list-item>
        <text:list-item>
          <text:p text:style-name="P250">Stepanies Tochter bringt ihr das Lesen bei, Orst kommt vorbei und missbilligt das </text:p>
        </text:list-item>
        <text:list-item>
          <text:p text:style-name="P250">Marcin erpresst Dragan mit Informationen über Homosexualität, um Zugang zur Villa des Patriziers zu kriegen </text:p>
        </text:list-item>
        <text:list-item>
          <text:p text:style-name="P250">Dragan verzeiht ihm das nicht, arbeitet gezwungenermaßen mit ihm zusammen, kann sich aber keine Beziehung mit ihm vorstellen </text:p>
        </text:list-item>
        <text:list-item>
          <text:p text:style-name="P250">Dania ermordet den Patrizier und wird von Thorn vergiftet </text:p>
        </text:list-item>
        <text:list-item>
          <text:p text:style-name="P145">Thorn ergreift mit Unterstützung von Howl, Dragan und Marcin die Macht und lässt sich zum Patrizier wählen </text:p>
        </text:list-item>
      </text:list>
      <text:h text:style-name="P62" text:outline-level="2"><text:bookmark-start text:name="__RefHeading___Toc2255_2647553932"/><text:bookmark text:name="Zweites-Buch"/>Zweites Buch<text:bookmark-end text:name="__RefHeading___Toc2255_2647553932"/></text:h>
      <text:p text:style-name="P1">Muss sehr viel kürzer werden.<text:line-break/>Nochmal alle Charaktere aufschreiben, was sie antreibt, was mit ihnen passieren soll - und was dafür nötig ist. Dann ergibt sich der Plot <text:span text:style-name="T59">schon </text:span>von selbst. <text:span text:style-name="T59">(Snowflake-Methode?)</text:span></text:p>
      <text:list xml:id="list1537257953" text:style-name="L49">
        <text:list-item>
          <text:p text:style-name="P252"><text:soft-page-break/>Hauptleute wegkürzen </text:p>
        </text:list-item>
        <text:list-item>
          <text:p text:style-name="P146">Laya &amp; Sinya mergen? </text:p>
        </text:list-item>
      </text:list>
      <text:h text:style-name="P76" text:outline-level="3"><text:bookmark-start text:name="__RefHeading___Toc2257_2647553932"/>Vargs Doppelleben<text:bookmark-end text:name="__RefHeading___Toc2257_2647553932"/></text:h>
      <text:list xml:id="list3919359214" text:style-name="L50">
        <text:list-item>
          <text:p text:style-name="P253">Thorn erzählt Joran und Varg, dass Dania im Kampf ums Leben gekommen ist </text:p>
        </text:list-item>
        <text:list-item>
          <text:p text:style-name="P253">Varg und Joran sind erschüttert über den Tod Danias </text:p>
        </text:list-item>
        <text:list-item>
          <text:p text:style-name="P253">Thorn: Loyalität der Hauptleute sicherstellen </text:p>
        </text:list-item>
        <text:list-item>
          <text:p text:style-name="P253">Marcin macht Katan Brocken-süchtig </text:p>
        </text:list-item>
        <text:list-item>
          <text:p text:style-name="P253">Varg kidnappt Laya, Tochter eines Hauptmanns. Laya wird in Jorans Labor eingesperrt, der nett zu ihr sein will, und selbst depressiv ist </text:p>
        </text:list-item>
        <text:list-item>
          <text:p text:style-name="P253">Varg statuiert ein Exempel und tötet einen Feldwebel, um den Hauptmann bei der Stange zu halten </text:p>
        </text:list-item>
        <text:list-item>
          <text:p text:style-name="P253">Varg wendet sich an Isigor, weil Thorns Machenschaften ihm langsam suspekt werden </text:p>
        </text:list-item>
        <text:list-item>
          <text:p text:style-name="P253">Isigor: bring mir Informationen, belausche Thorn &amp; Marcin; Varg erfährt, dass Thorn Dania getötet hat </text:p>
        </text:list-item>
        <text:list-item>
          <text:p text:style-name="P253">Orst will von Stepanie, dass sie in Howls Fabrik spioniert. Sie liefert ihm den Grundriss </text:p>
        </text:list-item>
        <text:list-item>
          <text:p text:style-name="P253">Isigor: zerstöre eine Fabrik Howls. Varg klaut Schutzmagie, die gut für die Welt wäre und zu schade zum vernichten </text:p>
        </text:list-item>
        <text:list-item>
          <text:p text:style-name="P253">Es wird verbreitet, dass es das Werk von Terroristinnen war </text:p>
        </text:list-item>
        <text:list-item>
          <text:p text:style-name="P253">Stepanie wird arbeitslos und kehrt zurück in den achten Bezirk. Toman vermittelt ihr einen Spitzeljob für Marcin in einer Sauna </text:p>
        </text:list-item>
        <text:list-item>
          <text:p text:style-name="P253">Thorn: töte Ratsinquisitor Callen in Stepanies Sauna. Sinya sieht es, Varg verschont ihn </text:p>
        </text:list-item>
        <text:list-item>
          <text:p text:style-name="P253">Stepanie beobachtet aus Versehen Varg bei dem Mord, berichtet an Toman, der sagt ihr, sie soll stattdessen verbreiten, es wären Terroristinnen gewesen </text:p>
        </text:list-item>
        <text:list-item>
          <text:p text:style-name="P253">Thorn kann die Legalisierung von Luftkutschen durchsetzen, Varg erhält Callens Flammensplitter </text:p>
        </text:list-item>
        <text:list-item>
          <text:p text:style-name="P253">Isigor gibt Varg einen weiteren Flammensplitter, und schickt ihn auf die Jagd nach dem Mörder des Ratsinquisitors, nach der anderen Terroristin </text:p>
        </text:list-item>
        <text:list-item>
          <text:p text:style-name="P253">Stepanie besucht Mia im achten &amp; erfährt auf dem Markt, dass seit es angeblich feministische Terroristinnen gibt, eine Freundin von ihr nicht mehr geschlagen wird </text:p>
        </text:list-item>
        <text:list-item>
          <text:p text:style-name="P253">Orst will von Stepanie, dass sie auch nach den Terroristinnen suchen soll - sie weigert sich </text:p>
        </text:list-item>
        <text:list-item>
          <text:p text:style-name="P253">Thorn: stiehl Lehrplan aus den Heiligen Hallen </text:p>
        </text:list-item>
        <text:list-item>
          <text:p text:style-name="P253">Isigor ernennt Varg zum Inquisitor und gibt ihm eine sehr zentrale Kirche zum predigen </text:p>
        </text:list-item>
        <text:list-item>
          <text:p text:style-name="P253">Varg predigt für mehr Sicherheitspolitik, deren Zweck die Mittel heiligt. Außerdem traditionelle Familie, die besser für Frauen ist als Unabhängigkeit </text:p>
        </text:list-item>
        <text:list-item>
          <text:p text:style-name="P253">Stepanie hört das und beschließt, Flugblätter für die Terroristinnen zu veröffentlichen </text:p>
        </text:list-item>
        <text:list-item>
          <text:p text:style-name="P147">Isigor weist Varg Sinya als Novizen zu </text:p>
        </text:list-item>
      </text:list>
      <text:h text:style-name="P76" text:outline-level="3"><text:bookmark-start text:name="__RefHeading___Toc2259_2647553932"/>Wasser für Vargs schmutzige Wäsche<text:bookmark-end text:name="__RefHeading___Toc2259_2647553932"/></text:h>
      <text:list xml:id="list2567347139" text:style-name="L51">
        <text:list-item>
          <text:p text:style-name="P254">Isigor: konfisziere im Namen des Ordens Howls Baupläne für eine Luftkutsche. Thorn ist misstrauisch </text:p>
        </text:list-item>
        <text:list-item>
          <text:p text:style-name="P254">Thorn: bedrohe Orst, der für die Lehrpläne zuständig ist, damit er keine Angst vor dem Wasser verbreitet und klau die Baupläne zurück </text:p>
        </text:list-item>
        <text:list-item>
          <text:p text:style-name="P254">Orst soll stattdessen wissenschaftliche Erkenntnisse von Jorans Schule verbreiten </text:p>
        </text:list-item>
        <text:list-item>
          <text:p text:style-name="P254">Orst beschwert sich bei Stepanie, dass Varg ein Doppelagent zu sein scheint, der für die Schule arbeitet </text:p>
        </text:list-item>
        <text:list-item>
          <text:p text:style-name="P254">Joran beginnt, eine Luftkutsche zu bauen, die Wasser als Treibstoff benutzt </text:p>
        </text:list-item>
        <text:list-item>
          <text:p text:style-name="P254">Marcin entführt Sinya mit Stepanies Hilfe (Ablenkung von Varg, Eskorte in Versteck), um ein Druckmittel gegen Varg zu haben </text:p>
        </text:list-item>
        <text:list-item>
          <text:p text:style-name="P254">Stepanie bereut, einem Kind geschadet zu haben und verrät Varg, wo er ist </text:p>
        </text:list-item>
        <text:list-item>
          <text:p text:style-name="P254">Varg befreit Sinya und bringt ihn in einem Versteck von Stepanies Freundin unter </text:p>
        </text:list-item>
        <text:list-item>
          <text:p text:style-name="P254">Isigor: sammle Informationen über Marcin </text:p>
        </text:list-item>
        <text:list-item>
          <text:p text:style-name="P254"><text:soft-page-break/>Varg findet mit Stepanies Hilfe Marcins Homosexualität heraus: Isigor lässt Marcin festnehmen und verurteilt ihn zum Tode </text:p>
        </text:list-item>
        <text:list-item>
          <text:p text:style-name="P254">Thorn: rette Marcin vor dem Scheiterhaufen; Varg setzt gestohlene Schutzmagie ein </text:p>
        </text:list-item>
        <text:list-item>
          <text:p text:style-name="P254">Stepanie bringt Sinya zum Orden zurück, wo der Isigor sagt, dass Varg Callen getötet hat </text:p>
        </text:list-item>
        <text:list-item>
          <text:p text:style-name="P254">Thorn und Isigor eröffnen die Jagd auf Varg, der Orden, die Diebe und die Armee jagen ihn </text:p>
        </text:list-item>
        <text:list-item>
          <text:p text:style-name="P254">Stepanie eilt zu Mia in die Schule, will sie beschützen/sucht Zuflucht. Die rät ihr, mit Joran zu reden; der bietet ihr einen Job als Pädagogiklehrerin an </text:p>
        </text:list-item>
        <text:list-item>
          <text:p text:style-name="P254">Varg und Marcin verstecken sich bei Joran zuhause &amp; planen, wie sie Thorn erledigen können, um sich beim Orden einzuschleimen </text:p>
        </text:list-item>
        <text:list-item>
          <text:p text:style-name="P254">Varg wagt ein Attentat auf Thorn. Sein Flammensplitter ist mächtiger, und er erkennt, dass Thorn einmal geliebt haben muss. In diesem Moment trifft ihn ein Bolzen von Marcin. </text:p>
        </text:list-item>
        <text:list-item>
          <text:p text:style-name="P148">Thorn bietet Marcin zur Belohnung die Möglichkeit, in Thornien unterzutauchen und die Expedition nach Wassersplittern zu leiten </text:p>
        </text:list-item>
      </text:list>
      <text:h text:style-name="P76" text:outline-level="3"><text:bookmark-start text:name="__RefHeading___Toc2261_2647553932"/><text:bookmark text:name="Der-Aufbau-einer-Schule"/><text:span text:style-name="T16">Währenddessen: </text:span>Der Aufbau einer Schule<text:bookmark-end text:name="__RefHeading___Toc2261_2647553932"/></text:h>
      <text:list xml:id="list2721115666" text:style-name="L52">
        <text:list-item>
          <text:p text:style-name="P255">im achten Bezirk soll die erste Schule der Wissenschaft entstehen </text:p>
        </text:list-item>
        <text:list-item>
          <text:p text:style-name="P255">Joran muss erst die Lehrer ausbilden / als Lehrer werden einfach random Leute mit Lebenserfahrung herangezogen </text:p>
        </text:list-item>
        <text:list-item>
          <text:p text:style-name="P255">die Schüler sollen aus verschiedenen gesellschaftlichen Schichten kommen </text:p>
        </text:list-item>
        <text:list-item>
          <text:p text:style-name="P255">Fächer: Konstruktion/Statik, Chemie, Gesellschaft, Finanzen, Historie, Biologie, </text:p>
        </text:list-item>
        <text:list-item>
          <text:p text:style-name="P255">Laya wird in Jorans Labor eingesperrt, der nett zu ihr sein will, und selbst depressiv ist </text:p>
        </text:list-item>
        <text:list-item>
          <text:p text:style-name="P255">Undercoveragent des Ordens schleußt sich ein, auch um Varg zu überwachen </text:p>
        </text:list-item>
        <text:list-item>
          <text:p text:style-name="P255">Joran ertappt ihn beim durchwühlen von Unterlagen und überwältigt und tötet ihn mithilfe von einer Bor-Mischung </text:p>
        </text:list-item>
        <text:list-item>
          <text:p text:style-name="P255">Mia ist eine fleißige Schülerin. Joran versucht sich ein bisschen als Mentor, hört sich ihre Geschichte an, redet über Feminismus </text:p>
        </text:list-item>
        <text:list-item>
          <text:p text:style-name="P255">Laya missglückt magisches Experiment, sodass sie unfruchtbar wird und ihre erste Periode nicht bekommt, nur dunkler Staub kommt bei ihr raus, Joran ist überfordert </text:p>
        </text:list-item>
        <text:list-item>
          <text:p text:style-name="P255">Laya lebt in Jorans Labor, Interesse an Wissenschaft vertreibt ihr die Langeweile, sie wird radikalisiert </text:p>
        </text:list-item>
        <text:list-item>
          <text:p text:style-name="P255">Laya verliebt sich in Joran, sie ist ihm zu jung und Abhängigkeitsverhältnis ist auch scheiße </text:p>
        </text:list-item>
        <text:list-item>
          <text:p text:style-name="P149">Als Stepanie aufgelöst in die Schule flüchtet, rät Mia ihr, mit Joran zu sprechen; er bietet ihr einen Job als Lehrerin an </text:p>
        </text:list-item>
      </text:list>
      <text:h text:style-name="P62" text:outline-level="2"><text:bookmark-start text:name="__RefHeading___Toc2263_2647553932"/><text:bookmark text:name="Vorspiel"/>Vorspiel<text:bookmark-end text:name="__RefHeading___Toc2263_2647553932"/></text:h>
      <text:p text:style-name="P1">Thorn</text:p>
      <text:list xml:id="list3400771771" text:style-name="L53">
        <text:list-item>
          <text:p text:style-name="P256">frommer, liebender Vater </text:p>
        </text:list-item>
        <text:list-item>
          <text:p text:style-name="P256">teilnahmslose Mutter, die in Psychose vor sich hin dämmert </text:p>
        </text:list-item>
        <text:list-item>
          <text:p text:style-name="P256">Giulia und er werden von Vater unterrichtet, Vater füttert Thorns Selbstbewusstsein </text:p>
        </text:list-item>
        <text:list-item>
          <text:p text:style-name="P256">Urlaub in Landhaus im elften Bezirk </text:p>
        </text:list-item>
        <text:list-item>
          <text:p text:style-name="P256">Giulia und Thorn verbringen viel Zeit in den Feldern, sehen Tieren beim paaren zu </text:p>
        </text:list-item>
        <text:list-item>
          <text:p text:style-name="P150">Giulia und Thorn schlafen miteinander, ohne wirklich zu wissen, was sie tun, aber es gefällt ihnen </text:p>
        </text:list-item>
      </text:list>
      <text:p text:style-name="P1">Giulia</text:p>
      <text:list xml:id="list2309300935" text:style-name="L54">
        <text:list-item>
          <text:p text:style-name="P257">Beginn: sie wird von Thorn genommen </text:p>
        </text:list-item>
        <text:list-item>
          <text:p text:style-name="P257">sie besucht ihre Mutter und erzählt ihr wie immer von ihrem Tag, die ist aber Teilnahmslos </text:p>
        </text:list-item>
        <text:list-item>
          <text:p text:style-name="P257">Unterrichtsstunde bei Vater </text:p>
        </text:list-item>
        <text:list-item>
          <text:p text:style-name="P257">Thorn zeigt ihr Masturbation, scheint es zu genießen, Macht über sie zu haben </text:p>
        </text:list-item>
        <text:list-item>
          <text:p text:style-name="P257">sie besucht ihre Mutter und besorgt es ihr, in der Hoffnung, dass es ihr dann besser geht </text:p>
        </text:list-item>
        <text:list-item>
          <text:p text:style-name="P257">Als es nicht funktioniert läuft sie zu Thorn und will sich von ihm trösten lassen </text:p>
        </text:list-item>
        <text:list-item>
          <text:p text:style-name="P257">Vater kommt herein und erwischt die beiden beim Sex – ist vollkommen erschüttert </text:p>
        </text:list-item>
        <text:list-item>
          <text:p text:style-name="P257"><text:span text:style-name="T39">Vater </text:span>jagt <text:span text:style-name="T39">Giulia</text:span> aus dem Haus, Thorn darf bleiben </text:p>
        </text:list-item>
        <text:list-item>
          <text:p text:style-name="P257"><text:soft-page-break/>auf der Straße versucht sie klarzukommen, wird im ersten Bezirk überall abgewiesen, Miliz fährt sie in den achten Bezirk </text:p>
        </text:list-item>
        <text:list-item>
          <text:p text:style-name="P257">Mann bringt sie zum Sex, sie beschwert sich, dass es ihr nicht gefällt, er schlägt sie </text:p>
        </text:list-item>
        <text:list-item>
          <text:p text:style-name="P151">sie nimmt den Schlafplatz und das Essen, haut aber am nächsten morgen ab </text:p>
        </text:list-item>
      </text:list>
      <text:p text:style-name="P1">Eunuch</text:p>
      <text:list xml:id="list667154907" text:style-name="L55">
        <text:list-item>
          <text:p text:style-name="P258">streicht mit seinem Wombat durch die Gassen, nackt, aber niemand scheint sich dafür zu interessieren, weil Magie </text:p>
        </text:list-item>
        <text:list-item>
          <text:p text:style-name="P258">erfährt die Geschichten der Menschen um sich herum, redet mit Einzelnen über Normen und warum sie ihnen folgen, alle irritiert </text:p>
        </text:list-item>
        <text:list-item>
          <text:p text:style-name="P258">Giulia sieht ihn und erkennt, dass er nichts anhat, spricht ihn darauf an, auch warum er keinen Penis hat </text:p>
        </text:list-item>
        <text:list-item>
          <text:p text:style-name="P258">er ist total erstaunt, nimmt sie mit und erklärt ihr Götter und Normen </text:p>
        </text:list-item>
        <text:list-item>
          <text:p text:style-name="P152">zeigt ihr Bormagie </text:p>
        </text:list-item>
      </text:list>
      <text:p text:style-name="P1">Thorn</text:p>
      <text:list xml:id="list3291449826" text:style-name="L56">
        <text:list-item>
          <text:p text:style-name="P259">Vater ist hin- und hergerissen, will seinen Erben nicht verbannen, fragt ihn nach Motiv </text:p>
        </text:list-item>
        <text:list-item>
          <text:p text:style-name="P259">er erklärt, dass ihn die Macht fasziniert hat </text:p>
        </text:list-item>
        <text:list-item>
          <text:p text:style-name="P259">Vater erkennt, dass seine Erziehung daran schuld ist, er hat ein narzisstisches Monster erschaffen, schickt ihn zum Orden </text:p>
        </text:list-item>
        <text:list-item>
          <text:p text:style-name="P259">er langt beim Orden an und wird wegen seiner Herkunft bevorzugt behandelt </text:p>
        </text:list-item>
        <text:list-item>
          <text:p text:style-name="P259">er ist klug genug und passt sich an, schluckt die Lehren, erkennend, dass er es hier zu etwas bringen kann und endlich die echte Welt anfängt </text:p>
        </text:list-item>
        <text:list-item>
          <text:p text:style-name="P153">redet mit seinem Zimmergenossen über Ordnung und die Welt </text:p>
        </text:list-item>
      </text:list>
      <text:p text:style-name="P1">Giulia</text:p>
      <text:list xml:id="list2674903142" text:style-name="L57">
        <text:list-item>
          <text:p text:style-name="P260">wird von Eunuch in Philosophie unterrichtet, fängt an Götter zu hassen </text:p>
        </text:list-item>
        <text:list-item>
          <text:p text:style-name="P260">erhält Lektion in Willensfreiheit </text:p>
        </text:list-item>
        <text:list-item>
          <text:p text:style-name="P260">geht zu ihrem Vater und diskutiert mit ihm über Gott </text:p>
        </text:list-item>
        <text:list-item>
          <text:p text:style-name="P260">sexuelle Traumsequenz mit sie erdrückender Familie und ihrer Auflehnung </text:p>
        </text:list-item>
        <text:list-item>
          <text:p text:style-name="P260">Sie lernt destruktive Bormagie vom Eunuchen, weil Wissen wichtig ist, egal welcher Zweck </text:p>
        </text:list-item>
        <text:list-item>
          <text:p text:style-name="P260">sie brennt Haus ihrer Familie nieder, mit allen darin </text:p>
        </text:list-item>
        <text:list-item>
          <text:p text:style-name="P260">Eunuch verurteilt sie nicht, aber ist traurig, dass sie nicht so weit ist, Weisheit zu verstehen, Auflehnung mit Grausamkeit verwechselt </text:p>
        </text:list-item>
        <text:list-item>
          <text:p text:style-name="P260">Giulia versteht, dass sie zu dieser Tat getrieben wurde, dass es Fremdbestimmtheit war </text:p>
        </text:list-item>
        <text:list-item>
          <text:p text:style-name="P260">Giulia will nur noch weg, um der Fremdbestimmtheit zu entfliehen </text:p>
        </text:list-item>
        <text:list-item>
          <text:p text:style-name="P154">sie überzeugt die Objektivität, dass das eine gute Sache wäre und schwebt davon (nach Sanguin) </text:p>
        </text:list-item>
      </text:list>
      <text:h text:style-name="P65" text:outline-level="2"><text:bookmark-start text:name="__RefHeading___Toc2265_2647553932"/>Vorletztes Buch – Das Festland<text:bookmark-end text:name="__RefHeading___Toc2265_2647553932"/></text:h>
      <text:p text:style-name="P1">Dragan</text:p>
      <text:list xml:id="list10288034" text:style-name="L58">
        <text:list-item>
          <text:p text:style-name="P261">Marcin und Dragan werden beauftragt, in einem fremden Kontinent nach einer Waffe gegen die Artefakte des Ordens zu suchen </text:p>
        </text:list-item>
        <text:list-item>
          <text:p text:style-name="P261">Marcin legt sich einen neuen Namen zu </text:p>
        </text:list-item>
        <text:list-item>
          <text:p text:style-name="P261">Die beiden müssen sich auf der überfahrt eine Kajüte teilen und kommen sich wieder näher </text:p>
        </text:list-item>
        <text:list-item>
          <text:p text:style-name="P261">erste friedliche Kontaktversuche mit Ureinwohnern, die bei der Suche helfen sollen </text:p>
        </text:list-item>
        <text:list-item>
          <text:p text:style-name="P261">reisen mit Nomaden in den Dschungel, bezahlen mit Handventilatoren </text:p>
        </text:list-item>
        <text:list-item>
          <text:p text:style-name="P261">Unterkunft in Dorf B am Dschungelrand, Hilfe bei Wombats einfangen gegen Informationen </text:p>
        </text:list-item>
        <text:list-item>
          <text:p text:style-name="P261">die beiden finden aufgrund der Informationen einen antiken Tempel, in dem sie einen Feuersplitter finden </text:p>
        </text:list-item>
        <text:list-item>
          <text:p text:style-name="P261">Auf dem Rückweg ins Lager werden sie von C’rahanijz überfallen </text:p>
        </text:list-item>
        <text:list-item>
          <text:p text:style-name="P155">Marcin wird von C’rahanijz entführt </text:p>
        </text:list-item>
      </text:list>
      <text:p text:style-name="P1">C’rahanijz</text:p>
      <text:list xml:id="list1836813213" text:style-name="L59">
        <text:list-item>
          <text:p text:style-name="P262">Marcin wacht in C’rahanijz’ Behausung auf, durch Magie gefesselt, und beobachtet ihn bei kannibalistischem Ritual </text:p>
        </text:list-item>
        <text:list-item>
          <text:p text:style-name="P262"><text:soft-page-break/>Angst um sein Leben </text:p>
        </text:list-item>
        <text:list-item>
          <text:p text:style-name="P262">C’rahanijz erklärt ihm, dass er seinen Platz hier hat, solange „sie“ (Blutgöttin) es sagt </text:p>
        </text:list-item>
        <text:list-item>
          <text:p text:style-name="P262">dazwischen geht man als C’rahanijz auf die Jagd nach Blut und Kräutern, von der Stimme geleitet </text:p>
        </text:list-item>
        <text:list-item>
          <text:p text:style-name="P262">während C’rahanijz Kräuter für ein „abschließendes Ritual“ sammelt, wird er von den A’kradizz angegriffen </text:p>
        </text:list-item>
        <text:list-item>
          <text:p text:style-name="P262">er wehrt die erste Welle ab, flüchtet zurück zu Marcin, der gerade vom A’kradizz gefoltert wird </text:p>
        </text:list-item>
        <text:list-item>
          <text:p text:style-name="P156">C’rahanijz befreit ihn, lehrt in einen einfachen Blutzauber, die beiden fliehen </text:p>
        </text:list-item>
      </text:list>
      <text:p text:style-name="P1">Dragan</text:p>
      <text:list xml:id="list2982601998" text:style-name="L60">
        <text:list-item>
          <text:p text:style-name="P263">A’kradizz greift plötzlich Ureinwohner an </text:p>
        </text:list-item>
        <text:list-item>
          <text:p text:style-name="P263">Ureinwohner Dragan plötzlich feindlich gesinnt </text:p>
        </text:list-item>
        <text:list-item>
          <text:p text:style-name="P263">schlägt sich zum Flussdelta durch, fährt nach Lagon </text:p>
        </text:list-item>
        <text:list-item>
          <text:p text:style-name="P263">bringt Feuersplitter zu Thorn </text:p>
        </text:list-item>
        <text:list-item>
          <text:p text:style-name="P263">Thorn befiehlt ihm Kolonialisierung </text:p>
        </text:list-item>
        <text:list-item>
          <text:p text:style-name="P263">Joran überträgt Stepanie vorübergehend die Leitung der Schule und die Obhut über Laya </text:p>
        </text:list-item>
        <text:list-item>
          <text:p text:style-name="P263">Dragan kehrt mit Truppen und Joran zurück </text:p>
        </text:list-item>
        <text:list-item>
          <text:p text:style-name="P263">Joran verschwindet </text:p>
        </text:list-item>
        <text:list-item>
          <text:p text:style-name="P263">Dragan erobert Städte im Flussdelta, errichtet Wombatfarmen, Regierung </text:p>
        </text:list-item>
        <text:list-item>
          <text:p text:style-name="P263">Kampf mit Dschungelstamm </text:p>
        </text:list-item>
        <text:list-item>
          <text:p text:style-name="P157">Dragan trifft Marcin, der mittlerweile etablierter Schamane ist, und Joran im Schlepptau </text:p>
        </text:list-item>
      </text:list>
      <text:p text:style-name="P1">Marcin</text:p>
      <text:list xml:id="list2093561775" text:style-name="L61">
        <text:list-item>
          <text:p text:style-name="P264">flieht mit C’rahanijz vor A’kradizz, verteidigt sich mit Blutzauber und Schwert </text:p>
        </text:list-item>
        <text:list-item>
          <text:p text:style-name="P264">Zuflucht in abgelegenen Dorf A der Ureinwohner </text:p>
        </text:list-item>
        <text:list-item>
          <text:p text:style-name="P264">Magische Lehre bei C’rahanijz </text:p>
        </text:list-item>
        <text:list-item>
          <text:p text:style-name="P264">spioniert A’kradizz aus, erfährt Ziele: </text:p>
          <text:list>
            <text:list-item>
              <text:p text:style-name="P264">Reinkarnation von Q’Holi </text:p>
            </text:list-item>
            <text:list-item>
              <text:p text:style-name="P264">sammeln der Splitter des Wassergottes </text:p>
            </text:list-item>
            <text:list-item>
              <text:p text:style-name="P264">Fusion der Splitter an heiligem Wasserfall unter Opfer von einem, der sich noch nie gewaschen hat </text:p>
            </text:list-item>
          </text:list>
        </text:list-item>
        <text:list-item>
          <text:p text:style-name="P264">Blutgöttin will von Marcin, dass er die Reinkarnation von Q’Holi verhindert </text:p>
        </text:list-item>
        <text:list-item>
          <text:p text:style-name="P264">Marcin spricht mit Joran in Kolonie in der Wüste, überzeugt ihn mitzukommen (Du kriegst die Wassersplitter), stiehlt moderne Waffen </text:p>
        </text:list-item>
        <text:list-item>
          <text:p text:style-name="P264">Joran hilft Marcin bei Sammeln von Wassersplittern, plündern ein paar Tempel </text:p>
        </text:list-item>
        <text:list-item>
          <text:p text:style-name="P264">Großoffensive der A’kradizz, Marcin wird zu Dorf B gerufen </text:p>
        </text:list-item>
        <text:list-item>
          <text:p text:style-name="P264">Marcin verteidigt Dorf B, doch als er zu Dorf A zurückkehrt, wurden Joran und Wassersplitter entführt und das Dorf überrannt, nur C’rahanijz konnte mit Blutmagie entkommen </text:p>
        </text:list-item>
        <text:list-item>
          <text:p text:style-name="P264">Marcin eilt zu Wasserfall, A’kradizz wollen Joran opfern und Wassergott zurückholen </text:p>
        </text:list-item>
        <text:list-item>
          <text:p text:style-name="P264">Marcin befreit Joran, gibt ihm Blut zu trinken, sie vernichten die A’kradizz, Joran nimmt Wassersplitter </text:p>
        </text:list-item>
        <text:list-item>
          <text:p text:style-name="P158">Joran und Marcin gehen zu Dragan, Joran will nach Hause, Marcin will Dragan sprechen </text:p>
        </text:list-item>
      </text:list>
      <text:p text:style-name="P1">Dragan</text:p>
      <text:list xml:id="list356256131" text:style-name="L62">
        <text:list-item>
          <text:p text:style-name="P265">Hat keine Lust mehr, Statthalter zu sein, und flieht mit Marcin, um ihre Homosexualität auszuleben und gegen Lagoner zu kämpfen </text:p>
        </text:list-item>
        <text:list-item>
          <text:p text:style-name="P265">Sie kommen nach Dorf B, und versuchen dort, einen Widerstand aufzubauen; die Männer des Dorfes machen mit </text:p>
        </text:list-item>
        <text:list-item>
          <text:p text:style-name="P265">Dragan lernt Jun’ya kennen, die in dem Dorf niedere Tätigkeiten übernimmt &amp; für die Pantherinnen spioniert; sie diskutieren ein wenig </text:p>
        </text:list-item>
        <text:list-item>
          <text:p text:style-name="P265">Marcin &amp; Dragan überfallen mit Dörflern eine wichtige Versorgungskarawane und stehlen moderne Waffen </text:p>
        </text:list-item>
        <text:list-item>
          <text:p text:style-name="P265">Dragan wird von Jun’ya bewusstlos gemacht und entführt </text:p>
        </text:list-item>
        <text:list-item>
          <text:p text:style-name="P265">Bei den Pantherinnen muss Dragan erst einmal niedere Arbeiten übernehmen, um das einfa<text:soft-page-break/>che Leben zu verstehen; Seite an Seite mit Giulia (Wombatscheiße schaufeln) </text:p>
        </text:list-item>
        <text:list-item>
          <text:p text:style-name="P265">Giulia überzeugt Dragan von queerfeministischen Thesen. Dragan erzählt von Thorn; während Giulia beschließt, Thorn zu töten, wird Dragan Pazifist </text:p>
        </text:list-item>
        <text:list-item>
          <text:p text:style-name="P265">Dorf B wird angegriffen, die Dörfler von Marcin &amp; C’rahanijz werden niedergemetzelt, C’rahanijz wird gefangen genommen </text:p>
        </text:list-item>
        <text:list-item>
          <text:p text:style-name="P159">Dragan und Jun’ya besuchen Marcin, um ihm Allianz mit den Pantherinnen anzubieten </text:p>
        </text:list-item>
      </text:list>
      <text:p text:style-name="P1">Marcin</text:p>
      <text:list xml:id="list2042763611" text:style-name="L63">
        <text:list-item>
          <text:p text:style-name="P266">Ist nicht so überzeugt, aber liebt Dragan und will mit ihm ein Leben aufbauen, die anderen sind ihm egal, dann halt nach Vorstellungen der Pantherinnen </text:p>
        </text:list-item>
        <text:list-item>
          <text:p text:style-name="P266">Latenter Hass, der ihn verzehrt, will außerdem gefüttert werden; richtet ihn gegen die Lagoner </text:p>
        </text:list-item>
        <text:list-item>
          <text:p text:style-name="P266">Zieht mit Dragan &amp; Pantherinnen durch die Dörfer, alle Männer wurden eingezogen oder versklavt </text:p>
        </text:list-item>
        <text:list-item>
          <text:p text:style-name="P266">Frauen wundern sich, warum sie alleine besser klarkommen, und werden von Pantherinnen indoktriniert </text:p>
        </text:list-item>
        <text:list-item>
          <text:p text:style-name="P266">Sie überfallen eine weitere Karawane mit Waffen, und Marcin zeigt einige unnötige Grausamkeit - Dragan ist bestürzt und zieht sich zur Produktion zurück </text:p>
        </text:list-item>
        <text:list-item>
          <text:p text:style-name="P266">Dragan meint: “Komm wieder, wenn du gewonnen hast und dein Durst nach Blut versiegt ist” </text:p>
        </text:list-item>
        <text:list-item>
          <text:p text:style-name="P266">Marcin ist am Boden zerstört und richtet Hass gegen Lagoner, will umso schneller siegen, lässt sich nach Deltastadt einschleusen </text:p>
        </text:list-item>
        <text:list-item>
          <text:p text:style-name="P266">Bekommt dort mit, wie C’rahanijz exekutiert wird, um die Männer Thorniens zum Gehorsam zu bringen: Botschaft “Ihr habt verloren” </text:p>
        </text:list-item>
        <text:list-item>
          <text:p text:style-name="P266">Findet den Geheimgang wieder, mit dem Dragan und er damals entkommen sind; führt zum Büro des Statthalters </text:p>
        </text:list-item>
        <text:list-item>
          <text:p text:style-name="P266">Kehrt zur Homebase zurück, diskutiert mit Giulia, Jun’ya &amp; Dragan über den Plan, Deltastadt zu erobern, Statthalter zu töten, Kontrolle zu errichten </text:p>
        </text:list-item>
        <text:list-item>
          <text:p text:style-name="P266">Marcin infiltriert Deltastadt mit einigen Pantherinnen. Sie ermorden den Statthalter &amp; einige andere hochrangige Milizen, trinken ihr Blut &amp; bilden neue Herrschaft </text:p>
        </text:list-item>
        <text:list-item>
          <text:p text:style-name="P266">Dragan und Jun’ya führen Räteanarchismus ein, um das Chaos zu verwalten und neue, gleichberechtigte Gesellschaft aufzubauen. wo ist eig Giulia? </text:p>
        </text:list-item>
        <text:list-item>
          <text:p text:style-name="P160">Marcin interessiert sich nicht für Dragans Ideen, aber liebt ihn, sehr romantisch. </text:p>
        </text:list-item>
      </text:list>
      <text:p text:style-name="P1"/>
      <text:h text:style-name="P62" text:outline-level="2"><text:bookmark-start text:name="__RefHeading___Toc2267_2647553932"/><text:bookmark text:name="Letztes-Buch"/>Letztes Buch<text:bookmark-end text:name="__RefHeading___Toc2267_2647553932"/></text:h>
      <text:p text:style-name="P1">Giulia</text:p>
      <text:list xml:id="list1006572639" text:style-name="L64">
        <text:list-item>
          <text:p text:style-name="P267">Giulia will nach Lagon, um Thorn zu töten. Schafft es nicht, Objektivität zu überzeugen, aber klaut im Chaos der Revolution ein Luftschiff </text:p>
        </text:list-item>
        <text:list-item>
          <text:p text:style-name="P267">Findet die Frauen in Lagon genauso unterdrückt, trifft jmd vom feministischen Untergrund </text:p>
        </text:list-item>
        <text:list-item>
          <text:p text:style-name="P161">erzählt, dass sie sich in Sanguin befreit haben, Gerüchte verbreiten sich </text:p>
        </text:list-item>
      </text:list>
      <text:p text:style-name="P1">Joran</text:p>
      <text:list xml:id="list1467386909" text:style-name="L65">
        <text:list-item>
          <text:p text:style-name="P268">Joran leitet weiter seine Schule, hört auf, Blut zu trinken </text:p>
        </text:list-item>
        <text:list-item>
          <text:p text:style-name="P268">Inquisition kommt und nimmt ihn fest, als Thornien erobert wird und Thorns Position scheinbar geschwächt ist </text:p>
        </text:list-item>
        <text:list-item>
          <text:p text:style-name="P268">Joran &amp; Eunuch treffen sich in Zelle des Ordens &amp; diskutieren über Willensfreiheit </text:p>
        </text:list-item>
        <text:list-item>
          <text:p text:style-name="P162">Joran wird willensfrei, redet mit der Objektivität, wird rausgelassen, findet Chaos in den Heiligen Hallen vor </text:p>
        </text:list-item>
      </text:list>
      <text:p text:style-name="P1">Thorn</text:p>
      <text:list xml:id="list113032594" text:style-name="L66">
        <text:list-item>
          <text:p text:style-name="P269">Thorn greift mit Wasser-/Feuersplittern &amp; Miliz den Orden an </text:p>
        </text:list-item>
        <text:list-item>
          <text:p text:style-name="P269">Thorn tötet Isigor &amp; Novizen in der Kathedrale </text:p>
        </text:list-item>
        <text:list-item>
          <text:p text:style-name="P269">Layas Vater desertiert und sein Bataillon stellt sich auf die Seite des Ordens </text:p>
        </text:list-item>
        <text:list-item>
          <text:p text:style-name="P163">einige Inquisitoren entkommen und laufen Amok </text:p>
        </text:list-item>
      </text:list>
      <text:p text:style-name="P1"><text:soft-page-break/>Stepanie</text:p>
      <text:list xml:id="list734715439" text:style-name="L67">
        <text:list-item>
          <text:p text:style-name="P270">Inquisitoren greifen Schule an, wo Howl &amp; Stepanie gerade sind </text:p>
        </text:list-item>
        <text:list-item>
          <text:p text:style-name="P270">Orst tötet Howl, will Stepanie überzeugen, zu fliehen, die verneint </text:p>
        </text:list-item>
        <text:list-item>
          <text:p text:style-name="P164">Laya verteidigt die Schule mit anderen Schülern, vertreibt Inquisitoren </text:p>
        </text:list-item>
      </text:list>
      <text:p text:style-name="P1">Giulia</text:p>
      <text:list xml:id="list1042594623" text:style-name="L68">
        <text:list-item>
          <text:p text:style-name="P271">Ehrbare Diebe nutzen das Chaos, um 1,2 Magister zu töten und autonome Bezirke auszurufen </text:p>
        </text:list-item>
        <text:list-item>
          <text:p text:style-name="P271">Giulia verführt Thorn, um ihn in Sicherheit zu wiegen </text:p>
        </text:list-item>
        <text:list-item>
          <text:p text:style-name="P271">Thorn erzählt, dass ihm Lagon nicht ausreicht, zu langweilig ist. Will alles brennen sehen </text:p>
        </text:list-item>
        <text:list-item>
          <text:p text:style-name="P271">Giulia tötet Thorn </text:p>
        </text:list-item>
        <text:list-item>
          <text:p text:style-name="P165">Giulia weint, weil alles was sie ist, aus Hass bestand </text:p>
        </text:list-item>
      </text:list>
      <text:p text:style-name="P1">Joran</text:p>
      <text:list xml:id="list470378277" text:style-name="L69">
        <text:list-item>
          <text:p text:style-name="P272">Joran wird von Dieben angegriffen, trinkt Blut um sich zu verteidigen </text:p>
        </text:list-item>
        <text:list-item>
          <text:p text:style-name="P272">Blutgöttin kann wieder mit ihm reden, überzeugt ihn, dass er Dania liebt, Joran verliert Willensfreiheit </text:p>
        </text:list-item>
        <text:list-item>
          <text:p text:style-name="P272">Joran geht zur Schule zurück, findet dort Chaos vor, und Laya, die es satt hat, sich im Keller zu verstecken </text:p>
        </text:list-item>
        <text:list-item>
          <text:p text:style-name="P272">Joran und Laya stehlen Danias Leiche, wollen Blutgöttin als Dania in den Heiligen Hallen wiederbeleben </text:p>
        </text:list-item>
        <text:list-item>
          <text:p text:style-name="P166">Danias Leiche auf dem Altar, hat Joran auf ihr Sex mit Laya, und entzieht ihr beim Orgasmus alles Blut, um die Kraft der Blutgöttin zu übertragen </text:p>
        </text:list-item>
      </text:list>
      <text:p text:style-name="P1">Eunuch</text:p>
      <text:list xml:id="list138915787" text:style-name="L70">
        <text:list-item>
          <text:p text:style-name="P273">Eunuch wird von den Geräuschen in die Kathedrale gelockt </text:p>
        </text:list-item>
        <text:list-item>
          <text:p text:style-name="P273">findet dort Joran, der Dania anschmachtet, neben Layas blutleerer Leiche </text:p>
        </text:list-item>
        <text:list-item>
          <text:p text:style-name="P273">errät was passiert ist, bringt Joran dazu, Blutgöttin zu hinterfragen </text:p>
        </text:list-item>
        <text:list-item>
          <text:p text:style-name="P273">Joran tötet Blutgöttin, nachdem sie entlarvt ist </text:p>
        </text:list-item>
        <text:list-item>
          <text:p text:style-name="P167">Eunuch definiert Objektivität weg </text:p>
        </text:list-item>
      </text:list>
      <text:list xml:id="list1654670833" text:style-name="L71">
        <text:list-item>
          <text:p text:style-name="P274">Ausblick auf neue Gesellschaft: </text:p>
          <text:list>
            <text:list-item>
              <text:p text:style-name="P274">Joran nutzt Technikmagie um alle zu ernähren </text:p>
            </text:list-item>
            <text:list-item>
              <text:p text:style-name="P274">Giulia denkt über neue Normen nach </text:p>
            </text:list-item>
            <text:list-item>
              <text:p text:style-name="P274">Dragan und Jun’ya halten die Anarchie in Sanguin am laufen </text:p>
            </text:list-item>
            <text:list-item>
              <text:p text:style-name="P274">Eunuch kümmert sich um seine Wombats </text:p>
            </text:list-item>
            <text:list-item>
              <text:p text:style-name="P274">Stepanie unterrichtet </text:p>
            </text:list-item>
            <text:list-item>
              <text:p text:style-name="P274">Frauen nehmen mehr Rollen in Produktion ein, lernen mehr? </text:p>
            </text:list-item>
            <text:list-item>
              <text:p text:style-name="P274">Leute produzieren halbtags, lernen halbtags, spontane Schulen sprießen aus dem Boden? </text:p>
            </text:list-item>
            <text:list-item>
              <text:p text:style-name="P168">Marcin wird von Dragan besänftigt </text:p>
            </text:list-item>
          </text:list>
        </text:list-item>
      </text:list>
      <text:p text:style-name="P1"/>
      <text:h text:style-name="P67" text:outline-level="2"/>
      <text:h text:style-name="P56" text:outline-level="1"><text:bookmark-start text:name="__RefHeading___Toc35708_2647553932"/>Mythologie<text:bookmark-end text:name="__RefHeading___Toc35708_2647553932"/></text:h>
      <text:h text:style-name="Heading_20_2" text:outline-level="2"><text:bookmark-start text:name="__RefHeading___Toc36040_2647553932"/>Pantheon<text:bookmark-end text:name="__RefHeading___Toc36040_2647553932"/></text:h>
      <text:h text:style-name="P78" text:outline-level="3"><text:bookmark-start text:name="__RefHeading___Toc2910_1841666944"/>Objektivität<text:bookmark-end text:name="__RefHeading___Toc2910_1841666944"/></text:h>
      <text:list xml:id="list2955147623" text:style-name="L72">
        <text:list-item>
          <text:p text:style-name="P98">Bürokrat, vermittelt zwischen den Subjektivitäten, was passiert</text:p>
        </text:list-item>
        <text:list-item>
          <text:p text:style-name="P98">die Objektivität ist relativ langweilig und will, dass alles immer aufgeht</text:p>
        </text:list-item>
        <text:list-item>
          <text:p text:style-name="P98">Über Bor als Medium kann man mit der Objektivität kommunizieren</text:p>
        </text:list-item>
        <text:list-item>
          <text:p text:style-name="P98">Wenn man die Objektivität von seiner eigenen Logik überzeugt, passieren andere Dinge</text:p>
        </text:list-item>
        <text:list-item>
          <text:p text:style-name="P99">Dazu erfindet man neue Begriffe, um die Welt zu reformulieren, poetische Umschreibungen einer Möglichkeit.</text:p>
        </text:list-item>
      </text:list>
      <text:h text:style-name="Heading_20_3" text:outline-level="3"><text:bookmark-start text:name="__RefHeading___Toc36042_2647553932"/>J’zharr<text:bookmark-end text:name="__RefHeading___Toc36042_2647553932"/></text:h>
      <text:list xml:id="list1319472941" text:style-name="L73">
        <text:list-item>
          <text:p text:style-name="P275">Gott des Feuers </text:p>
        </text:list-item>
        <text:list-item>
          <text:p text:style-name="P169">innere Reinheit als Ideal </text:p>
        </text:list-item>
        <text:list-item>
          <text:p text:style-name="P170">Starb vor 300 Jahren beim Krieg der Götter, ebenso wie Q‘holi</text:p>
        </text:list-item>
        <text:list-item>
          <text:p text:style-name="P170">Verabscheut Wasser</text:p>
        </text:list-item>
        <text:list-item>
          <text:p text:style-name="P170">Hat die Menschen erschaffen</text:p>
        </text:list-item>
      </text:list>
      <text:h text:style-name="Heading_20_3" text:outline-level="3"><text:bookmark-start text:name="__RefHeading___Toc36044_2647553932"/>Q’holi<text:bookmark-end text:name="__RefHeading___Toc36044_2647553932"/></text:h>
      <text:list xml:id="list23042169370294" text:continue-list="list765475925" text:style-name="L36">
        <text:list-item>
          <text:p text:style-name="P236">Gott des Wassers </text:p>
        </text:list-item>
        <text:list-item>
          <text:p text:style-name="P100">äußere Reinheit <text:span text:style-name="T20">und Leidenschaft</text:span> als Ideal </text:p>
        </text:list-item>
        <text:list-item>
          <text:p text:style-name="P171">Hat die Ak‘kradizz erschaffen, indem er Sex mit Menschenfrauen hatte</text:p>
        </text:list-item>
      </text:list>
      <text:h text:style-name="P77" text:outline-level="3"><text:bookmark-start text:name="__RefHeading___Toc36046_2647553932"/>Blutgöttin<text:bookmark-end text:name="__RefHeading___Toc36046_2647553932"/></text:h>
      <text:list xml:id="list939712344" text:style-name="L74">
        <text:list-item>
          <text:p text:style-name="P101">Hat keinen Körper, aber lebt</text:p>
        </text:list-item>
        <text:list-item>
          <text:p text:style-name="P101">Verhandelt mit der Objektivität, um ihren Anhängern Macht zu verleihen</text:p>
        </text:list-item>
        <text:list-item>
          <text:p text:style-name="P101">Will einen Körper erlangen (Danias?)</text:p>
        </text:list-item>
        <text:list-item>
          <text:p text:style-name="P101"><text:span text:style-name="T23">Stimme im Kopf ihrer </text:span>Anhänger*innen, <text:span text:style-name="T23">die dadurch leicht wahnsinnig werden</text:span></text:p>
        </text:list-item>
      </text:list>
      <text:h text:style-name="P68" text:outline-level="2"><text:bookmark-start text:name="__RefHeading___Toc36169_2647553932"/>Spezies<text:bookmark-end text:name="__RefHeading___Toc36169_2647553932"/></text:h>
      <text:h text:style-name="Heading_20_3" text:outline-level="3"><text:bookmark-start text:name="__RefHeading___Toc36171_2647553932"/>Menschen<text:bookmark-end text:name="__RefHeading___Toc36171_2647553932"/></text:h>
      <text:p text:style-name="P4">Kennt man ja.</text:p>
      <text:h text:style-name="P79" text:outline-level="3"><text:bookmark-start text:name="__RefHeading___Toc36173_2647553932"/>Ak‘kradizz<text:bookmark-end text:name="__RefHeading___Toc36173_2647553932"/></text:h>
      <text:p text:style-name="P4"><text:span text:style-name="T89">Können sich nicht selbst fortpflanzen, </text:span>Kinder zwischen Q‘holi und Menschenfrauen</text:p>
      <text:p text:style-name="P11">Keine begrenzte Lebensspanne</text:p>
      <text:p text:style-name="P12">amphibisch, Schuppen, können problemlos auch im Wasser überleben.</text:p>
      <text:p text:style-name="P12">Leben <text:span text:style-name="T24">gerne </text:span>im Dschungel</text:p>
      <text:p text:style-name="P11">Überleben der Spezies ist davon abhängig, Q‘holi wiederzubeleben</text:p>
      <text:h text:style-name="Heading_20_1" text:outline-level="1"><text:bookmark-start text:name="__RefHeading___Toc36048_2647553932"/><text:span text:style-name="T21">Hintergrundg</text:span>eschichte<text:bookmark-end text:name="__RefHeading___Toc36048_2647553932"/></text:h>
      <text:h text:style-name="Heading_20_2" text:outline-level="2"><text:bookmark-start text:name="__RefHeading___Toc36155_2647553932"/>Zeit der Götter <text:span text:style-name="T32">(ca. Jahr -8000)</text:span><text:bookmark-end text:name="__RefHeading___Toc36155_2647553932"/></text:h>
      <text:p text:style-name="P31"><text:span text:style-name="T32">[ca. -8000] </text:span>J‘zharr erschafft die Menschen</text:p>
      <text:p text:style-name="P11">Menschen siedeln auf dem Festland, und auf der Landzunge, an deren Ende heute Lagon liegt.</text:p>
      <text:p text:style-name="P11"><text:soft-page-break/><text:span text:style-name="T32">[ca. -4000] Q‘holi schenkt den Menschen Schiffe, </text:span>Menschen nutzen Schifffahrt für Handel <text:span text:style-name="T33">&amp; Erkundung</text:span></text:p>
      <text:p text:style-name="P11"><text:span text:style-name="T33">[ca. -2000] </text:span><text:span text:style-name="T68">Q‘holi verführt Menschenfrauen, sie werden die Mütter der ersten Ak‘kradizz</text:span></text:p>
      <text:p text:style-name="P32"><text:span text:style-name="T33">[-5] </text:span>Es beginnen vermehrt Schiffe zu sinken, angeblich löschen Ak‘kradizz Leuchtturmfeuer, damit Q‘holi die Passagiere vergewaltigen kann.</text:p>
      <text:h text:style-name="Heading_20_2" text:outline-level="2"><text:bookmark-start text:name="__RefHeading___Toc36157_2647553932"/>Krieg der Götter <text:span text:style-name="T32">(Jahr 0)</text:span><text:bookmark-end text:name="__RefHeading___Toc36157_2647553932"/></text:h>
      <text:p text:style-name="P32">J‘zharr beginnt, Jagd auf Ak‘kradizz zu machen</text:p>
      <text:p text:style-name="P32">Q‘holi und J‘zharr kämpfen 3 Tage und Nächte auf der Landzunge miteinander</text:p>
      <text:p text:style-name="P32">Am Ende taumeln sie in eine Wombat-Herde – durch einen Funken J‘zharrs explodiert das Bor in den Wombats, und die beiden geschwächten Götter werden durch die alchemische Explosion getötet. Ein riesiges Loch wird in die Landzunge gesprengt, Lagon wird zur Insel.</text:p>
      <text:p text:style-name="P33">Sie zerb<text:span text:style-name="T58">e</text:span>rsten in hunderte Splitter. Q'holis Splitter fl<text:span text:style-name="T58">ie</text:span>gen aufs Festland, J'zharrs nach Lagon. </text:p>
      <text:p text:style-name="P34">Seitdem haben die Menschen Angst vor Wasser.</text:p>
      <text:h text:style-name="P69" text:outline-level="2"><text:bookmark-start text:name="__RefHeading___Toc36163_2647553932"/>Nachkriegszeit (Festland)<text:bookmark-end text:name="__RefHeading___Toc36163_2647553932"/></text:h>
      <text:p text:style-name="P9">Wie kann es sein, dass die Festland-Einwohner so viel wilder sind als die Lagoner? Waren die Lagoner vorher auch so, oder wurden die Festland-Einwohner schlimmer?</text:p>
      <text:h text:style-name="Heading_20_2" text:outline-level="2"><text:bookmark-start text:name="__RefHeading___Toc36159_2647553932"/><text:span text:style-name="T1">Nachkriegszeit</text:span> (Lagon)<text:bookmark-end text:name="__RefHeading___Toc36159_2647553932"/></text:h>
      <text:p text:style-name="P13">Handel bricht völlig ein, kultureller Austausch fällt weg, Lagon verhärmt.</text:p>
      <text:p text:style-name="P14"><text:span text:style-name="T34">Prediger </text:span>radikalisier<text:span text:style-name="T34">en </text:span>die Bevölkerung, <text:span text:style-name="T34">indem sie den allgemeinen Frust ausnutzen</text:span>, warum es jetzt allen schlechter geht. <text:span text:style-name="T34">Die mit den Flammensplittern haben Deutungshoheit, weil sie sich im Zweifel durchsetzen können.</text:span></text:p>
      <text:p text:style-name="P15">Nachschub an Feuerholz ist abgeschnitten. <text:span text:style-name="T25">Aufforstung &amp; Kohleabbau beginnen in Lagon.</text:span></text:p>
      <text:p text:style-name="P17"/>
      <text:p text:style-name="P17"><text:span text:style-name="T33">[5] </text:span><text:span text:style-name="T30">Kirill von Verret </text:span><text:span text:style-name="T29">entdeckt eine Kohlemine und beginnt, Lagon mit Kohle zu versorgen. Seine Milizen beginnen</text:span><text:span text:style-name="T26">, </text:span><text:span text:style-name="T28">stärkere </text:span><text:span text:style-name="T26">Kontrolle über Lagon auszuüben, </text:span><text:span text:style-name="T29">und </text:span><text:span text:style-name="T28">Steuern einzunehmen.</text:span></text:p>
      <text:p text:style-name="P18"><text:span text:style-name="T33">[8] </text:span>Kirill von Verret gründet den <text:span text:style-name="T68">Rat </text:span><text:span text:style-name="T85">mit Angehörigen aller Adelsfamilien</text:span> und ernennt sich zum Patrizier.</text:p>
      <text:p text:style-name="P20"/>
      <text:p text:style-name="P20"><text:span text:style-name="T34">[13] Der Orden der heiligen Flamme gründet sich, </text:span><text:span text:style-name="T36">indem einige besonders keusche Prediger sich zusammenschließen. Sie nennen sich Inquisitoren, weil sie sich im Kampf mit Flammensplittern in ihrer Keuschheit messen. So reinigen sie die Religion von unkeuschen Predigern.</text:span></text:p>
      <text:p text:style-name="P21">[15] Nach 2 Jahren der Inquisition von <text:span text:style-name="T35">unabhängigen Predigern </text:span>schafft es der Orden, alle Flammensplitter in Lagon unter seine Kontrolle zu bringen.</text:p>
      <text:p text:style-name="P23">[18] <text:span text:style-name="T70">Der Orden der heiligen Flamme </text:span><text:span text:style-name="T68">bekommt einen festen Sitz im Rat.</text:span> <text:span text:style-name="T78">Der Großinquisitor ernennt den Ratsinquisitor.</text:span></text:p>
      <text:p text:style-name="P6"/>
      <text:h text:style-name="Heading_20_3" text:outline-level="3"><text:bookmark-start text:name="__RefHeading___Toc36175_2647553932"/>Die Erfindung von Brocken<text:bookmark-end text:name="__RefHeading___Toc36175_2647553932"/></text:h>
      <text:p text:style-name="P16"><text:span text:style-name="T33">[230] </text:span><text:span text:style-name="T29">Der </text:span>Eunuch beginnt, <text:span text:style-name="T27">mit Wombats herumzuexperimentieren, nachdem er vom Krieg der Götter hört. Er erfindet Brocken.</text:span></text:p>
      <text:p text:style-name="P24"><text:span text:style-name="T33">[233] </text:span><text:span text:style-name="T68">Brocken erweist sich als beliebte Droge der Armen. Die ehrbaren Diebe werden stärker, </text:span><text:span text:style-name="T71">die Verhältnisse chaotischer.</text:span></text:p>
      <text:p text:style-name="P25">[235] <text:span text:style-name="T68">Brocken wird verboten – der Orden beginnt, Nutzer*innen zu verfolgen.</text:span></text:p>
      <text:p text:style-name="P25">[237] Das direkte Duell mit Flammensplittern wird vom Großinquisitor verboten, nachdem durch das Aufkommen von Brocken mehr Inquisitoren gebraucht werden.</text:p>
      <text:p text:style-name="P26">[240] Der Eunuch destilliert zusammen mit Ellen von Howl das erste Mal Bor </text:p>
      <text:p text:style-name="P27">[24<text:span text:style-name="T40">0</text:span>] Durch den <text:span text:style-name="T40">Konsum von reinem Bor erkennt der Eunuch die Objektivität, und fängt an mit ihr zu streiten</text:span></text:p>
      <text:p text:style-name="P28"><text:soft-page-break/>[242] Dem Eunuch gelingt es, seine Identität wegzudefinieren</text:p>
      <text:p text:style-name="P22"/>
      <text:p text:style-name="P22">[255] Siehe die Ereignisse vom Vorspiel: Thorn <text:span text:style-name="T38">von Hartlingen </text:span>kommt zum Orden, <text:span text:style-name="T38">Giulia von Hartlingen zum Eunuch. </text:span><text:span text:style-name="T109">Sie lernt die Objektivität kennen.</text:span><text:span text:style-name="T38"> </text:span><text:span text:style-name="T109">Danach geht sie aufs Festland ins Exil.</text:span></text:p>
      <text:p text:style-name="P21"/>
      <text:h text:style-name="Heading_20_3" text:outline-level="3"><text:bookmark-start text:name="__RefHeading___Toc36177_2647553932"/>Der Aufstieg der Loge<text:bookmark-end text:name="__RefHeading___Toc36177_2647553932"/></text:h>
      <text:p text:style-name="P21">[265] <text:span text:style-name="T68">Die Dampfmaschine wird erfunden. </text:span><text:span text:style-name="T72">Reiche Bürger*innen gründen Fabriken.</text:span></text:p>
      <text:p text:style-name="P20"><text:span text:style-name="T34">[270] Die Loge der innovativen Eliten gründet sich, </text:span><text:span text:style-name="T37">um die Interesse</text:span><text:span text:style-name="T38">n der Fabrikanten in Rat und Gesellschaft durchzusetzen. Sie verhindern ein Verbot </text:span><text:span text:style-name="T44">von</text:span><text:span text:style-name="T38"> Dampfmaschinen im Rat Lagons.</text:span></text:p>
      <text:h text:style-name="Heading_20_2" text:outline-level="2"><text:bookmark-start text:name="__RefHeading___Toc36161_2647553932"/>Amtszeit von Patrizier <text:span text:style-name="T22">Boggart </text:span><text:span text:style-name="T32">(Jahr 2</text:span><text:span text:style-name="T33">75</text:span><text:span text:style-name="T32">)</text:span><text:bookmark-end text:name="__RefHeading___Toc36161_2647553932"/></text:h>
      <text:p text:style-name="P19"><text:span text:style-name="T79">[2</text:span><text:span text:style-name="T80">7</text:span><text:span text:style-name="T81">6</text:span><text:span text:style-name="T79">] </text:span><text:span text:style-name="T73">Durch den Einfluss der Loge werden die </text:span><text:span text:style-name="T68">Adelsprivilegien </text:span><text:span text:style-name="T73">formell </text:span><text:span text:style-name="T68">abgeschafft. </text:span><text:span text:style-name="T82">Der Rat öffnet sich für </text:span><text:span text:style-name="T83">N</text:span><text:span text:style-name="T82">ichtadlige, ab jetzt entscheidet der Rat über neue Bewerber*innen. </text:span><text:span text:style-name="T84">Einzige Ausnahme ist der Sitz der Inquisition.</text:span><text:span text:style-name="T43"> </text:span><text:span text:style-name="T74">Die alte Anrede für Adlige, das Pluralis Majestatis, wird nur noch zum Kriechen verwendet: im professionellen Rahmen wird „Sie“ üblich.</text:span></text:p>
      <text:p text:style-name="P35"><text:span text:style-name="T33">[</text:span><text:span text:style-name="T54">April-November </text:span><text:span text:style-name="T33">288] </text:span>Siehe die Ereignisse vom ersten Buch</text:p>
      <text:h text:style-name="P69" text:outline-level="2"><text:bookmark-start text:name="__RefHeading___Toc36165_2647553932"/>Amtszeit von Patrizier Thorn <text:span text:style-name="T55">(Jahr 288)</text:span><text:bookmark-end text:name="__RefHeading___Toc36165_2647553932"/></text:h>
      <text:p text:style-name="P29"><text:span text:style-name="T109">[293?] </text:span>Siehe die Ereignisse ab dem zweiten Buch</text:p>
      <text:h text:style-name="P57" text:outline-level="1"><text:bookmark-start text:name="__RefHeading___Toc19143_2647553932"/>Magie<text:bookmark-end text:name="__RefHeading___Toc19143_2647553932"/></text:h>
      <text:h text:style-name="P62" text:outline-level="2"><text:bookmark-start text:name="__RefHeading___Toc19145_2647553932"/><text:span text:style-name="Strong_20_Emphasis">Essenzielles Prinzip</text:span><text:bookmark-end text:name="__RefHeading___Toc19145_2647553932"/></text:h>
      <text:p text:style-name="P1">magische Grundessenz Bor (Essenz von Brocken) hält magische Macht</text:p>
      <text:p text:style-name="P1">Bor ist die Lebensessenz von Wombats</text:p>
      <text:p text:style-name="P1"><text:span text:style-name="T17">Herstellung: Destillat aus </text:span>Wombat<text:span text:style-name="T17">exkrementen</text:span>, -Blut, -Kotze, <text:span text:style-name="T17">anderen Körperf</text:span>lüssigkeiten</text:p>
      <text:p text:style-name="P1">Bor lässt sich mit Zauberzutat</text:p>
      <text:list xml:id="list3215611147" text:style-name="L75">
        <text:list-item>
          <text:p text:style-name="P102">in Tränke brauen</text:p>
        </text:list-item>
        <text:list-item>
          <text:p text:style-name="P102">in Schriftrollen verwenden</text:p>
        </text:list-item>
        <text:list-item>
          <text:p text:style-name="P102">in Maschinen/Waffen einarbeiten</text:p>
        </text:list-item>
        <text:list-item>
          <text:p text:style-name="P172">zu Puder verarbeitet vom Finger pusten</text:p>
        </text:list-item>
      </text:list>
      <text:p text:style-name="P1">eingenommen sorgt es für Visionen und unkontrollierte magische Ausbrüche</text:p>
      <text:p text:style-name="P1">Wombatscheiße Kochen = Brocken</text:p>
      <text:h text:style-name="P62" text:outline-level="2"><text:bookmark-start text:name="__RefHeading___Toc19147_2647553932"/><text:span text:style-name="Strong_20_Emphasis">Brocken</text:span><text:bookmark-end text:name="__RefHeading___Toc19147_2647553932"/></text:h>
      <text:p text:style-name="P1">eingenommen erzeugt es Visionen, Größenwahn und Ausbrüche leichter magischer Macht<text:line-break/>zu große Ausbrüche von Brockenmagie können töten<text:line-break/>stark vom Orden verfolgt</text:p>
      <text:h text:style-name="P66" text:outline-level="2"><text:bookmark-start text:name="__RefHeading___Toc19149_2647553932"/><text:span text:style-name="Strong_20_Emphasis"><text:span text:style-name="T17">Flammen-/Wassersplitter</text:span></text:span><text:bookmark-end text:name="__RefHeading___Toc19149_2647553932"/></text:h>
      <text:p text:style-name="P1">Feuer/Wassergott sind tot, ihre Macht ruht in <text:span text:style-name="T17">den Splittern, die von ihnen übrig blieben</text:span><text:line-break/><text:span text:style-name="T17">Flammensplitter </text:span>wirken durch Unschuld, Jungfräulichkeit und Gleichgültigkeit<text:line-break/><text:span text:style-name="T90">Wassersplitter</text:span><text:span text:style-name="T89"> wirken durch reines Wasser trinken/waschen, </text:span><text:span text:style-name="T91">reine </text:span><text:span text:style-name="T89">Leidenschaft</text:span></text:p>
      <text:p text:style-name="P1"><text:span text:style-name="T17">Je reiner die Person die den Splitter benutzt, desto stärker die Macht.</text:span><text:line-break/><text:span text:style-name="Strong_20_Emphasis"><text:span text:style-name="T92">Flammen &lt; Wasser &lt; Blut &lt; Flammen</text:span></text:span></text:p>
      <text:p text:style-name="P10"><text:span text:style-name="T17">Um einen Gott wiederzubeleben:</text:span><text:line-break/>sammeln der Splitter, wenn Gott tot war<text:line-break/>Fusion der Splitter an heiligem Ort unter Opfer von einer*m, di*er sich noch nie gewaschen/geblutet/Sex gehabt hat</text:p>
      <text:h text:style-name="P62" text:outline-level="2"><text:bookmark-start text:name="__RefHeading___Toc19151_2647553932"/><text:span text:style-name="Strong_20_Emphasis"><text:span text:style-name="T89">Blutmagie</text:span></text:span><text:bookmark-end text:name="__RefHeading___Toc19151_2647553932"/></text:h>
      <text:p text:style-name="P10">Menschenblut trinken schafft Kontakt zu Blutgöttin, sie verleiht Macht<text:line-break/>Beeinflusst Wahrnehmung der Realität → kognitive Dissonanzen wegen Grausamkeit?<text:line-break/>Blutmagie funktioniert, indem Blutgöttin ein gutes Wort bei der Objektivität einlegt</text:p>
      <text:p text:style-name="P30">Der Unterschied zu den Flammen/Wassersplittern ist, dass die Blutgöttin noch lebt</text:p>
      <text:p text:style-name="P1"/>
      <text:p text:style-name="P2">Funktioniert nicht in dieser Welt:</text:p>
      <text:p text:style-name="P1"><text:span text:style-name="Emphasis"><text:span text:style-name="T5">Zauberstäbe</text:span></text:span><text:span text:style-name="Emphasis"><text:line-break/>Zauberstab + Wort der Macht ruft Effekt hervor</text:span></text:p>
      <text:p text:style-name="P1"><text:span text:style-name="Emphasis"><text:span text:style-name="T5">Sympathie</text:span></text:span><text:span text:style-name="Emphasis"><text:line-break/>Mit einer sympathethischen Bindung kann man ähnliche Substanzen verbinden<text:line-break/>Energieimpulse auf eine der beiden beeinflussen auch die andere<text:line-break/>Es geht dabei etwas Energie verloren: durch Grad der Ähnlichkeit, durch Entfernung, durch unterschiedlichen Ursprung</text:span></text:p>
      <text:p text:style-name="P1"><text:span text:style-name="Emphasis"><text:span text:style-name="T5">Namenskunde</text:span></text:span><text:span text:style-name="Emphasis"><text:line-break/>Alles hat einen Namen, wenn du ihn verstehst, hast du Macht darüber<text:line-break/>Namen können nur mit dem unterbewussten Geist verstanden werden, du kannst sie nicht erlernen</text:span></text:p>
      <text:p text:style-name="P1"><text:span text:style-name="Emphasis"><text:span text:style-name="T5">Alchemistisches Prinzip</text:span></text:span><text:span text:style-name="Emphasis"><text:line-break/></text:span><text:soft-page-break/><text:span text:style-name="Emphasis">Zutat extrahieren, unter einwirkung von magischer Energie<text:line-break/>zu Trank brauen</text:span></text:p>
      <text:p text:style-name="P1"><text:span text:style-name="Emphasis"><text:span text:style-name="T5">Energetisches Prinzip</text:span></text:span><text:span text:style-name="Emphasis"><text:line-break/>Energie wohnt in Menschen<text:line-break/>Kontrolle muss man lernen<text:line-break/>Macht regeneriert sich langsam</text:span></text:p>
      <text:p text:style-name="P1"><text:span text:style-name="Emphasis"><text:span text:style-name="T5">Manaprinzip</text:span></text:span><text:span text:style-name="Emphasis"><text:line-break/>Mana fließt durch die Erde und alles lebende<text:line-break/>Der Magier kanalisiert das Mana durch seinen Verstand, um Effekte hervorzurufen</text:span></text:p>
      <text:p text:style-name="P1"><text:span text:style-name="Emphasis"><text:span text:style-name="T5">Kristallines Prinzip</text:span></text:span><text:span text:style-name="Emphasis"><text:line-break/>Kristalle halten Magische Sprüche<text:line-break/>Magische Worte entfesseln Macht</text:span></text:p>
      <text:p text:style-name="P1"><text:span text:style-name="Emphasis"><text:span text:style-name="T5">Zeichen</text:span></text:span><text:span text:style-name="Emphasis"><text:line-break/>gewisse Fingerbewegungen entfesseln Magie<text:line-break/>evtl mit Wort der Macht<text:line-break/>nötiger Zauberstab?</text:span></text:p>
      <text:p text:style-name="P1"><text:span text:style-name="Emphasis"><text:span text:style-name="T5">Geistliches Prinzip</text:span></text:span><text:span text:style-name="Emphasis"><text:line-break/>Geister leben in Parallelwelt<text:line-break/>Geister können durch Rituale gerufen und gebunden werden<text:line-break/>an Artefakte<text:line-break/>an Aufgaben</text:span></text:p>
      <text:p text:style-name="P1"><text:span text:style-name="Emphasis"><text:span text:style-name="T5">Runenmagie</text:span></text:span><text:span text:style-name="Emphasis"><text:line-break/>Macht an Runen gebunden<text:line-break/>durch berühren der Runen + Machtwort erfüllt sich die Bedeutung<text:line-break/>müssen durch magische Flüssigkeit aufgeladen werden</text:span></text:p>
      <text:p text:style-name="P1"><text:span text:style-name="Strong_20_Emphasis"/></text:p>
      <text:h text:style-name="P54" text:outline-level="1"><text:bookmark-start text:name="__RefHeading___Toc2279_2647553932"/><text:bookmark text:name="Rezepte"/><text:span text:style-name="T18">Bor-</text:span>Rezepte<text:bookmark-end text:name="__RefHeading___Toc2279_2647553932"/></text:h>
      <text:list xml:id="list3951425953" text:style-name="L76">
        <text:list-item>
          <text:p text:style-name="P245">Vergissmich # Vergissmeinnicht/Myosotis Sylvatica </text:p>
        </text:list-item>
        <text:list-item>
          <text:p text:style-name="P201"><text:span text:style-name="T68">Feuer # </text:span><text:span text:style-name="T76">K</text:span><text:span text:style-name="T77">ohle</text:span><text:span text:style-name="T76">staub</text:span><text:span text:style-name="T94"> – </text:span><text:span text:style-name="T115">Asche</text:span></text:p>
        </text:list-item>
        <text:list-item>
          <text:p text:style-name="P245">Schutz # Knochenstaub </text:p>
        </text:list-item>
        <text:list-item>
          <text:p text:style-name="P201">Schutz vor Feuer # A’kradizz-Schuppen </text:p>
        </text:list-item>
        <text:list-item>
          <text:p text:style-name="P245">Feuerlöschen # Seife </text:p>
        </text:list-item>
        <text:list-item>
          <text:p text:style-name="P201">Schweben # Schmetterlingsflügel </text:p>
        </text:list-item>
        <text:list-item>
          <text:p text:style-name="P245">Nachtsicht # Sonnenblumen </text:p>
        </text:list-item>
        <text:list-item>
          <text:p text:style-name="P245">Muskelkraft # menschliche Muskeln </text:p>
        </text:list-item>
        <text:list-item>
          <text:p text:style-name="P201">Lichtblitz # Knallquecksilber </text:p>
        </text:list-item>
        <text:list-item>
          <text:p text:style-name="P201">Unsichtbarkeit # </text:p>
        </text:list-item>
        <text:list-item>
          <text:p text:style-name="P245">Nebel # Ammoniak </text:p>
        </text:list-item>
        <text:list-item>
          <text:p text:style-name="P245">Blindheit <text:span text:style-name="T89">#</text:span> Rattenaugen </text:p>
        </text:list-item>
        <text:list-item>
          <text:p text:style-name="P245">Gehör verstärken # Ohrenschmalz </text:p>
        </text:list-item>
        <text:list-item>
          <text:p text:style-name="P201">Blitz vom Himmel # Schwefel </text:p>
        </text:list-item>
        <text:list-item>
          <text:p text:style-name="P201">Sprungkraft # Heuschreckenflügel </text:p>
        </text:list-item>
        <text:list-item>
          <text:p text:style-name="P201">Nicht lügen können # Blütenhonig </text:p>
        </text:list-item>
        <text:list-item>
          <text:p text:style-name="P103">Schlaf # </text:p>
        </text:list-item>
      </text:list>
      <text:h text:style-name="P60" text:outline-level="1"><text:bookmark-start text:name="__RefHeading___Toc19153_2647553932"/>Metaphysik<text:bookmark-end text:name="__RefHeading___Toc19153_2647553932"/></text:h>
      <text:h text:style-name="P62" text:outline-level="2"><text:bookmark-start text:name="__RefHeading___Toc2283_2647553932"/><text:bookmark text:name="Göttlichkeit"/>Göttlichkeit<text:bookmark-end text:name="__RefHeading___Toc2283_2647553932"/></text:h>
      <text:p text:style-name="P10">Wiederbringung eines Gottes:</text:p>
      <text:list xml:id="list3645590488" text:style-name="L77">
        <text:list-item>
          <text:p text:style-name="P202">Opfer von jemandem, der noch nie geblutet/gewaschen/… hat </text:p>
        </text:list-item>
        <text:list-item>
          <text:p text:style-name="P202">Zusammenführung toter Splitter, um neuen Körper zu gewährleisten (Dania: all das Blut, das sie vergossen hat) </text:p>
        </text:list-item>
        <text:list-item>
          <text:p text:style-name="P104">Ort muss etwas mit dem Element zu tun haben (Kathedrale: dort wurden all die Novizen abgeschlachtet, alles ist ziemlich blutig) </text:p>
        </text:list-item>
      </text:list>
      <text:p text:style-name="P10">Götter sind weder allmächtig noch allwissend.</text:p>
      <text:h text:style-name="P62" text:outline-level="2"><text:bookmark-start text:name="__RefHeading___Toc2285_2647553932"/><text:bookmark text:name="Objektivität"/>Objektivität<text:bookmark-end text:name="__RefHeading___Toc2285_2647553932"/></text:h>
      <text:p text:style-name="P10">Die Objektivität ist ein total langweiliger Bürokrat, die die Subjektivitäten einschränkt, um zwischen ihnen vermitteln zu können.<text:line-break/>Die Objektivität denkt sich die objektive Wahrheit; nicht genug Fantasie, um an etwas anderes als pur rationales Zeug zu glauben.</text:p>
      <text:p text:style-name="P10">Bor schafft Medium, mit der Objektivität zu reden. Um mit der Objektivität reden zu können, muss man von seiner Subjektivität überzeugt sein;<text:line-break/>man muss sich von jeglicher Fremdbestimmtheit befreien wollen, und verstehen, dass Objektivität dazugehört.<text:line-break/>Man wird durch Willensfreiheit &amp; Selbstbestimmtheit zum Menschen, und kann dann auf Augenhöhe mit der Objektivität diskutieren.</text:p>
      <text:p text:style-name="P10">Dann kann man mit der objektiven Wahrheit diskutieren, und sie von eigener Logik überzeugen, die bestehende Logik zu hinterfragen.<text:line-break/>Dazu erfindet man neue Begriffe, um die Welt zu reformulieren, poetische Umschreibungen einer Möglichkeit.</text:p>
      <text:h text:style-name="P64" text:outline-level="2"><text:bookmark-start text:name="__RefHeading___Toc2287_2647553932"/><text:bookmark text:name="Reality-Bending"/>Reality Bending<text:bookmark-end text:name="__RefHeading___Toc2287_2647553932"/></text:h>
      <text:list xml:id="list2482087361" text:style-name="L78">
        <text:list-item>
          <text:p text:style-name="P203">Willensfrei werden </text:p>
        </text:list-item>
        <text:list-item>
          <text:p text:style-name="P203">Bor nehmen </text:p>
        </text:list-item>
        <text:list-item>
          <text:p text:style-name="P203">Objektivität erscheint, wenn man an sie denkt </text:p>
        </text:list-item>
        <text:list-item>
          <text:p text:style-name="P105">Mit ihr diskutieren, warum die eigene Subjektivität mehr Recht haben könnte; hat Erfolg, wenn die Objektivität an ihrer eigenen Version zweifelt </text:p>
        </text:list-item>
      </text:list>
      <text:p text:style-name="P10"/>
      <text:h text:style-name="P61" text:outline-level="1"><text:bookmark-start text:name="__RefHeading___Toc19155_2647553932"/>Feedback<text:bookmark-end text:name="__RefHeading___Toc19155_2647553932"/></text:h>
      <text:h text:style-name="P62" text:outline-level="2"><text:bookmark-start text:name="__RefHeading___Toc2289_2647553932"/><text:bookmark text:name="Feminismus-–-mehr-weibliche-Charaktere"/>Feminismus – mehr weibliche Charaktere<text:bookmark-end text:name="__RefHeading___Toc2289_2647553932"/></text:h>
      <text:p text:style-name="P1"><text:span text:style-name="Emphasis">Ideen:<text:line-break/></text:span><text:span text:style-name="Emphasis"><text:span text:style-name="T3">Dania hilft einer Bäuerin im </text:span></text:span><text:span text:style-name="Emphasis"><text:span text:style-name="T4">11. Bezirk</text:span></text:span><text:span text:style-name="Emphasis"><text:span text:style-name="T3"><text:line-break/></text:span></text:span><text:span text:style-name="Emphasis">Dania hat eine Jugendfreundin, die unter Schönheitsdruck leidet<text:line-break/>Marcin nutzt eine Putzfrau als Spionin – dritter Akt?<text:line-break/>Vargs Terrorismus wird feministisch gebrandet – versucht jemand, ihn so zu instrumentalisieren?<text:line-break/></text:span><text:span text:style-name="Emphasis"><text:span text:style-name="T18">Giulia, </text:span></text:span><text:span text:style-name="Emphasis">Thorns ehemalige Liebe, nun Priesterin der Blutgöttin und auf Thornien, kehrt im fünften Akt zurück, Blutgöttin spielt mit ihr Thorn und Joran gegeneinander aus, Dania(Blutgöttin) und sie errichten Matriarchat</text:span></text:p>
      <text:h text:style-name="Heading_20_2" text:outline-level="2"><text:bookmark-start text:name="__RefHeading___Toc2291_2647553932"/><text:bookmark text:name="Alinas-Feedback"/>Alinas Feedback <text:span text:style-name="T18">(bevor ich den Anfang neugeschrieben habe)</text:span><text:bookmark-end text:name="__RefHeading___Toc2291_2647553932"/></text:h>
      <text:list xml:id="list4221567044" text:style-name="L79">
        <text:list-item>
          <text:p text:style-name="P276">Regeln und Gesetze in der Welt früher klären (Marcin?) </text:p>
        </text:list-item>
        <text:list-item>
          <text:p text:style-name="P276">Perspektiven zusammenlegen? zu kurze Kapitel mit zu vielen POVs </text:p>
        </text:list-item>
        <text:list-item>
          <text:p text:style-name="P276">moderne Ausdrücke vermeiden </text:p>
        </text:list-item>
        <text:list-item>
          <text:p text:style-name="P276">point of view konsistent halten </text:p>
        </text:list-item>
        <text:list-item>
          <text:p text:style-name="P276">Szenen sollen besser aufeinander aufbauen, Handlungsstränge nicht unterbrechen </text:p>
        </text:list-item>
        <text:list-item>
          <text:p text:style-name="P276">Beweggründe noch einmal nachprüfen und ggf. erweitern. müssen auch besser gezeigt werden. </text:p>
        </text:list-item>
        <text:list-item>
          <text:p text:style-name="P173">World Building mehr zeigen als erklären </text:p>
        </text:list-item>
      </text:list>
      <text:h text:style-name="Heading_20_2" text:outline-level="2"><text:bookmark-start text:name="__RefHeading___Toc2293_2647553932"/><text:bookmark text:name="Anregungen"/>Anregungen<text:bookmark-end text:name="__RefHeading___Toc2293_2647553932"/></text:h>
      <text:list xml:id="list55383733" text:style-name="L80">
        <text:list-item>
          <text:p text:style-name="P277">Wer wird nach Thorns Entlassung Vargs neuer Meister? Ein Lehrer? </text:p>
          <text:list>
            <text:list-item>
              <text:p text:style-name="P278">umso frustrierter wäre Thorn, dass er sein Talent im Orden nicht mehr ausleben kann. </text:p>
            </text:list-item>
            <text:list-item>
              <text:p text:style-name="P278">begründen, warum er später auch mal Prediger wird</text:p>
            </text:list-item>
          </text:list>
        </text:list-item>
      </text:list>
      <text:h text:style-name="Heading_20_2" text:outline-level="2"><text:bookmark-start text:name="__RefHeading___Toc19159_2647553932"/>Lunas Feedback zu Worldbuilding<text:bookmark-end text:name="__RefHeading___Toc19159_2647553932"/></text:h>
      <text:p text:style-name="P1">Verfassung des Rats</text:p>
      <text:p text:style-name="P1">- 5 Jahre Amtszeit?</text:p>
      <text:p text:style-name="P1">- Rat ernennt neue Ratsmitglieder, Patrizier Veto-Recht?</text:p>
      <text:p text:style-name="P1">Wie war das Leben vor dem Tod der Götter?</text:p>
      <text:p text:style-name="P1">- <text:span text:style-name="T19">Holz kam vom Festland, </text:span><text:span text:style-name="T33">w</text:span>arum gab es nie Übersee-Handel? <text:span text:style-name="T110">Tabu gegenüber Wasser</text:span></text:p>
      <text:h text:style-name="P70" text:outline-level="2"><text:bookmark-start text:name="__RefHeading___Toc36179_2647553932"/><text:span text:style-name="T53">Offene </text:span>Fragen<text:bookmark-end text:name="__RefHeading___Toc36179_2647553932"/></text:h>
      <text:p text:style-name="P5">Gibt es andere Kontinente einfach gar nicht, oder sind nur die Menschen nie so weit gekommen? (In 6000 Jahren Schifffahrt?) <text:span text:style-name="T64">es gibt vielleicht einen unentdeckten Kontinent</text:span></text:p>
      <text:h text:style-name="Heading_20_2" text:outline-level="2"><text:bookmark-start text:name="__RefHeading___Toc38816_2048032616"/>Charlies Feedback<text:bookmark-end text:name="__RefHeading___Toc38816_2048032616"/></text:h>
      <text:p text:style-name="P36">- <text:span text:style-name="T111">Mehr Personenbeschreibungen!</text:span></text:p>
      <text:p text:style-name="P36">- <text:span text:style-name="T111">am Ende des ersten Teils ist man sauer &amp; enttäuscht^^ um das zu regeln müsste eigentlich Dania überleben/wiederbelebt werden, und Thorn sterben. (vielleicht was für die Fortsetzung?)</text:span></text:p>
      <text:p text:style-name="Text_20_body">- <text:span text:style-name="T112">Diese Zwischenzeit der Ausbildung war zu kurz, Danias Entzug zum Beispiel, und generell ging in der Zeit alles ein bisschen zu „einfach“</text:span></text:p>
      <text:p text:style-name="Text_20_body">- <text:span text:style-name="T113">Es ist nicht logisch, dass Dragan Marcin versucht zu erstechen</text:span></text:p>
      <text:p text:style-name="Text_20_body">- <text:span text:style-name="T114">Dania könnte Schuhe vertragen</text:span></text:p>
      <text:p text:style-name="Text_20_body">- <text:span text:style-name="T114">Giulia könnte erklären, dass Brocken/Bor eben doch die Objektivität beeinflusst?</text:span></text:p>
      <text:h text:style-name="P57" text:outline-level="1"><text:bookmark-start text:name="__RefHeading___Toc2269_2647553932"/>Aussortiert<text:bookmark-end text:name="__RefHeading___Toc2269_2647553932"/></text:h>
      <text:h text:style-name="P71" text:outline-level="2"><text:bookmark-start text:name="__RefHeading___Toc2271_2647553932"/>Vierter Akt<text:bookmark-end text:name="__RefHeading___Toc2271_2647553932"/></text:h>
      <text:p text:style-name="P1">(je nach Gesinnung von) Marcin (überzeugt er entweder Dragan, dazubleiben und zu rebellieren, oder) ist froh, zurückgekehrt zu sein und will mit Dragan den Dschungel erobern</text:p>
      <text:p text:style-name="P1"><text:span text:style-name="Emphasis">C’rahanijz (Marcin ist Magier)<text:line-break/>sieht Veränderungen an Marcin und ist bestürzt<text:line-break/>zweifelt an Blutgöttin, führt aber Rebellion weiter an<text:line-break/>vereinigt Stämme unter seinem Banner der Freiheit<text:line-break/>überfällt mit Dragan Nachwuchskarawanen der Lagoner<text:line-break/>dringt mit Marcin in Deltastadt ein, um Waffen zu zerstören<text:line-break/>die beiden werden ohne Kraft übrig in eine Wohnung mit einem Kind eingesperrt<text:line-break/>Marcin tötet das Kind und trinkt Blut, C’rahanijz weigert sich<text:line-break/>Marcin kämpft sich mit ihm den Weg aus der Stadt heraus<text:line-break/>Joran greift als Anführer der Lagoner mit einer Kompanie Dorf B an, zerstört es vollkommen<text:line-break/>C’rahanijz rächt sich an der Kompanie, Joran ist mittlerweile weitergezogen<text:line-break/>Marcin überfällt aus Rache eine Stadt und bringt sämtliche Einwohner um, C’rahanijz kommt zu der Einsicht, dass dieser Krieg sinnlos ist, und will Marcin magisch maßregeln, der wehrt sich aber erfolgreich und spottet über seine schwindende Macht<text:line-break/>C’rahanijz will Krieg schnell beenden<text:line-break/>Marcin und C’rahanijz brechen in das Hauptlager der Lagoner ein<text:line-break/>C’rahanijz bricht mit der Blutgöttin und schwört der Blutmagie ab<text:line-break/>sie stellen Joran, es kommt zum Kampf, Joran entkommt, weil C’rahanijz nicht zaubert, um ihn aufzuhalten, während Marcin kampfunfähig ist<text:line-break/>Joran flieht nach Lagon<text:line-break/>Marcin bringt in einem Wutanfall darüber C’rahanijz um<text:line-break/>Marcin schwingt sich an Dragans Seite zum neuen Herrscher über das neue Land auf und nennt es Sanguin</text:span></text:p>
      <text:p text:style-name="P1"/>
      <text:p text:style-name="P1">Dragan (Marcin ist Dieb)</text:p>
      <text:list xml:id="list1711784125" text:style-name="L81">
        <text:list-item>
          <text:p text:style-name="P174">Marcin ist froh, zurückgekehrt zu sein und will mit Dragan den Dschungel erobern</text:p>
        </text:list-item>
        <text:list-item>
          <text:p text:style-name="P174">Marcin und Dragan Seite an Seite Statthalter von Thornien in Deltastadt</text:p>
        </text:list-item>
        <text:list-item>
          <text:p text:style-name="P174">verhaften Homosexuelle, unter anderem Pantherinnenzelle (Jun’ya)</text:p>
        </text:list-item>
        <text:list-item>
          <text:p text:style-name="P174">werden von Pantherinnen angegriffen</text:p>
        </text:list-item>
        <text:list-item>
          <text:p text:style-name="P174">kämpfen gegen Frauenrechtler-Untergrundorganisation Pantherinnen</text:p>
        </text:list-item>
        <text:list-item>
          <text:p text:style-name="P174">werden irgendwann als schwul denunziert und eingesperrt</text:p>
        </text:list-item>
        <text:list-item>
          <text:p text:style-name="P174">entkommen mit Hilfe von Jun’ya</text:p>
        </text:list-item>
        <text:list-item>
          <text:p text:style-name="P174">Im Lager der Pantherinnen treffen sie Giulia, die etwas mit Jun’ya hat</text:p>
        </text:list-item>
        <text:list-item>
          <text:p text:style-name="P174">fangen mit Hilfe der Pantherinnen an, Anschläge durchzuführen</text:p>
        </text:list-item>
        <text:list-item>
          <text:p text:style-name="P174">Joran wird als Magier den Lagonern zur Unterstützung gesandt</text:p>
        </text:list-item>
        <text:list-item>
          <text:p text:style-name="P174">Joran nimmt Marcin fest, sperrt ihn ein, Marcin trifft im Gefängnis C’rahanijz</text:p>
        </text:list-item>
        <text:list-item>
          <text:p text:style-name="P174">Dragan nimmt aus Frust Brocken, weil er glaubt, dass Marcin tot ist</text:p>
        </text:list-item>
        <text:list-item>
          <text:p text:style-name="P174">Pantherinnen ziehen sich in Urwald zurück und er beginnt, mit Giulia die Brockenfarmen zu verwalten, hat Visionen, auch über Magie</text:p>
        </text:list-item>
        <text:list-item>
          <text:p text:style-name="P174">Jun’ya führt währenddessen weiter Terroranschläge durch</text:p>
        </text:list-item>
        <text:list-item>
          <text:p text:style-name="P174">Pantherinnen lehren ihm keine Blutmagie, weil sie nur für Frauen da ist</text:p>
        </text:list-item>
        <text:list-item>
          <text:p text:style-name="P174">Er redet mit Giulia über Gesellschaft Lagons, sie überzeugt ihn, dass Patriarchat kacke ist</text:p>
        </text:list-item>
        <text:list-item>
          <text:p text:style-name="P174">Jun’ya will unbedingt ein Kind zeugen, Dragan wundert das, hilft er ihr?</text:p>
        </text:list-item>
        <text:list-item>
          <text:p text:style-name="P174">Währenddessen entkommt Marcin aus dem Gefängnis, indem er dunkelste Blutmagie anwendet</text:p>
        </text:list-item>
        <text:list-item>
          <text:p text:style-name="P174"><text:soft-page-break/>Marcin schlägt sich zu Dragan in den Dschungel durch und klagt ihn an, dass er nicht versucht hat, ihn zu befreien</text:p>
        </text:list-item>
        <text:list-item>
          <text:p text:style-name="P174">Dragan ist froh, ihn wieder zu sehen, stört sich aber an seinem Maskulinismus</text:p>
        </text:list-item>
        <text:list-item>
          <text:p text:style-name="P174">Marcin und Jun’ya führen Angriff auf Deltastadt an, ist ungerechtfertigt grausam, entführen Joran</text:p>
        </text:list-item>
        <text:list-item>
          <text:p text:style-name="P174">Dragan überzeugt Joran, dass Kampf gegen Lagon erfolgreich sein kann</text:p>
        </text:list-item>
        <text:list-item>
          <text:p text:style-name="P174">Lagoner überraschen Pantherinnen-Lager, Marcin, Giulia und Joran fliehen zusammen, Dragan und Jun’ya werden gefangen genommen, nach Deltastadt deportiert</text:p>
        </text:list-item>
        <text:list-item>
          <text:p text:style-name="P174">Giulia infiltriert Deltastadt und muss zusehen, wie C’rahanijz öffentlich exekutiert wird</text:p>
        </text:list-item>
        <text:list-item>
          <text:p text:style-name="P174">Marcin und Joran stürmen zu zweit Deltastadt, werden in die Ecke getrieben, Marcin isst Kind</text:p>
        </text:list-item>
        <text:list-item>
          <text:p text:style-name="P174">Sie entkommen und verstecken sich in Deltastadt; Marcin lehrt Joran ein bisschen Blutmagie</text:p>
        </text:list-item>
        <text:list-item>
          <text:p text:style-name="P174">die beiden schaffen es, einen Aufstand loszuschlagen, Pantherinnen zu befreien, und Lagoner zu besiegen</text:p>
        </text:list-item>
        <text:list-item>
          <text:p text:style-name="P174">Jun’ya ruft Herrschaftslosigkeit aus, benennt Kontinent in Sanguin um</text:p>
        </text:list-item>
        <text:list-item>
          <text:p text:style-name="P174">Marcin streitet sich mit Dragan, weil er Machtverlust nicht akzeptieren kann</text:p>
        </text:list-item>
        <text:list-item>
          <text:p text:style-name="P174">Pantherinnenrat soll bei patriarchaler Unterdrückung eingreifen, Dragan erhält Sitz, um Schwule zu repräsentieren</text:p>
        </text:list-item>
        <text:list-item>
          <text:p text:style-name="P174">Marcin, Giulia und Joran verlassen Sanguin, um Revolution in Lagon durchzuführen, Marcin hat andere Pläne</text:p>
        </text:list-item>
      </text:list>
      <text:h text:style-name="P62" text:outline-level="2"><text:bookmark-start text:name="__RefHeading___Toc2273_2647553932"/><text:bookmark text:name="Akt-5"/>Akt 5<text:bookmark-end text:name="__RefHeading___Toc2273_2647553932"/></text:h>
      <text:list xml:id="list3266727222" text:style-name="L82">
        <text:list-item>
          <text:p text:style-name="P279">Giulia, Marcin und Joran kommen in Lagon an </text:p>
        </text:list-item>
        <text:list-item>
          <text:p text:style-name="P279">Stepanie und Laya streiten sich über Religion; Stepanie meint, der Orden hat auch gute Seiten, und sieht Thorn eher skeptisch, stört sich an Layas Magie </text:p>
        </text:list-item>
        <text:list-item>
          <text:p text:style-name="P279">Laya spottet, dass Stepanies Gruppe ihr zu bürgerlich ist. Religion und Familie taugen ihr nicht. “Ihr seid zu normal”. Thorn ist radikal genug </text:p>
        </text:list-item>
        <text:list-item>
          <text:p text:style-name="P279">Laya als Hochmagierin Thorns greift Orden an, offener Bürgerkrieg </text:p>
        </text:list-item>
        <text:list-item>
          <text:p text:style-name="P279">Marcin trifft sich heimlich mit Thorn, um sich seine Stellung zurückzuerkaufen </text:p>
        </text:list-item>
        <text:list-item>
          <text:p text:style-name="P279">Marcin führt die Giulia und Joran in einen Hinterhalt von Thorns Truppen, Thorn erkennt Giulia und lässt die beiden laufen </text:p>
        </text:list-item>
        <text:list-item>
          <text:p text:style-name="P279">dafür sperrt Thorn Marcin für seinen Verrat in Sanguin ein, aber unter guten Bedingungen, weil er ihm nicht vertrauen kann </text:p>
        </text:list-item>
        <text:list-item>
          <text:p text:style-name="P279">Joran wird bei Hinterhalt verletzt, sie kommen bei Laya unter, sie flickt ihn mit Technik zusammen </text:p>
        </text:list-item>
        <text:list-item>
          <text:p text:style-name="P279">Orst geht zu Stepanie und schimpft sie gottlos - Stepanie versichert ihm, dass sie nur einen Glauben will, in dem Frauen Platz haben. Sie einigen sich. </text:p>
        </text:list-item>
        <text:list-item>
          <text:p text:style-name="P279">Layas Haus wird vom Orden angegriffen, Joran entführt, Giulia entkommt </text:p>
        </text:list-item>
        <text:list-item>
          <text:p text:style-name="P279">Joran trifft Eunuchen in der Zelle </text:p>
        </text:list-item>
        <text:list-item>
          <text:p text:style-name="P279">Eunuch und Joran reden über Objektivität und Götter, wie man ein Gott wird </text:p>
        </text:list-item>
        <text:list-item>
          <text:p text:style-name="P279">Marcin redet mit Thorn, versucht ihn zu überzeugen, Homosexualität akzeptabel zu machen, und ihm im Gegenzug zu helfen, Thorn verspottet ihn </text:p>
        </text:list-item>
        <text:list-item>
          <text:p text:style-name="P279">Giulia streift durch die Straßen der Stadt, ihr fällt auf, wie die Frauen am Bürgerkrieg leiden </text:p>
        </text:list-item>
        <text:list-item>
          <text:p text:style-name="P279">Während sie versucht, sie aufzurütteln, trifft sie auf Stepanie, die ihr vom Widerstand erzählt </text:p>
        </text:list-item>
        <text:list-item>
          <text:p text:style-name="P279">Eunuch zeigt ihm Grenzen der Menschlichkeit auf, hilft ihm, Realität nach seinem Willen zu formen </text:p>
        </text:list-item>
        <text:list-item>
          <text:p text:style-name="P279">Joran wird zum Verhör aus der Zelle geführt, verbiegt Realität so, dass er entkommen kann (Zeit umdenken) </text:p>
        </text:list-item>
        <text:list-item>
          <text:p text:style-name="P279">Blutgöttin redet ihm ein, dass er auf dem besten Weg ist, ein Gott zu werden, verführt ihn im Traum, sagt sie schenkt ihm Danias Leben </text:p>
        </text:list-item>
        <text:list-item>
          <text:p text:style-name="P279">Giulia erzählt Stepanie von Thorns und ihrer Vergangenheit &amp; Atheismus, die ist geschockt und wirft sie raus </text:p>
        </text:list-item>
        <text:list-item>
          <text:p text:style-name="P279"><text:soft-page-break/>Giulia wird von Blutgöttin zu Thorn geführt, sie macht ihn wegen seines Narzissmus fertig </text:p>
        </text:list-item>
        <text:list-item>
          <text:p text:style-name="P279">Joran kehrt zur Zelle des Eunuchen zurück, erklärt ihm, dass Menschen das Problem sind, weil sie an Götter glauben, und er Lagon reinigen muss, um eine neue Generation Post-Menschen zu kreieren </text:p>
        </text:list-item>
        <text:list-item>
          <text:p text:style-name="P279">Eunuch will nicht mitkommen und entscheidet sich, in seiner Zelle zu bleiben </text:p>
        </text:list-item>
        <text:list-item>
          <text:p text:style-name="P279">Giulia verführt Thorn, kratzt ihn dabei blutig, erpresst ihn mit seinem Blut, er jammert und bettelt </text:p>
        </text:list-item>
        <text:list-item>
          <text:p text:style-name="P279">Da kommt Laya herein, beleidigt sie, dass Joran sie nie lieben würde, und ihr gehören würde, schlägt sie nach Magieduell in die Flucht, weil Giulia ihre Periode nicht hat </text:p>
        </text:list-item>
        <text:list-item>
          <text:p text:style-name="P279">Währenddessen bricht Joran in die Zellen Thorns ein und bringt aus Rache Marcin um, der sich nicht wehren kann </text:p>
        </text:list-item>
        <text:list-item>
          <text:p text:style-name="P279">Laya und Joran treffen sich bei Stepanie wieder. die versucht ihnen zu erklären, dass der Glaube jetzt nicht mehr der Feind ist, doch ist ihnen egal </text:p>
        </text:list-item>
        <text:list-item>
          <text:p text:style-name="P279">Giulia beginnt, den Bürgerkrieg zu verachten; das hier ist keine Revolution. Eine Frau erzählt ihr, dass der Orden gestürmt wird </text:p>
        </text:list-item>
        <text:list-item>
          <text:p text:style-name="P279">Joran entmachtet Flammensplitter, weil er nicht an sie glaubt. </text:p>
        </text:list-item>
        <text:list-item>
          <text:p text:style-name="P279">Joran und Laya stürmen den Orden, töten Isigor, stehlen Danias Leiche, wollen Dania in Kathedrale wiederbeleben </text:p>
        </text:list-item>
        <text:list-item>
          <text:p text:style-name="P279">Blutgöttin überzeugt Joran, Laya zu opfern, „um Dania wiederzubeleben“ </text:p>
        </text:list-item>
        <text:list-item>
          <text:p text:style-name="P279">Danias Leiche auf dem Altar, hat Joran auf ihr Sex mit Laya, und entzieht ihr beim Orgasmus alles Blut, um die Kraft der Blutgöttin zu übertragen </text:p>
        </text:list-item>
        <text:list-item>
          <text:p text:style-name="P279">Blutgöttin inkarniert in Danias Körper und so tut als wäre sie Dania, verliert Telepathie, genießt Körperlichkeit und legt erstmal Joran flach </text:p>
        </text:list-item>
        <text:list-item>
          <text:p text:style-name="P279">Giulia trifft Joran und Dania im Orden, erkennt, was geschehen ist, Joran erzählt ihr vom Eunuchen </text:p>
        </text:list-item>
        <text:list-item>
          <text:p text:style-name="P279">Blutgöttin sieht kein Problem im Eunuchen, da sie nur weiß, dass Giulia sie statt ihm erwählt hat </text:p>
        </text:list-item>
        <text:list-item>
          <text:p text:style-name="P279">Giulia lässt die beiden in Ruhe, sucht Eunuchen auf, lässt sich Dinge deuten, ist angewidert von Joran und der Göttin, holt ihn aus der Zelle </text:p>
        </text:list-item>
        <text:list-item>
          <text:p text:style-name="P279">Joran stellt sich vor Menge, erweckt Glauben an sich </text:p>
        </text:list-item>
        <text:list-item>
          <text:p text:style-name="P279">Ende des Ordens, weil Joran ihn wegdefiniert und die Art ändert, wie Menschen Inquisitoren sehen (Warum habe ich so eine Robe an?) Unwissen der Masse, statt Wissen (wie es der Eunuch will) </text:p>
        </text:list-item>
        <text:list-item>
          <text:p text:style-name="P279">Stepanie ist gerade mit Orst zusammen, als sie beide plötzlich aufhören, an J’zharr zu glauben. Reden über existentialistisches Nichts </text:p>
        </text:list-item>
        <text:list-item>
          <text:p text:style-name="P279">Orst lacht irre und versucht, Stepanie zu vergewaltigen, weil er keinen Grund mehr sieht, es nicht zu tun </text:p>
        </text:list-item>
        <text:list-item>
          <text:p text:style-name="P279">Stepanie wird von einer Genossin in der Nähe gerettet, sie machen Orst kampfunfähig und besinnen sich auf Solidarität </text:p>
        </text:list-item>
        <text:list-item>
          <text:p text:style-name="P279">Giulia und Eunuch kommen aus den Heiligen Hallen, sehen Joran und Dania, Eunuch traurig, dass Joran Gott werden will, Giulia verachtet Blutgöttin als letzte Herrscherin </text:p>
        </text:list-item>
        <text:list-item>
          <text:p text:style-name="P279">Joran und Dania stürmen Thorns Festung und stellen ihn, Joran tötet ihn „deine Herrschaft ist weltlich, von gestern“ </text:p>
        </text:list-item>
        <text:list-item>
          <text:p text:style-name="P279">Stepanie will Mia aus der Schule holen; sie steht davor und tanzt auf den Straßen. Als Mia leicht zu schweben beginnt, bekommt Stepanie Angst. Mia beruhigt sie mit: “Ist okay, Mama, ich <text:span text:style-name="Emphasis">will</text:span> das!” </text:p>
        </text:list-item>
        <text:list-item>
          <text:p text:style-name="P279">Giulia und Eunuch eilen Joran und Dania nach und treffen sie nach Thorns Tod </text:p>
        </text:list-item>
        <text:list-item>
          <text:p text:style-name="P279">Eunuch: du bist kein Gott, du kannst nicht von dir lassen, und sie weiß das </text:p>
        </text:list-item>
        <text:list-item>
          <text:p text:style-name="P279">Giulia enttarnt Dania als Blutgöttin </text:p>
        </text:list-item>
        <text:list-item>
          <text:p text:style-name="P279">Blutgöttin will Identität von Giulia umdefinieren, aber die glaubt zu fest an sich selbst </text:p>
        </text:list-item>
        <text:list-item>
          <text:p text:style-name="P279">Joran begreift, wie wahnsinnig er ist, versucht sich auf Menschlichkeit zu besinnen </text:p>
        </text:list-item>
        <text:list-item>
          <text:p text:style-name="P279">Blutgöttin will Eunuch mit Ausblick auf Macht verführen, aber er will keine Macht </text:p>
        </text:list-item>
        <text:list-item>
          <text:p text:style-name="P279"><text:soft-page-break/>Blutgöttin bricht zusammen, in der Erkenntnis, dass ihre Kräfte versagen </text:p>
        </text:list-item>
        <text:list-item>
          <text:p text:style-name="P175">Eunuch nimmt die Seelen J’zharrs, Q’holis, und der Blutgöttin, vernichtet alle Göttlichkeit und schenkt jedem Menschen seine Definitionshoheit </text:p>
        </text:list-item>
      </text:list>
      <text:h text:style-name="Heading_20_2" text:outline-level="2"><text:bookmark-start text:name="__RefHeading___Toc2275_2647553932"/><text:bookmark text:name="Spielprinzip"/>Spielprinzip<text:bookmark-end text:name="__RefHeading___Toc2275_2647553932"/></text:h>
      <text:p text:style-name="P1"><text:span text:style-name="Emphasis">Prolog und Akt 1<text:line-break/>Charakter: Dania<text:line-break/>3rdperson<text:line-break/>Stealth + Social sehr wichtig (von masquerade abschauen)<text:line-break/>Open world<text:line-break/>Brockensucht<text:line-break/>muss regelmäßig was nehmen, sonst sinken Stats.<text:line-break/>Wenn high, stören Visionen</text:span></text:p>
      <text:p text:style-name="P1"><text:span text:style-name="Emphasis">Akt 2<text:line-break/>Bormagie<text:line-break/>Crafting<text:line-break/>Wege, mit Sucht umzugehen<text:line-break/>3rdperson</text:span></text:p>
      <text:p text:style-name="P1"><text:span text:style-name="Emphasis">Akt 3<text:line-break/>Wechsel zwischen Charakteren notwendig, weil sonst keine neuen Aufträge<text:line-break/>Stealth-Action<text:line-break/>Sicht eines Doppelagenten, Varg<text:line-break/>beim Orden aufgewachsen<text:line-break/>arbeitet für beide und kriegt so alle Pläne mit<text:line-break/>Entscheidung für eine Seite oder gute Balance?<text:line-break/>Gute Balance, weil sonst von der einen enttarnt<text:line-break/>3rd person<text:line-break/>Bormagie + später ein Flammensplitter<text:line-break/>Open World, verbotene Zonen, Verkleidungsaspekt<text:line-break/>Verwaltungssimulation<text:line-break/>Strategie<text:line-break/>Vogelperspektive oder von A nach B gehen und mit Leuten reden?<text:line-break/>Charakter: Thorn + Leibwache<text:line-break/>Regieren über Untergebene mit eigenen Attributen<text:line-break/>Loyalität<text:line-break/>Härte<text:line-break/>Durchtriebenheit<text:line-break/>Qualifikation<text:line-break/>Korruption<text:line-break/>Steuern durch indirekte Befehle an Untergebene<text:line-break/>Fortschritt sehr wichtig, Howl industries erforscht neuerungen<text:line-break/>Kampf gegen Orden durch: (Einfluss senken)<text:line-break/>technischer Fortschritt<text:line-break/>etablierung der Magie<text:line-break/>Außerkraftsetzen der Ordens-Artefakte<text:line-break/>Bildungsmonopol des Ordens brechen<text:line-break/>Informationsgewalt sichern durch Presse<text:line-break/>weitertreiben der Geschichte durch ein paar treue und nicht fluide Untergebene<text:line-break/>Spione werden sehr wichtig<text:line-break/>Marcin, Joran nicht fluid, Varg zumindest steuerbar<text:line-break/>Aufstände von Gläubigen, Armen, Dieben, Arbeitern, Milizen</text:span></text:p>
      <text:p text:style-name="P1"><text:span text:style-name="Emphasis">Akt 4<text:line-break/></text:span><text:soft-page-break/><text:span text:style-name="Emphasis">abwechselnde Perspektiven von Dragan, Marcin und C’rahanijz<text:line-break/>komplizierte Beziehungen<text:line-break/>Wombatpopulationen (Wirtschaft)<text:line-break/>Marcin wird von C’rahanijz entführt, lernt Lebensweise der Ureinwohner und Blutmagie<text:line-break/>Marcin und Dragan sind getrennt, entscheiden sich dann aber beim zusammenfinden für eine der beiden Seiten<text:line-break/>Marcins Charakter entwickelt sich nach Spielstil: mehr Magier, mehr Ureinwohner – mehr Nahkampf, mehr Dieb/Spion;<text:line-break/>als Blutmagier ist Wahrnehmung beeinflusst, was sich störend, aber lustig auf den Spielverlauf auswirkt; Blutgöttin spricht zu dir und gibt dir Aufgaben und Tipps<text:line-break/>als Dragan: 3rd person Shooter, moderne Waffentechnik<text:line-break/>als Marcin: 3rd person Rollenspiel: Entscheidung zwischen Blutmagie und Nahkampf; kompliziertere Beziehung mit Blutgöttin<text:line-break/>als C’Rahanijz: 3rd person Shooter: komplizierte Beziehung mit Blutgöttin stört Spielverlauf teilweise stark, hat Einfluss auf magische Fähigkeiten</text:span></text:p>
      <text:p text:style-name="P3"><text:span text:style-name="Emphasis">Akt 5</text:span></text:p>
      <text:p text:style-name="P3"><text:span text:style-name="Emphasis">Charakter: Joran</text:span></text:p>
      <text:p text:style-name="P3"><text:span text:style-name="Emphasis">Bormagie, Blutmagie, Wassersplitter, Flammensplitter vllt auch </text:span></text:p>
      <text:p text:style-name="P3"><text:span text:style-name="Emphasis">Stadt im Chaos, Bürgerkrie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ab-stops/>
      </style:paragraph-properties>
      <style:text-properties officeooo:rsid="0077719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29" style:display-name="ListLabel 29" style:family="text">
      <style:text-properties style:font-name-asian="OpenSymbol2" style:font-family-asian="OpenSymbol" style:font-family-generic-asian="system" style:font-pitch-asian="variable"/>
    </style:style>
    <style:style style:name="ListLabel_20_30" style:display-name="ListLabel 30" style:family="text">
      <style:text-properties style:font-name-asian="OpenSymbol2" style:font-family-asian="OpenSymbol" style:font-family-generic-asian="system" style:font-pitch-asian="variable"/>
    </style:style>
    <style:style style:name="ListLabel_20_31" style:display-name="ListLabel 31" style:family="text">
      <style:text-properties style:font-name-asian="OpenSymbol2" style:font-family-asian="OpenSymbol" style:font-family-generic-asian="system" style:font-pitch-asian="variable"/>
    </style:style>
    <style:style style:name="ListLabel_20_32" style:display-name="ListLabel 32" style:family="text">
      <style:text-properties style:font-name-asian="OpenSymbol2" style:font-family-asian="OpenSymbol" style:font-family-generic-asian="system" style:font-pitch-asian="variable"/>
    </style:style>
    <style:style style:name="ListLabel_20_33" style:display-name="ListLabel 33" style:family="text">
      <style:text-properties style:font-name-asian="OpenSymbol2" style:font-family-asian="OpenSymbol" style:font-family-generic-asian="system" style:font-pitch-asian="variable"/>
    </style:style>
    <style:style style:name="ListLabel_20_34" style:display-name="ListLabel 34" style:family="text">
      <style:text-properties style:font-name-asian="OpenSymbol2" style:font-family-asian="OpenSymbol" style:font-family-generic-asian="system" style:font-pitch-asian="variable"/>
    </style:style>
    <style:style style:name="ListLabel_20_35" style:display-name="ListLabel 35" style:family="text">
      <style:text-properties style:font-name-asian="OpenSymbol2" style:font-family-asian="OpenSymbol" style:font-family-generic-asian="system" style:font-pitch-asian="variable"/>
    </style:style>
    <style:style style:name="ListLabel_20_36" style:display-name="ListLabel 36" style:family="text">
      <style:text-properties style:font-name-asian="OpenSymbol2" style:font-family-asian="OpenSymbol"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38" style:display-name="ListLabel 38" style:family="text">
      <style:text-properties style:font-name-asian="OpenSymbol2" style:font-family-asian="OpenSymbol" style:font-family-generic-asian="system" style:font-pitch-asian="variable"/>
    </style:style>
    <style:style style:name="ListLabel_20_39" style:display-name="ListLabel 39" style:family="text">
      <style:text-properties style:font-name-asian="OpenSymbol2" style:font-family-asian="OpenSymbol" style:font-family-generic-asian="system" style:font-pitch-asian="variable"/>
    </style:style>
    <style:style style:name="ListLabel_20_40" style:display-name="ListLabel 40" style:family="text">
      <style:text-properties style:font-name-asian="OpenSymbol2" style:font-family-asian="OpenSymbol" style:font-family-generic-asian="system" style:font-pitch-asian="variable"/>
    </style:style>
    <style:style style:name="ListLabel_20_41" style:display-name="ListLabel 41" style:family="text">
      <style:text-properties style:font-name-asian="OpenSymbol2" style:font-family-asian="OpenSymbol" style:font-family-generic-asian="system" style:font-pitch-asian="variable"/>
    </style:style>
    <style:style style:name="ListLabel_20_42" style:display-name="ListLabel 42" style:family="text">
      <style:text-properties style:font-name-asian="OpenSymbol2" style:font-family-asian="OpenSymbol" style:font-family-generic-asian="system" style:font-pitch-asian="variable"/>
    </style:style>
    <style:style style:name="ListLabel_20_43" style:display-name="ListLabel 43" style:family="text">
      <style:text-properties style:font-name-asian="OpenSymbol2" style:font-family-asian="OpenSymbol" style:font-family-generic-asian="system" style:font-pitch-asian="variable"/>
    </style:style>
    <style:style style:name="ListLabel_20_44" style:display-name="ListLabel 44" style:family="text">
      <style:text-properties style:font-name-asian="OpenSymbol2" style:font-family-asian="OpenSymbol" style:font-family-generic-asian="system" style:font-pitch-asian="variable"/>
    </style:style>
    <style:style style:name="ListLabel_20_45" style:display-name="ListLabel 45" style:family="text">
      <style:text-properties style:font-name-asian="OpenSymbol2" style:font-family-asian="OpenSymbol" style:font-family-generic-asian="system" style:font-pitch-asian="variable"/>
    </style:style>
    <style:style style:name="ListLabel_20_46" style:display-name="ListLabel 46"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47" style:display-name="ListLabel 47" style:family="text">
      <style:text-properties style:font-name-asian="OpenSymbol2" style:font-family-asian="OpenSymbol" style:font-family-generic-asian="system" style:font-pitch-asian="variable"/>
    </style:style>
    <style:style style:name="ListLabel_20_48" style:display-name="ListLabel 48" style:family="text">
      <style:text-properties style:font-name-asian="OpenSymbol2" style:font-family-asian="OpenSymbol" style:font-family-generic-asian="system" style:font-pitch-asian="variable"/>
    </style:style>
    <style:style style:name="ListLabel_20_49" style:display-name="ListLabel 49" style:family="text">
      <style:text-properties style:font-name-asian="OpenSymbol2" style:font-family-asian="OpenSymbol" style:font-family-generic-asian="system" style:font-pitch-asian="variable"/>
    </style:style>
    <style:style style:name="ListLabel_20_50" style:display-name="ListLabel 50" style:family="text">
      <style:text-properties style:font-name-asian="OpenSymbol2" style:font-family-asian="OpenSymbol" style:font-family-generic-asian="system" style:font-pitch-asian="variable"/>
    </style:style>
    <style:style style:name="ListLabel_20_51" style:display-name="ListLabel 51" style:family="text">
      <style:text-properties style:font-name-asian="OpenSymbol2" style:font-family-asian="OpenSymbol" style:font-family-generic-asian="system" style:font-pitch-asian="variable"/>
    </style:style>
    <style:style style:name="ListLabel_20_52" style:display-name="ListLabel 52" style:family="text">
      <style:text-properties style:font-name-asian="OpenSymbol2" style:font-family-asian="OpenSymbol" style:font-family-generic-asian="system" style:font-pitch-asian="variable"/>
    </style:style>
    <style:style style:name="ListLabel_20_53" style:display-name="ListLabel 53" style:family="text">
      <style:text-properties style:font-name-asian="OpenSymbol2" style:font-family-asian="OpenSymbol" style:font-family-generic-asian="system" style:font-pitch-asian="variable"/>
    </style:style>
    <style:style style:name="ListLabel_20_54" style:display-name="ListLabel 54" style:family="text">
      <style:text-properties style:font-name-asian="OpenSymbol2" style:font-family-asian="OpenSymbol" style:font-family-generic-asian="system" style:font-pitch-asian="variable"/>
    </style:style>
    <style:style style:name="ListLabel_20_55" style:display-name="ListLabel 55"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56" style:display-name="ListLabel 56" style:family="text">
      <style:text-properties style:font-name-asian="OpenSymbol2" style:font-family-asian="OpenSymbol" style:font-family-generic-asian="system" style:font-pitch-asian="variable"/>
    </style:style>
    <style:style style:name="ListLabel_20_57" style:display-name="ListLabel 57" style:family="text">
      <style:text-properties style:font-name-asian="OpenSymbol2" style:font-family-asian="OpenSymbol" style:font-family-generic-asian="system" style:font-pitch-asian="variable"/>
    </style:style>
    <style:style style:name="ListLabel_20_58" style:display-name="ListLabel 58" style:family="text">
      <style:text-properties style:font-name-asian="OpenSymbol2" style:font-family-asian="OpenSymbol" style:font-family-generic-asian="system" style:font-pitch-asian="variable"/>
    </style:style>
    <style:style style:name="ListLabel_20_59" style:display-name="ListLabel 59" style:family="text">
      <style:text-properties style:font-name-asian="OpenSymbol2" style:font-family-asian="OpenSymbol" style:font-family-generic-asian="system" style:font-pitch-asian="variable"/>
    </style:style>
    <style:style style:name="ListLabel_20_60" style:display-name="ListLabel 60" style:family="text">
      <style:text-properties style:font-name-asian="OpenSymbol2" style:font-family-asian="OpenSymbol" style:font-family-generic-asian="system" style:font-pitch-asian="variable"/>
    </style:style>
    <style:style style:name="ListLabel_20_61" style:display-name="ListLabel 61" style:family="text">
      <style:text-properties style:font-name-asian="OpenSymbol2" style:font-family-asian="OpenSymbol" style:font-family-generic-asian="system" style:font-pitch-asian="variable"/>
    </style:style>
    <style:style style:name="ListLabel_20_62" style:display-name="ListLabel 62" style:family="text">
      <style:text-properties style:font-name-asian="OpenSymbol2" style:font-family-asian="OpenSymbol" style:font-family-generic-asian="system" style:font-pitch-asian="variable"/>
    </style:style>
    <style:style style:name="ListLabel_20_63" style:display-name="ListLabel 63" style:family="text">
      <style:text-properties style:font-name-asian="OpenSymbol2" style:font-family-asian="OpenSymbol" style:font-family-generic-asian="system" style:font-pitch-asian="variable"/>
    </style:style>
    <style:style style:name="ListLabel_20_64" style:display-name="ListLabel 64"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65" style:display-name="ListLabel 65" style:family="text">
      <style:text-properties style:font-name-asian="OpenSymbol2" style:font-family-asian="OpenSymbol" style:font-family-generic-asian="system" style:font-pitch-asian="variable"/>
    </style:style>
    <style:style style:name="ListLabel_20_66" style:display-name="ListLabel 66" style:family="text">
      <style:text-properties style:font-name-asian="OpenSymbol2" style:font-family-asian="OpenSymbol" style:font-family-generic-asian="system" style:font-pitch-asian="variable"/>
    </style:style>
    <style:style style:name="ListLabel_20_67" style:display-name="ListLabel 67" style:family="text">
      <style:text-properties style:font-name-asian="OpenSymbol2" style:font-family-asian="OpenSymbol" style:font-family-generic-asian="system" style:font-pitch-asian="variable"/>
    </style:style>
    <style:style style:name="ListLabel_20_68" style:display-name="ListLabel 68" style:family="text">
      <style:text-properties style:font-name-asian="OpenSymbol2" style:font-family-asian="OpenSymbol" style:font-family-generic-asian="system" style:font-pitch-asian="variable"/>
    </style:style>
    <style:style style:name="ListLabel_20_69" style:display-name="ListLabel 69" style:family="text">
      <style:text-properties style:font-name-asian="OpenSymbol2" style:font-family-asian="OpenSymbol" style:font-family-generic-asian="system" style:font-pitch-asian="variable"/>
    </style:style>
    <style:style style:name="ListLabel_20_70" style:display-name="ListLabel 70" style:family="text">
      <style:text-properties style:font-name-asian="OpenSymbol2" style:font-family-asian="OpenSymbol" style:font-family-generic-asian="system" style:font-pitch-asian="variable"/>
    </style:style>
    <style:style style:name="ListLabel_20_71" style:display-name="ListLabel 71" style:family="text">
      <style:text-properties style:font-name-asian="OpenSymbol2" style:font-family-asian="OpenSymbol" style:font-family-generic-asian="system" style:font-pitch-asian="variable"/>
    </style:style>
    <style:style style:name="ListLabel_20_72" style:display-name="ListLabel 72" style:family="text">
      <style:text-properties style:font-name-asian="OpenSymbol2" style:font-family-asian="OpenSymbol" style:font-family-generic-asian="system" style:font-pitch-asian="variable"/>
    </style:style>
    <style:style style:name="ListLabel_20_73" style:display-name="ListLabel 73"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74" style:display-name="ListLabel 74" style:family="text">
      <style:text-properties style:font-name-asian="OpenSymbol2" style:font-family-asian="OpenSymbol" style:font-family-generic-asian="system" style:font-pitch-asian="variable"/>
    </style:style>
    <style:style style:name="ListLabel_20_75" style:display-name="ListLabel 75" style:family="text">
      <style:text-properties style:font-name-asian="OpenSymbol2" style:font-family-asian="OpenSymbol" style:font-family-generic-asian="system" style:font-pitch-asian="variable"/>
    </style:style>
    <style:style style:name="ListLabel_20_76" style:display-name="ListLabel 76" style:family="text">
      <style:text-properties style:font-name-asian="OpenSymbol2" style:font-family-asian="OpenSymbol" style:font-family-generic-asian="system" style:font-pitch-asian="variable"/>
    </style:style>
    <style:style style:name="ListLabel_20_77" style:display-name="ListLabel 77" style:family="text">
      <style:text-properties style:font-name-asian="OpenSymbol2" style:font-family-asian="OpenSymbol" style:font-family-generic-asian="system" style:font-pitch-asian="variable"/>
    </style:style>
    <style:style style:name="ListLabel_20_78" style:display-name="ListLabel 78" style:family="text">
      <style:text-properties style:font-name-asian="OpenSymbol2" style:font-family-asian="OpenSymbol" style:font-family-generic-asian="system" style:font-pitch-asian="variable"/>
    </style:style>
    <style:style style:name="ListLabel_20_79" style:display-name="ListLabel 79" style:family="text">
      <style:text-properties style:font-name-asian="OpenSymbol2" style:font-family-asian="OpenSymbol" style:font-family-generic-asian="system" style:font-pitch-asian="variable"/>
    </style:style>
    <style:style style:name="ListLabel_20_80" style:display-name="ListLabel 80" style:family="text">
      <style:text-properties style:font-name-asian="OpenSymbol2" style:font-family-asian="OpenSymbol" style:font-family-generic-asian="system" style:font-pitch-asian="variable"/>
    </style:style>
    <style:style style:name="ListLabel_20_81" style:display-name="ListLabel 81" style:family="text">
      <style:text-properties style:font-name-asian="OpenSymbol2" style:font-family-asian="OpenSymbol" style:font-family-generic-asian="system" style:font-pitch-asian="variable"/>
    </style:style>
    <style:style style:name="ListLabel_20_82" style:display-name="ListLabel 82"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83" style:display-name="ListLabel 83" style:family="text">
      <style:text-properties style:font-name-asian="OpenSymbol2" style:font-family-asian="OpenSymbol" style:font-family-generic-asian="system" style:font-pitch-asian="variable"/>
    </style:style>
    <style:style style:name="ListLabel_20_84" style:display-name="ListLabel 84" style:family="text">
      <style:text-properties style:font-name-asian="OpenSymbol2" style:font-family-asian="OpenSymbol" style:font-family-generic-asian="system" style:font-pitch-asian="variable"/>
    </style:style>
    <style:style style:name="ListLabel_20_85" style:display-name="ListLabel 85" style:family="text">
      <style:text-properties style:font-name-asian="OpenSymbol2" style:font-family-asian="OpenSymbol" style:font-family-generic-asian="system" style:font-pitch-asian="variable"/>
    </style:style>
    <style:style style:name="ListLabel_20_86" style:display-name="ListLabel 86" style:family="text">
      <style:text-properties style:font-name-asian="OpenSymbol2" style:font-family-asian="OpenSymbol" style:font-family-generic-asian="system" style:font-pitch-asian="variable"/>
    </style:style>
    <style:style style:name="ListLabel_20_87" style:display-name="ListLabel 87" style:family="text">
      <style:text-properties style:font-name-asian="OpenSymbol2" style:font-family-asian="OpenSymbol" style:font-family-generic-asian="system" style:font-pitch-asian="variable"/>
    </style:style>
    <style:style style:name="ListLabel_20_88" style:display-name="ListLabel 88" style:family="text">
      <style:text-properties style:font-name-asian="OpenSymbol2" style:font-family-asian="OpenSymbol" style:font-family-generic-asian="system" style:font-pitch-asian="variable"/>
    </style:style>
    <style:style style:name="ListLabel_20_89" style:display-name="ListLabel 89" style:family="text">
      <style:text-properties style:font-name-asian="OpenSymbol2" style:font-family-asian="OpenSymbol" style:font-family-generic-asian="system" style:font-pitch-asian="variable"/>
    </style:style>
    <style:style style:name="ListLabel_20_90" style:display-name="ListLabel 90" style:family="text">
      <style:text-properties style:font-name-asian="OpenSymbol2" style:font-family-asian="OpenSymbol" style:font-family-generic-asian="system" style:font-pitch-asian="variable"/>
    </style:style>
    <style:style style:name="ListLabel_20_91" style:display-name="ListLabel 91" style:family="text">
      <style:text-properties style:font-name="Times New Roman" fo:font-family="'Times New Roman'" style:font-family-generic="roman" style:font-pitch="variable" style:font-name-asian="OpenSymbol2" style:font-family-asian="OpenSymbol" style:font-family-generic-asian="system" style:font-pitch-asian="variable"/>
    </style:style>
    <style:style style:name="ListLabel_20_92" style:display-name="ListLabel 92" style:family="text">
      <style:text-properties style:font-name-asian="OpenSymbol2" style:font-family-asian="OpenSymbol" style:font-family-generic-asian="system" style:font-pitch-asian="variable"/>
    </style:style>
    <style:style style:name="ListLabel_20_93" style:display-name="ListLabel 93" style:family="text">
      <style:text-properties style:font-name-asian="OpenSymbol2" style:font-family-asian="OpenSymbol" style:font-family-generic-asian="system" style:font-pitch-asian="variable"/>
    </style:style>
    <style:style style:name="ListLabel_20_94" style:display-name="ListLabel 94" style:family="text">
      <style:text-properties style:font-name-asian="OpenSymbol2" style:font-family-asian="OpenSymbol" style:font-family-generic-asian="system" style:font-pitch-asian="variable"/>
    </style:style>
    <style:style style:name="ListLabel_20_95" style:display-name="ListLabel 95" style:family="text">
      <style:text-properties style:font-name-asian="OpenSymbol2" style:font-family-asian="OpenSymbol" style:font-family-generic-asian="system" style:font-pitch-asian="variable"/>
    </style:style>
    <style:style style:name="ListLabel_20_96" style:display-name="ListLabel 96" style:family="text">
      <style:text-properties style:font-name-asian="OpenSymbol2" style:font-family-asian="OpenSymbol" style:font-family-generic-asian="system" style:font-pitch-asian="variable"/>
    </style:style>
    <style:style style:name="ListLabel_20_97" style:display-name="ListLabel 97" style:family="text">
      <style:text-properties style:font-name-asian="OpenSymbol2" style:font-family-asian="OpenSymbol" style:font-family-generic-asian="system" style:font-pitch-asian="variable"/>
    </style:style>
    <style:style style:name="ListLabel_20_98" style:display-name="ListLabel 98" style:family="text">
      <style:text-properties style:font-name-asian="OpenSymbol2" style:font-family-asian="OpenSymbol" style:font-family-generic-asian="system" style:font-pitch-asian="variable"/>
    </style:style>
    <style:style style:name="ListLabel_20_99" style:display-name="ListLabel 99" style:family="text">
      <style:text-properties style:font-name-asian="OpenSymbol2"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1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11"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12"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13"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14"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15"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16"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17"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18"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0"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21"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22"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23"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24"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25"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26"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27"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29"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0"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31"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32"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33"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34"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35"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36"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38"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39"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0"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41"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42"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43"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44"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45"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6">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47"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48"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49"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0"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51"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52"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53"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54"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7">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5"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56"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57"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58"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59"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0"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61"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62"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63"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8">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65"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66"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67"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68"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69"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0"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71"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72"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3"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74"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75"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76"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77"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78"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79"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0"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81"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10">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2"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83"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84"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85"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86"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87"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88"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89"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0"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12">
        <style:list-level-properties text:list-level-position-and-space-mode="label-alignment">
          <style:list-level-label-alignment text:label-followed-by="listtab" fo:text-indent="-0.1965in" fo:margin-left="0.4909in"/>
        </style:list-level-properties>
      </text:list-level-style-number>
      <text:list-level-style-number text:level="2" style:num-format="1" text:display-levels="2">
        <style:list-level-properties text:list-level-position-and-space-mode="label-alignment">
          <style:list-level-label-alignment text:label-followed-by="listtab"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1" text:bullet-char="•">
        <style:list-level-properties text:list-level-position-and-space-mode="label-alignment">
          <style:list-level-label-alignment text:label-followed-by="listtab" fo:text-indent="-0.1965in" fo:margin-left="0.4909in"/>
        </style:list-level-properties>
        <style:text-properties fo:font-family="0"/>
      </text:list-level-style-bullet>
      <text:list-level-style-bullet text:level="2" text:style-name="ListLabel_20_92" text:bullet-char="•">
        <style:list-level-properties text:list-level-position-and-space-mode="label-alignment">
          <style:list-level-label-alignment text:label-followed-by="listtab" fo:text-indent="-0.1965in" fo:margin-left="0.9819in"/>
        </style:list-level-properties>
        <style:text-properties fo:font-family="0"/>
      </text:list-level-style-bullet>
      <text:list-level-style-bullet text:level="3" text:style-name="ListLabel_20_93" text:bullet-char="•">
        <style:list-level-properties text:list-level-position-and-space-mode="label-alignment">
          <style:list-level-label-alignment text:label-followed-by="listtab" fo:text-indent="-0.1965in" fo:margin-left="1.4728in"/>
        </style:list-level-properties>
        <style:text-properties fo:font-family="0"/>
      </text:list-level-style-bullet>
      <text:list-level-style-bullet text:level="4" text:style-name="ListLabel_20_94" text:bullet-char="•">
        <style:list-level-properties text:list-level-position-and-space-mode="label-alignment">
          <style:list-level-label-alignment text:label-followed-by="listtab" fo:text-indent="-0.1965in" fo:margin-left="1.9638in"/>
        </style:list-level-properties>
        <style:text-properties fo:font-family="0"/>
      </text:list-level-style-bullet>
      <text:list-level-style-bullet text:level="5" text:style-name="ListLabel_20_95" text:bullet-char="•">
        <style:list-level-properties text:list-level-position-and-space-mode="label-alignment">
          <style:list-level-label-alignment text:label-followed-by="listtab" fo:text-indent="-0.1965in" fo:margin-left="2.4547in"/>
        </style:list-level-properties>
        <style:text-properties fo:font-family="0"/>
      </text:list-level-style-bullet>
      <text:list-level-style-bullet text:level="6" text:style-name="ListLabel_20_96" text:bullet-char="•">
        <style:list-level-properties text:list-level-position-and-space-mode="label-alignment">
          <style:list-level-label-alignment text:label-followed-by="listtab" fo:text-indent="-0.1965in" fo:margin-left="2.9457in"/>
        </style:list-level-properties>
        <style:text-properties fo:font-family="0"/>
      </text:list-level-style-bullet>
      <text:list-level-style-bullet text:level="7" text:style-name="ListLabel_20_97" text:bullet-char="•">
        <style:list-level-properties text:list-level-position-and-space-mode="label-alignment">
          <style:list-level-label-alignment text:label-followed-by="listtab" fo:text-indent="-0.1965in" fo:margin-left="3.4366in"/>
        </style:list-level-properties>
        <style:text-properties fo:font-family="0"/>
      </text:list-level-style-bullet>
      <text:list-level-style-bullet text:level="8" text:style-name="ListLabel_20_98" text:bullet-char="•">
        <style:list-level-properties text:list-level-position-and-space-mode="label-alignment">
          <style:list-level-label-alignment text:label-followed-by="listtab" fo:text-indent="-0.1965in" fo:margin-left="3.928in"/>
        </style:list-level-properties>
        <style:text-properties fo:font-family="0"/>
      </text:list-level-style-bullet>
      <text:list-level-style-bullet text:level="9" text:style-name="ListLabel_20_99" text:bullet-char="•">
        <style:list-level-properties text:list-level-position-and-space-mode="label-alignment">
          <style:list-level-label-alignment text:label-followed-by="listtab" fo:text-indent="-0.1965in" fo:margin-left="4.4189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3T17:47:13.99</meta:creation-date>
    <dc:date>2021-01-27T02:30:41.151715184</dc:date>
    <meta:editing-duration>P13DT19H7M56S</meta:editing-duration>
    <meta:editing-cycles>222</meta:editing-cycles>
    <meta:generator>LibreOffice/6.4.6.2$Linux_X86_64 LibreOffice_project/40$Build-2</meta:generator>
    <meta:document-statistic meta:table-count="0" meta:image-count="0" meta:object-count="0" meta:page-count="32" meta:paragraph-count="1000" meta:word-count="10190" meta:character-count="65174" meta:non-whitespace-character-count="56046"/>
  </office:meta>
</office:document-meta>
</file>